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af5f00"/>
    </style:style>
    <style:style style:name="P2" style:family="paragraph" style:parent-style-name="Preformatted_20_Text">
      <style:text-properties fo:color="#3434d7"/>
    </style:style>
    <style:style style:name="P3" style:family="paragraph" style:parent-style-name="Preformatted_20_Text">
      <style:text-properties officeooo:rsid="0013983b" officeooo:paragraph-rsid="0013983b"/>
    </style:style>
    <style:style style:name="P4" style:family="paragraph" style:parent-style-name="Preformatted_20_Text">
      <style:text-properties officeooo:rsid="0014a2e4" officeooo:paragraph-rsid="0014a2e4"/>
    </style:style>
    <style:style style:name="P5" style:family="paragraph" style:parent-style-name="Preformatted_20_Text">
      <style:text-properties officeooo:rsid="001a6388" officeooo:paragraph-rsid="001a6388"/>
    </style:style>
    <style:style style:name="P6" style:family="paragraph" style:parent-style-name="Preformatted_20_Text">
      <style:text-properties officeooo:rsid="001b1f89" officeooo:paragraph-rsid="001b1f89"/>
    </style:style>
    <style:style style:name="P7" style:family="paragraph" style:parent-style-name="Preformatted_20_Text">
      <style:text-properties officeooo:rsid="001c3dc4" officeooo:paragraph-rsid="001c3dc4"/>
    </style:style>
    <style:style style:name="P8" style:family="paragraph" style:parent-style-name="Preformatted_20_Text">
      <style:text-properties officeooo:paragraph-rsid="001c7c0f"/>
    </style:style>
    <style:style style:name="P9" style:family="paragraph" style:parent-style-name="Preformatted_20_Text">
      <style:text-properties officeooo:rsid="001d9372" officeooo:paragraph-rsid="001d9372"/>
    </style:style>
    <style:style style:name="P10" style:family="paragraph" style:parent-style-name="Preformatted_20_Text">
      <style:text-properties officeooo:rsid="001ddefb" officeooo:paragraph-rsid="001ddefb"/>
    </style:style>
    <style:style style:name="P11" style:family="paragraph" style:parent-style-name="Preformatted_20_Text">
      <style:text-properties fo:color="#000000" officeooo:rsid="00229a61" officeooo:paragraph-rsid="00229a61"/>
    </style:style>
    <style:style style:name="P12" style:family="paragraph" style:parent-style-name="Preformatted_20_Text">
      <style:text-properties officeooo:rsid="00200ac0" officeooo:paragraph-rsid="00200ac0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Text_20_body">
      <style:text-properties officeooo:rsid="0013983b" officeooo:paragraph-rsid="0013983b"/>
    </style:style>
    <style:style style:name="P15" style:family="paragraph" style:parent-style-name="Text_20_body">
      <style:text-properties officeooo:rsid="0014a2e4" officeooo:paragraph-rsid="0014a2e4"/>
    </style:style>
    <style:style style:name="P16" style:family="paragraph" style:parent-style-name="Text_20_body">
      <style:text-properties officeooo:rsid="001a6388" officeooo:paragraph-rsid="001a6388"/>
    </style:style>
    <style:style style:name="P17" style:family="paragraph" style:parent-style-name="Text_20_body">
      <style:text-properties officeooo:rsid="001b1f89" officeooo:paragraph-rsid="001b1f89"/>
    </style:style>
    <style:style style:name="P18" style:family="paragraph" style:parent-style-name="Text_20_body">
      <style:text-properties officeooo:rsid="001c3dc4" officeooo:paragraph-rsid="001c3dc4"/>
    </style:style>
    <style:style style:name="P19" style:family="paragraph" style:parent-style-name="Text_20_body">
      <style:text-properties officeooo:rsid="001c7c0f" officeooo:paragraph-rsid="001c7c0f"/>
    </style:style>
    <style:style style:name="P20" style:family="paragraph" style:parent-style-name="Text_20_body">
      <style:text-properties officeooo:rsid="001d9372" officeooo:paragraph-rsid="001d9372"/>
    </style:style>
    <style:style style:name="P21" style:family="paragraph" style:parent-style-name="Text_20_body">
      <style:text-properties officeooo:rsid="001ddefb" officeooo:paragraph-rsid="001ddefb"/>
    </style:style>
    <style:style style:name="P22" style:family="paragraph" style:parent-style-name="Text_20_body">
      <style:text-properties officeooo:rsid="00200ac0" officeooo:paragraph-rsid="00200ac0"/>
    </style:style>
    <style:style style:name="P23" style:family="paragraph" style:parent-style-name="Text_20_body">
      <style:text-properties fo:color="#000000" officeooo:rsid="00229a61" officeooo:paragraph-rsid="00229a61"/>
    </style:style>
    <style:style style:name="P24" style:family="paragraph" style:parent-style-name="Text_20_body">
      <style:text-properties fo:color="#ed1c24" officeooo:rsid="00248e45" officeooo:paragraph-rsid="00248e45"/>
    </style:style>
    <style:style style:name="P25" style:family="paragraph" style:parent-style-name="Subtitle">
      <style:text-properties fo:color="#ce181e" officeooo:rsid="001759f1" officeooo:paragraph-rsid="001759f1"/>
    </style:style>
    <style:style style:name="P26" style:family="paragraph" style:parent-style-name="Text_20_body">
      <style:text-properties fo:color="#ce181e" officeooo:rsid="00200ac0" officeooo:paragraph-rsid="00200ac0"/>
    </style:style>
    <style:style style:name="P27" style:family="paragraph" style:parent-style-name="Text_20_body">
      <style:text-properties fo:color="#ed1c24" officeooo:rsid="0024b0f5" officeooo:paragraph-rsid="0024b0f5"/>
    </style:style>
    <style:style style:name="P28" style:family="paragraph" style:parent-style-name="Text_20_body">
      <style:text-properties fo:color="#000000" officeooo:rsid="0024b0f5" officeooo:paragraph-rsid="0024b0f5"/>
    </style:style>
    <style:style style:name="P29" style:family="paragraph" style:parent-style-name="Text_20_body">
      <style:text-properties fo:color="#000000" officeooo:rsid="0025999d" officeooo:paragraph-rsid="0025999d"/>
    </style:style>
    <style:style style:name="P30" style:family="paragraph" style:parent-style-name="Text_20_body">
      <style:text-properties fo:color="#000000" officeooo:rsid="0025ff0c" officeooo:paragraph-rsid="0025ff0c"/>
    </style:style>
    <style:style style:name="P31" style:family="paragraph" style:parent-style-name="Text_20_body">
      <style:text-properties fo:color="#000000" officeooo:rsid="0026227c" officeooo:paragraph-rsid="0026227c"/>
    </style:style>
    <style:style style:name="P32" style:family="paragraph" style:parent-style-name="Text_20_body">
      <style:text-properties fo:color="#000000" officeooo:rsid="00275f73" officeooo:paragraph-rsid="00275f73"/>
    </style:style>
    <style:style style:name="P33" style:family="paragraph" style:parent-style-name="Text_20_body">
      <style:text-properties fo:color="#000000" officeooo:rsid="00286364" officeooo:paragraph-rsid="00286364"/>
    </style:style>
    <style:style style:name="P34" style:family="paragraph" style:parent-style-name="Text_20_body">
      <style:text-properties officeooo:rsid="00286364" officeooo:paragraph-rsid="00286364"/>
    </style:style>
    <style:style style:name="P35" style:family="paragraph" style:parent-style-name="Text_20_body">
      <style:text-properties officeooo:rsid="002982b2" officeooo:paragraph-rsid="002982b2"/>
    </style:style>
    <style:style style:name="P36" style:family="paragraph" style:parent-style-name="Text_20_body">
      <style:text-properties officeooo:rsid="002bbdc7" officeooo:paragraph-rsid="002bbdc7"/>
    </style:style>
    <style:style style:name="P37" style:family="paragraph" style:parent-style-name="Text_20_body">
      <style:text-properties officeooo:rsid="002bbdc7" officeooo:paragraph-rsid="002d6400"/>
    </style:style>
    <style:style style:name="P38" style:family="paragraph" style:parent-style-name="Text_20_body">
      <style:text-properties officeooo:paragraph-rsid="002bbdc7"/>
    </style:style>
    <style:style style:name="P39" style:family="paragraph" style:parent-style-name="Text_20_body">
      <style:text-properties officeooo:rsid="002d6400" officeooo:paragraph-rsid="002d6400"/>
    </style:style>
    <style:style style:name="P40" style:family="paragraph" style:parent-style-name="Heading_20_1">
      <style:text-properties officeooo:rsid="002bbdc7" officeooo:paragraph-rsid="002bbdc7"/>
    </style:style>
    <style:style style:name="P41" style:family="paragraph" style:parent-style-name="Preformatted_20_Text">
      <style:paragraph-properties fo:margin-top="0cm" fo:margin-bottom="0.499cm" loext:contextual-spacing="false"/>
    </style:style>
    <style:style style:name="P42" style:family="paragraph" style:parent-style-name="Preformatted_20_Text">
      <style:paragraph-properties fo:margin-top="0cm" fo:margin-bottom="0.499cm" loext:contextual-spacing="false"/>
      <style:text-properties fo:color="#cd0000" officeooo:rsid="0013983b"/>
    </style:style>
    <style:style style:name="P43" style:family="paragraph" style:parent-style-name="Preformatted_20_Text">
      <style:paragraph-properties fo:margin-top="0cm" fo:margin-bottom="0.499cm" loext:contextual-spacing="false"/>
      <style:text-properties officeooo:paragraph-rsid="002d6400"/>
    </style:style>
    <style:style style:name="P44" style:family="paragraph" style:parent-style-name="Preformatted_20_Text">
      <style:text-properties fo:color="#3434d7"/>
    </style:style>
    <style:style style:name="P45" style:family="paragraph" style:parent-style-name="Preformatted_20_Text">
      <style:text-properties fo:color="#3434d7" fo:font-weight="bold"/>
    </style:style>
    <style:style style:name="P46" style:family="paragraph" style:parent-style-name="Preformatted_20_Text">
      <style:text-properties fo:color="#3434d7" officeooo:paragraph-rsid="002d6400"/>
    </style:style>
    <style:style style:name="P47" style:family="paragraph" style:parent-style-name="Preformatted_20_Text">
      <style:text-properties fo:color="#000000" officeooo:rsid="0024b0f5" officeooo:paragraph-rsid="0024b0f5"/>
    </style:style>
    <style:style style:name="P48" style:family="paragraph" style:parent-style-name="Preformatted_20_Text">
      <style:text-properties fo:color="#000000" officeooo:rsid="0025999d" officeooo:paragraph-rsid="0025999d"/>
    </style:style>
    <style:style style:name="P49" style:family="paragraph" style:parent-style-name="Preformatted_20_Text">
      <style:text-properties fo:color="#000000" officeooo:rsid="0026227c" officeooo:paragraph-rsid="0026227c"/>
    </style:style>
    <style:style style:name="P50" style:family="paragraph" style:parent-style-name="Preformatted_20_Text">
      <style:text-properties fo:color="#000000" officeooo:rsid="0025ff0c" officeooo:paragraph-rsid="0025ff0c"/>
    </style:style>
    <style:style style:name="P51" style:family="paragraph" style:parent-style-name="Preformatted_20_Text">
      <style:text-properties fo:color="#000000" officeooo:rsid="00275f73" officeooo:paragraph-rsid="00275f73"/>
    </style:style>
    <style:style style:name="P52" style:family="paragraph" style:parent-style-name="Preformatted_20_Text">
      <style:text-properties fo:color="#000000" officeooo:rsid="00286364" officeooo:paragraph-rsid="00286364"/>
    </style:style>
    <style:style style:name="P53" style:family="paragraph" style:parent-style-name="Preformatted_20_Text">
      <style:text-properties fo:color="#af5f00"/>
    </style:style>
    <style:style style:name="P54" style:family="paragraph" style:parent-style-name="Preformatted_20_Text">
      <style:text-properties fo:color="#af5f00" officeooo:paragraph-rsid="002d6400"/>
    </style:style>
    <style:style style:name="P55" style:family="paragraph" style:parent-style-name="Preformatted_20_Text">
      <style:text-properties fo:color="#ed1c24" officeooo:rsid="0024b0f5" officeooo:paragraph-rsid="0024b0f5"/>
    </style:style>
    <style:style style:name="P56" style:family="paragraph" style:parent-style-name="Preformatted_20_Text">
      <style:text-properties officeooo:rsid="00286364" officeooo:paragraph-rsid="00286364"/>
    </style:style>
    <style:style style:name="P57" style:family="paragraph" style:parent-style-name="Preformatted_20_Text">
      <style:text-properties officeooo:rsid="002982b2" officeooo:paragraph-rsid="002982b2"/>
    </style:style>
    <style:style style:name="P58" style:family="paragraph" style:parent-style-name="Preformatted_20_Text">
      <style:text-properties officeooo:rsid="0029d5a6" officeooo:paragraph-rsid="0029d5a6"/>
    </style:style>
    <style:style style:name="P59" style:family="paragraph" style:parent-style-name="Preformatted_20_Text">
      <style:text-properties officeooo:rsid="002bbdc7" officeooo:paragraph-rsid="002bbdc7"/>
    </style:style>
    <style:style style:name="P60" style:family="paragraph" style:parent-style-name="Preformatted_20_Text">
      <style:text-properties officeooo:rsid="002bbdc7" officeooo:paragraph-rsid="002d6400"/>
    </style:style>
    <style:style style:name="P61" style:family="paragraph" style:parent-style-name="Preformatted_20_Text">
      <style:text-properties officeooo:paragraph-rsid="002bbdc7"/>
    </style:style>
    <style:style style:name="P62" style:family="paragraph" style:parent-style-name="Preformatted_20_Text">
      <style:text-properties officeooo:rsid="002d6400" officeooo:paragraph-rsid="002d6400"/>
    </style:style>
    <style:style style:name="P63" style:family="paragraph" style:parent-style-name="Preformatted_20_Text">
      <style:text-properties officeooo:paragraph-rsid="002d6400"/>
    </style:style>
    <style:style style:name="T1" style:family="text">
      <style:text-properties officeooo:rsid="00120f93"/>
    </style:style>
    <style:style style:name="T2" style:family="text">
      <style:text-properties fo:color="#af5f00"/>
    </style:style>
    <style:style style:name="T3" style:family="text">
      <style:text-properties fo:color="#af5f00" officeooo:rsid="0013983b"/>
    </style:style>
    <style:style style:name="T4" style:family="text">
      <style:text-properties fo:color="#cd00cd"/>
    </style:style>
    <style:style style:name="T5" style:family="text">
      <style:text-properties fo:color="#cd00cd" officeooo:rsid="0013983b"/>
    </style:style>
    <style:style style:name="T6" style:family="text">
      <style:text-properties fo:color="#cd0000"/>
    </style:style>
    <style:style style:name="T7" style:family="text">
      <style:text-properties fo:color="#cd0000" officeooo:rsid="0013983b"/>
    </style:style>
    <style:style style:name="T8" style:family="text">
      <style:text-properties fo:color="#cd0000" officeooo:rsid="0029d5a6"/>
    </style:style>
    <style:style style:name="T9" style:family="text">
      <style:text-properties fo:color="#2c9b2c"/>
    </style:style>
    <style:style style:name="T10" style:family="text">
      <style:text-properties fo:color="#37be37"/>
    </style:style>
    <style:style style:name="T11" style:family="text">
      <style:text-properties fo:color="#37be37" fo:font-weight="bold"/>
    </style:style>
    <style:style style:name="T12" style:family="text">
      <style:text-properties fo:color="#19c9c9" fo:font-weight="bold"/>
    </style:style>
    <style:style style:name="T13" style:family="text">
      <style:text-properties fo:color="#19c9c9" style:font-weight-asian="bold"/>
    </style:style>
    <style:style style:name="T14" style:family="text">
      <style:text-properties fo:color="#ff0000"/>
    </style:style>
    <style:style style:name="T15" style:family="text">
      <style:text-properties fo:color="#ff0000" fo:font-weight="bold"/>
    </style:style>
    <style:style style:name="T16" style:family="text">
      <style:text-properties fo:color="#3434d7" fo:font-weight="bold"/>
    </style:style>
    <style:style style:name="T17" style:family="text">
      <style:text-properties fo:color="#1c1c92"/>
    </style:style>
    <style:style style:name="T18" style:family="text">
      <style:text-properties officeooo:rsid="001759f1"/>
    </style:style>
    <style:style style:name="T19" style:family="text">
      <style:text-properties officeooo:rsid="001c3dc4"/>
    </style:style>
    <style:style style:name="T20" style:family="text">
      <style:text-properties fo:background-color="#19c9c9" loext:char-shading-value="0"/>
    </style:style>
    <style:style style:name="T21" style:family="text">
      <style:text-properties fo:color="#ce181e"/>
    </style:style>
    <style:style style:name="T22" style:family="text">
      <style:text-properties fo:font-weight="bold" officeooo:rsid="002c9bde" style:font-weight-asian="bold" style:font-weight-complex="bold"/>
    </style:style>
    <style:style style:name="T23" style:family="text">
      <style:text-properties fo:color="#000000" fo:background-color="transparent" loext:char-shading-value="0"/>
    </style:style>
    <style:style style:name="T24" style:family="text">
      <style:text-properties officeooo:rsid="0025ff0c"/>
    </style:style>
    <style:style style:name="T25" style:family="text">
      <style:text-properties fo:color="#ffffff" fo:font-weight="bold" fo:background-color="#000000" loext:char-shading-value="0"/>
    </style:style>
    <style:style style:name="T26" style:family="text">
      <style:text-properties officeooo:rsid="00286364"/>
    </style:style>
    <style:style style:name="T27" style:family="text">
      <style:text-properties officeooo:rsid="0029d5a6"/>
    </style:style>
    <style:style style:name="T28" style:family="text">
      <style:text-properties officeooo:rsid="002c9bde"/>
    </style:style>
    <style:style style:name="T29" style:family="text">
      <style:text-properties fo:color="#ed1c24" fo:font-weight="bold" officeooo:rsid="002c9bde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第五章作业：文件IO编程</text:h>
      <text:p text:style-name="Text_20_body">测控<text:span text:style-name="T1">17-3班 蒋易恒</text:span></text:p>
      <text:p text:style-name="Text_20_body"/>
      <text:p text:style-name="P25">注意，示例是根据教材重写，与教材有不同</text:p>
      <text:h text:style-name="Heading_20_1" text:outline-level="1">示例部分</text:h>
      <text:p text:style-name="P14">1、mkdir</text:p>
      <text:p text:style-name="P3"><text:span text:style-name="T2"><text:s text:c="2"/>1 </text:span><text:span text:style-name="T4">#include </text:span><text:span text:style-name="T6">&lt;stdio.h&gt;</text:span></text:p>
      <text:p text:style-name="Preformatted_20_Text"><text:span text:style-name="T2"><text:s text:c="2"/>2 </text:span><text:span text:style-name="T4">#include </text:span><text:span text:style-name="T6">&lt;string.h&gt;</text:span></text:p>
      <text:p text:style-name="Preformatted_20_Text"><text:span text:style-name="T2"><text:s text:c="2"/>3 </text:span><text:span text:style-name="T4">#include </text:span><text:span text:style-name="T6">&lt;sys/stat.h&gt;</text:span></text:p>
      <text:p text:style-name="Preformatted_20_Text"><text:span text:style-name="T2"><text:s text:c="2"/>4 </text:span><text:span text:style-name="T4">#include </text:span><text:span text:style-name="T6">&lt;errno.h&gt;</text:span></text:p>
      <text:p text:style-name="P1"><text:s text:c="2"/>5 </text:p>
      <text:p text:style-name="Preformatted_20_Text"><text:span text:style-name="T2"><text:s text:c="2"/>6 </text:span><text:span text:style-name="T9">int</text:span> main(<text:span text:style-name="T9">int</text:span> argc, <text:span text:style-name="T9">char</text:span> *argv[])</text:p>
      <text:p text:style-name="Preformatted_20_Text"><text:span text:style-name="T2"><text:s text:c="2"/>7 </text:span>{</text:p>
      <text:p text:style-name="Preformatted_20_Text"><text:span text:style-name="T2"><text:s text:c="2"/>8 </text:span><text:s text:c="4"/><text:span text:style-name="T2">if</text:span> (mkdir(argv[<text:span text:style-name="T6">1</text:span>], <text:span text:style-name="T4">0</text:span><text:span text:style-name="T6">666</text:span>))</text:p>
      <text:p text:style-name="Preformatted_20_Text"><text:span text:style-name="T2"><text:s text:c="2"/>9 </text:span><text:s text:c="4"/>{</text:p>
      <text:p text:style-name="Preformatted_20_Text"><text:span text:style-name="T2"><text:s/>10 </text:span><text:s text:c="8"/>fprintf(<text:span text:style-name="T6">stderr</text:span>, <text:span text:style-name="T6">"-----A ERROR OCCURED-----</text:span><text:span text:style-name="T4">\n</text:span><text:span text:style-name="T6">"</text:span>);</text:p>
      <text:p text:style-name="Preformatted_20_Text"><text:span text:style-name="T2"><text:s/>11 </text:span><text:s text:c="8"/>fprintf(<text:span text:style-name="T6">stderr</text:span>, <text:span text:style-name="T6">"ERRNO = </text:span><text:span text:style-name="T4">%d</text:span><text:span text:style-name="T6">, </text:span><text:span text:style-name="T4">%s\n</text:span><text:span text:style-name="T6">"</text:span>, errno, strerror(errno));</text:p>
      <text:p text:style-name="P1"><text:s/>12 </text:p>
      <text:p text:style-name="Preformatted_20_Text"><text:span text:style-name="T2"><text:s/>13 </text:span><text:s text:c="8"/>perror(argv[<text:span text:style-name="T6">0</text:span>]);</text:p>
      <text:p text:style-name="P1"><text:s/>14 </text:p>
      <text:p text:style-name="Preformatted_20_Text"><text:span text:style-name="T2"><text:s/>15 </text:span><text:s text:c="8"/><text:span text:style-name="T2">return</text:span> -<text:span text:style-name="T6">1</text:span>;</text:p>
      <text:p text:style-name="Preformatted_20_Text"><text:span text:style-name="T2"><text:s/>16 </text:span><text:s text:c="4"/>}</text:p>
      <text:p text:style-name="P1"><text:s/>17 </text:p>
      <text:p text:style-name="Preformatted_20_Text"><text:span text:style-name="T2"><text:s/>18 </text:span><text:s text:c="4"/><text:span text:style-name="T2">return</text:span> <text:span text:style-name="T6">0</text:span>;</text:p>
      <text:p text:style-name="Preformatted_20_Text"><text:span text:style-name="T2"><text:s/>19 </text:span>}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13">"Example5_2_1.c" 19L, 346C <text:s text:c="35"/>1,1 <text:s text:c="9"/>全部</text:p>
      <text:p text:style-name="P14">结果</text:p>
      <text:p text:style-name="P3"><text:span text:style-name="T10">➜ <text:s/></text:span><text:span text:style-name="T12">IO</text:span> ./Example5_2_1 <text:s text:c="3"/></text:p>
      <text:p text:style-name="Preformatted_20_Text">-----A ERROR OCCURED-----</text:p>
      <text:p text:style-name="Preformatted_20_Text">ERRNO = 14, Bad address</text:p>
      <text:p text:style-name="Preformatted_20_Text">./Example5_2_1: Bad address</text:p>
      <text:p text:style-name="Preformatted_20_Text"><text:span text:style-name="T14">➜ <text:s/></text:span><text:span text:style-name="T12">IO</text:span> ./Example5_2_1 hello</text:p>
      <text:p text:style-name="Preformatted_20_Text"><text:span text:style-name="T10">➜ <text:s/></text:span><text:span text:style-name="T12">IO</text:span> ls</text:p>
      <text:p text:style-name="Preformatted_20_Text"><text:span text:style-name="T11">Example5_2_1</text:span> <text:s/>Example5_2_1.c <text:s/><text:span text:style-name="T16">hello</text:span></text:p>
      <text:p text:style-name="P13"><text:span text:style-name="T10">➜ <text:s/></text:span><text:span text:style-name="T12">IO</text:span> </text:p>
      <text:p text:style-name="P14">2、getcwd</text:p>
      <text:p text:style-name="P13"><text:span text:style-name="T3"><text:s text:c="2"/>1 </text:span><text:span text:style-name="T5">#include </text:span><text:span text:style-name="T7">&lt;unistd.h&gt;</text:span></text:p>
      <text:p text:style-name="Preformatted_20_Text"><text:span text:style-name="T2"><text:s text:c="2"/>2 </text:span><text:span text:style-name="T4">#include </text:span><text:span text:style-name="T6">&lt;errno.h&gt;</text:span></text:p>
      <text:p text:style-name="Preformatted_20_Text"><text:span text:style-name="T2"><text:s text:c="2"/>3 </text:span><text:span text:style-name="T4">#include </text:span><text:span text:style-name="T6">&lt;string.h&gt;</text:span></text:p>
      <text:p text:style-name="Preformatted_20_Text"><text:span text:style-name="T2"><text:s text:c="2"/>4 </text:span><text:span text:style-name="T4">#include </text:span><text:span text:style-name="T6">&lt;stdio.h&gt;</text:span></text:p>
      <text:p text:style-name="P1"><text:soft-page-break/><text:s text:c="2"/>5 </text:p>
      <text:p text:style-name="Preformatted_20_Text"><text:span text:style-name="T2"><text:s text:c="2"/>6 </text:span><text:span text:style-name="T9">int</text:span> main (<text:span text:style-name="T9">int</text:span> argc, <text:span text:style-name="T9">char</text:span> *argv[])</text:p>
      <text:p text:style-name="Preformatted_20_Text"><text:span text:style-name="T2"><text:s text:c="2"/>7 </text:span>{</text:p>
      <text:p text:style-name="Preformatted_20_Text"><text:span text:style-name="T2"><text:s text:c="2"/>8 </text:span><text:s text:c="4"/><text:span text:style-name="T9">char</text:span> cwd[<text:span text:style-name="T6">2048</text:span>];</text:p>
      <text:p text:style-name="P1"><text:s text:c="2"/>9 </text:p>
      <text:p text:style-name="Preformatted_20_Text"><text:span text:style-name="T2"><text:s/>10 </text:span><text:s text:c="4"/>getcwd(cwd, <text:span text:style-name="T6">2048</text:span>);</text:p>
      <text:p text:style-name="P1"><text:s/>11 </text:p>
      <text:p text:style-name="Preformatted_20_Text"><text:span text:style-name="T2"><text:s/>12 </text:span><text:s text:c="4"/><text:span text:style-name="T2">if</text:span> ( errno ){</text:p>
      <text:p text:style-name="Preformatted_20_Text"><text:span text:style-name="T2"><text:s/>13 </text:span><text:s text:c="8"/>perror(argv[<text:span text:style-name="T6">0</text:span>]);</text:p>
      <text:p text:style-name="Preformatted_20_Text"><text:span text:style-name="T2"><text:s/>14 </text:span><text:s text:c="8"/><text:span text:style-name="T2">return</text:span> -<text:span text:style-name="T6">1</text:span>;</text:p>
      <text:p text:style-name="Preformatted_20_Text"><text:span text:style-name="T2"><text:s/>15 </text:span><text:s text:c="4"/>}</text:p>
      <text:p text:style-name="P1"><text:s/>16 </text:p>
      <text:p text:style-name="Preformatted_20_Text"><text:span text:style-name="T2"><text:s/>17 </text:span><text:s text:c="4"/>write(STDOUT_FILENO, cwd, strnlen(cwd, <text:span text:style-name="T6">2048</text:span>));</text:p>
      <text:p text:style-name="Preformatted_20_Text"><text:span text:style-name="T2"><text:s/>18 </text:span><text:s text:c="4"/>write(STDOUT_FILENO, <text:span text:style-name="T6">"</text:span><text:span text:style-name="T4">\n</text:span><text:span text:style-name="T6">"</text:span>, <text:span text:style-name="T6">1</text:span>);</text:p>
      <text:p text:style-name="P1"><text:s/>19 </text:p>
      <text:p text:style-name="Preformatted_20_Text"><text:span text:style-name="T2"><text:s/>20 </text:span><text:s text:c="4"/><text:span text:style-name="T2">return</text:span> <text:span text:style-name="T6">0</text:span>;</text:p>
      <text:p text:style-name="Preformatted_20_Text"><text:span text:style-name="T2"><text:s/>21 </text:span>}</text:p>
      <text:p text:style-name="P2">~ <text:s text:c="78"/></text:p>
      <text:p text:style-name="P2">~ <text:s text:c="78"/></text:p>
      <text:p text:style-name="P13">"Example5_2_2.c" 21L, 332C <text:s text:c="35"/>1,1 <text:s text:c="9"/>全部</text:p>
      <text:p text:style-name="P42"/>
      <text:p text:style-name="P15">结果</text:p>
      <text:p text:style-name="P4"><text:span text:style-name="T10">➜ <text:s/></text:span><text:span text:style-name="T12">IO</text:span> gcc Example5_2_2.c -o Example5_2_2</text:p>
      <text:p text:style-name="Preformatted_20_Text"><text:span text:style-name="T10">➜ <text:s/></text:span><text:span text:style-name="T12">IO</text:span> ./Example5_2_2</text:p>
      <text:p text:style-name="P13">/home/yiheng/homework_embededDev/IO</text:p>
      <text:p text:style-name="P15">3、<text:span text:style-name="T18">readlink</text:span></text:p>
      <text:p text:style-name="P4"><text:span text:style-name="T2"><text:s text:c="2"/>1 </text:span><text:span text:style-name="T4">#include </text:span><text:span text:style-name="T6">&lt;errno.h&gt;</text:span></text:p>
      <text:p text:style-name="Preformatted_20_Text"><text:span text:style-name="T2"><text:s text:c="2"/>2 </text:span><text:span text:style-name="T4">#include </text:span><text:span text:style-name="T6">&lt;stdio.h&gt;</text:span></text:p>
      <text:p text:style-name="Preformatted_20_Text"><text:span text:style-name="T2"><text:s text:c="2"/>3 </text:span><text:span text:style-name="T4">#include </text:span><text:span text:style-name="T6">&lt;string.h&gt;</text:span></text:p>
      <text:p text:style-name="Preformatted_20_Text"><text:span text:style-name="T2"><text:s text:c="2"/>4 </text:span><text:span text:style-name="T4">#include </text:span><text:span text:style-name="T6">&lt;sys/types.h&gt;</text:span></text:p>
      <text:p text:style-name="Preformatted_20_Text"><text:span text:style-name="T2"><text:s text:c="2"/>5 </text:span><text:span text:style-name="T4">#include </text:span><text:span text:style-name="T6">&lt;sys/stat.h&gt;</text:span></text:p>
      <text:p text:style-name="Preformatted_20_Text"><text:span text:style-name="T2"><text:s text:c="2"/>6 </text:span><text:span text:style-name="T4">#include </text:span><text:span text:style-name="T6">&lt;fcntl.h&gt;</text:span></text:p>
      <text:p text:style-name="Preformatted_20_Text"><text:span text:style-name="T2"><text:s text:c="2"/>7 </text:span><text:span text:style-name="T4">#include </text:span><text:span text:style-name="T6">&lt;unistd.h&gt;</text:span></text:p>
      <text:p text:style-name="P1"><text:s text:c="2"/>8 </text:p>
      <text:p text:style-name="Preformatted_20_Text"><text:span text:style-name="T2"><text:s text:c="2"/>9 </text:span><text:span text:style-name="T9">int</text:span> main (<text:span text:style-name="T9">int</text:span> argc, <text:span text:style-name="T9">char</text:span> *argv[])</text:p>
      <text:p text:style-name="Preformatted_20_Text"><text:span text:style-name="T2"><text:s/>10 </text:span>{</text:p>
      <text:p text:style-name="Preformatted_20_Text"><text:span text:style-name="T2"><text:s/>11 </text:span><text:s text:c="4"/><text:span text:style-name="T9">char</text:span> dir[<text:span text:style-name="T6">1024</text:span>] = {<text:span text:style-name="T6">0</text:span>};</text:p>
      <text:p text:style-name="P1"><text:s/>12 </text:p>
      <text:p text:style-name="Preformatted_20_Text"><text:span text:style-name="T2"><text:s/>13 </text:span><text:s text:c="4"/><text:span text:style-name="T2">if</text:span> (argc != <text:span text:style-name="T6">2</text:span>)</text:p>
      <text:p text:style-name="Preformatted_20_Text"><text:span text:style-name="T2"><text:s/>14 </text:span><text:s text:c="4"/>{</text:p>
      <text:p text:style-name="Preformatted_20_Text"><text:span text:style-name="T2"><text:s/>15 </text:span><text:s text:c="8"/>fprintf(<text:span text:style-name="T6">stderr</text:span>, <text:span text:style-name="T6">"usage: </text:span><text:span text:style-name="T4">%s</text:span><text:span text:style-name="T6"> FILENAME</text:span><text:span text:style-name="T4">\n</text:span><text:span text:style-name="T6">"</text:span>, argv[<text:span text:style-name="T6">0</text:span>]);</text:p>
      <text:p text:style-name="Preformatted_20_Text"><text:span text:style-name="T2"><text:s/>16 </text:span><text:s text:c="8"/><text:span text:style-name="T2">return</text:span> <text:span text:style-name="T6">255</text:span>;</text:p>
      <text:p text:style-name="Preformatted_20_Text"><text:span text:style-name="T2"><text:s/>17 </text:span><text:s text:c="4"/>}</text:p>
      <text:p text:style-name="P1"><text:s/>18 </text:p>
      <text:p text:style-name="Preformatted_20_Text"><text:span text:style-name="T2"><text:s/>19 </text:span><text:s text:c="4"/><text:span text:style-name="T2">if</text:span> (readlink(<text:span text:style-name="T6">"/proc/self/exe"</text:span>, dir, <text:span text:style-name="T6">1024</text:span>) &lt; <text:span text:style-name="T6">0</text:span>)</text:p>
      <text:p text:style-name="Preformatted_20_Text"><text:span text:style-name="T2"><text:s/>20 </text:span><text:s text:c="4"/>{</text:p>
      <text:p text:style-name="Preformatted_20_Text"><text:span text:style-name="T2"><text:s/>21 </text:span><text:s text:c="8"/>perror(argv[<text:span text:style-name="T6">0</text:span>]);</text:p>
      <text:p text:style-name="Preformatted_20_Text"><text:span text:style-name="T2"><text:s/>22 </text:span><text:s text:c="8"/><text:span text:style-name="T2">return</text:span> -<text:span text:style-name="T6">1</text:span>;</text:p>
      <text:p text:style-name="Preformatted_20_Text"><text:span text:style-name="T2"><text:s/>23 </text:span><text:s text:c="4"/>}</text:p>
      <text:p text:style-name="P1"><text:s/>24 </text:p>
      <text:p text:style-name="Preformatted_20_Text"><text:span text:style-name="T2"><text:s/>25 </text:span><text:s text:c="4"/><text:span text:style-name="T9">size_t</text:span> i;</text:p>
      <text:p text:style-name="Preformatted_20_Text"><text:span text:style-name="T2"><text:s/>26 </text:span><text:s text:c="4"/><text:span text:style-name="T2">for</text:span> (i = strnlen(dir, <text:span text:style-name="T6">1024</text:span>); i &gt;= <text:span text:style-name="T6">0</text:span> &amp;&amp; dir[i] != <text:span text:style-name="T6">'/'</text:span>; --i);</text:p>
      <text:p text:style-name="P1"><text:s/>27 </text:p>
      <text:p text:style-name="Preformatted_20_Text"><text:span text:style-name="T2"><text:s/>28 </text:span><text:s text:c="4"/>dir[i] = <text:span text:style-name="T4">'\0'</text:span>;</text:p>
      <text:p text:style-name="P1"><text:soft-page-break/><text:s/>29 </text:p>
      <text:p text:style-name="Preformatted_20_Text"><text:span text:style-name="T2"><text:s/>30 </text:span><text:s text:c="4"/><text:span text:style-name="T9">char</text:span> filename[<text:span text:style-name="T6">1024</text:span>];</text:p>
      <text:p text:style-name="Preformatted_20_Text"><text:span text:style-name="T2"><text:s/>31 </text:span><text:s text:c="4"/>snprintf(filename, <text:span text:style-name="T6">1024</text:span>, <text:span text:style-name="T6">"</text:span><text:span text:style-name="T4">%s</text:span><text:span text:style-name="T6">/</text:span><text:span text:style-name="T4">%s</text:span><text:span text:style-name="T6">"</text:span>, dir, argv[<text:span text:style-name="T6">1</text:span>]);</text:p>
      <text:p text:style-name="P1"><text:s/>32 </text:p>
      <text:p text:style-name="Preformatted_20_Text"><text:span text:style-name="T2"><text:s/>33 </text:span><text:s text:c="4"/><text:span text:style-name="T9">int</text:span> fd = open(filename, O_RDONLY);</text:p>
      <text:p text:style-name="Preformatted_20_Text"><text:span text:style-name="T2"><text:s/>34 </text:span><text:s text:c="4"/><text:span text:style-name="T9">int</text:span> count = <text:span text:style-name="T6">0</text:span>;</text:p>
      <text:p text:style-name="Preformatted_20_Text"><text:span text:style-name="T2"><text:s/>35 </text:span><text:s text:c="4"/><text:span text:style-name="T2">while</text:span> (count = read(fd, filename, <text:span text:style-name="T6">1024</text:span>))</text:p>
      <text:p text:style-name="Preformatted_20_Text"><text:span text:style-name="T2"><text:s/>36 </text:span><text:s text:c="4"/>{</text:p>
      <text:p text:style-name="Preformatted_20_Text"><text:span text:style-name="T2"><text:s/>37 </text:span><text:s text:c="8"/><text:span text:style-name="T17">// Don't be surprised, we just use 'filename' as a buffer</text:span></text:p>
      <text:p text:style-name="Preformatted_20_Text"><text:span text:style-name="T2"><text:s/>38 </text:span><text:s text:c="8"/>write(STDOUT_FILENO, filename, count);</text:p>
      <text:p text:style-name="Preformatted_20_Text"><text:span text:style-name="T2"><text:s/>39 </text:span><text:s text:c="4"/>}</text:p>
      <text:p text:style-name="P1"><text:s/>40 </text:p>
      <text:p text:style-name="Preformatted_20_Text"><text:span text:style-name="T2"><text:s/>41 </text:span><text:s text:c="4"/>close(fd);</text:p>
      <text:p text:style-name="P1"><text:s/>42 </text:p>
      <text:p text:style-name="Preformatted_20_Text"><text:span text:style-name="T2"><text:s/>43 </text:span><text:s text:c="4"/><text:span text:style-name="T2">return</text:span> <text:span text:style-name="T6">0</text:span>;</text:p>
      <text:p text:style-name="P1"><text:s/>44 </text:p>
      <text:p text:style-name="Preformatted_20_Text"><text:span text:style-name="T2"><text:s/>45 </text:span>}</text:p>
      <text:p text:style-name="P2">~ <text:s text:c="78"/></text:p>
      <text:p text:style-name="P13"><text:s text:c="62"/>1,1 <text:s text:c="9"/>全部</text:p>
      <text:p text:style-name="P16">结果</text:p>
      <text:p text:style-name="P5"><text:span text:style-name="T10">➜ <text:s/></text:span><text:span text:style-name="T12">IO</text:span> vim Example5_2_3.c <text:s text:c="10"/></text:p>
      <text:p text:style-name="Preformatted_20_Text"><text:span text:style-name="T10">➜ <text:s/></text:span><text:span text:style-name="T12">IO</text:span> gcc Example5_2_3.c -o Example5_2_3</text:p>
      <text:p text:style-name="Preformatted_20_Text"><text:span text:style-name="T10">➜ <text:s/></text:span><text:span text:style-name="T12">IO</text:span> ./Example5_2_3 Example5_2_1.c <text:s text:c="4"/></text:p>
      <text:p text:style-name="Preformatted_20_Text">#include &lt;stdio.h&gt;</text:p>
      <text:p text:style-name="Preformatted_20_Text">#include &lt;string.h&gt;</text:p>
      <text:p text:style-name="Preformatted_20_Text">#include &lt;sys/stat.h&gt;</text:p>
      <text:p text:style-name="Preformatted_20_Text">#include &lt;errno.h&gt;</text:p>
      <text:p text:style-name="Preformatted_20_Text"/>
      <text:p text:style-name="Preformatted_20_Text">int main(int argc, char *argv[])</text:p>
      <text:p text:style-name="Preformatted_20_Text">{</text:p>
      <text:p text:style-name="Preformatted_20_Text"><text:s text:c="4"/>if (mkdir(argv[1], 0666))</text:p>
      <text:p text:style-name="Preformatted_20_Text"><text:s text:c="4"/>{</text:p>
      <text:p text:style-name="Preformatted_20_Text"><text:s text:c="8"/>fprintf(stderr, "-----A ERROR OCCURED-----\n");</text:p>
      <text:p text:style-name="Preformatted_20_Text"><text:s text:c="8"/>fprintf(stderr, "ERRNO = %d, %s\n", errno, strerror(errno));</text:p>
      <text:p text:style-name="Preformatted_20_Text"/>
      <text:p text:style-name="Preformatted_20_Text"><text:s text:c="8"/>perror(argv[0]);</text:p>
      <text:p text:style-name="Preformatted_20_Text"/>
      <text:p text:style-name="Preformatted_20_Text"><text:s text:c="8"/>return -1;</text:p>
      <text:p text:style-name="Preformatted_20_Text"><text:s text:c="4"/>}</text:p>
      <text:p text:style-name="Preformatted_20_Text"/>
      <text:p text:style-name="Preformatted_20_Text"><text:s text:c="4"/>return 0;</text:p>
      <text:p text:style-name="Preformatted_20_Text">}</text:p>
      <text:p text:style-name="P13"><text:span text:style-name="T10">➜ <text:s/></text:span><text:span text:style-name="T12">IO</text:span> </text:p>
      <text:p text:style-name="P17"><text:span text:style-name="T19">4</text:span>、stat</text:p>
      <text:p text:style-name="P6"><text:span text:style-name="T2"><text:s text:c="2"/>1 </text:span><text:span text:style-name="T4">#include </text:span><text:span text:style-name="T6">&lt;unistd.h&gt;</text:span></text:p>
      <text:p text:style-name="Preformatted_20_Text"><text:span text:style-name="T2"><text:s text:c="2"/>2 </text:span><text:span text:style-name="T4">#include </text:span><text:span text:style-name="T6">&lt;stdio.h&gt;</text:span></text:p>
      <text:p text:style-name="Preformatted_20_Text"><text:span text:style-name="T2"><text:s text:c="2"/>3 </text:span><text:span text:style-name="T4">#include </text:span><text:span text:style-name="T6">&lt;errno.h&gt;</text:span></text:p>
      <text:p text:style-name="Preformatted_20_Text"><text:span text:style-name="T2"><text:s text:c="2"/>4 </text:span><text:span text:style-name="T4">#include </text:span><text:span text:style-name="T6">&lt;string.h&gt;</text:span></text:p>
      <text:p text:style-name="Preformatted_20_Text"><text:span text:style-name="T2"><text:s text:c="2"/>5 </text:span><text:span text:style-name="T4">#include </text:span><text:span text:style-name="T6">&lt;sys/types.h&gt;</text:span></text:p>
      <text:p text:style-name="Preformatted_20_Text"><text:span text:style-name="T2"><text:s text:c="2"/>6 </text:span><text:span text:style-name="T4">#include </text:span><text:span text:style-name="T6">&lt;sys/stat.h&gt;</text:span></text:p>
      <text:p text:style-name="P1"><text:s text:c="2"/>7 </text:p>
      <text:p text:style-name="Preformatted_20_Text"><text:span text:style-name="T2"><text:s text:c="2"/>8 </text:span><text:span text:style-name="T9">int</text:span> main(<text:span text:style-name="T9">int</text:span> argc, <text:span text:style-name="T9">char</text:span> *argv[])</text:p>
      <text:p text:style-name="Preformatted_20_Text"><text:span text:style-name="T2"><text:s text:c="2"/>9 </text:span>{</text:p>
      <text:p text:style-name="Preformatted_20_Text"><text:span text:style-name="T2"><text:s/>10 </text:span><text:s text:c="4"/><text:span text:style-name="T9">struct</text:span> stat st;</text:p>
      <text:p text:style-name="Preformatted_20_Text"><text:span text:style-name="T2"><text:s/>11 </text:span><text:s text:c="4"/><text:span text:style-name="T9">int</text:span> err = stat(argv[<text:span text:style-name="T6">1</text:span>], &amp;st);</text:p>
      <text:p text:style-name="Preformatted_20_Text"><text:soft-page-break/><text:span text:style-name="T2"><text:s/>12 </text:span><text:s text:c="4"/><text:span text:style-name="T2">if</text:span> ( err == -<text:span text:style-name="T6">1</text:span> )</text:p>
      <text:p text:style-name="Preformatted_20_Text"><text:span text:style-name="T2"><text:s/>13 </text:span><text:s text:c="8"/><text:span text:style-name="T2">return</text:span> -<text:span text:style-name="T6">1</text:span>;</text:p>
      <text:p text:style-name="P1"><text:s/>14 </text:p>
      <text:p text:style-name="Preformatted_20_Text"><text:span text:style-name="T2"><text:s/>15 </text:span><text:s text:c="4"/><text:span text:style-name="T2">if</text:span> (S_ISDIR(st.st_mode))</text:p>
      <text:p text:style-name="Preformatted_20_Text"><text:span text:style-name="T2"><text:s/>16 </text:span><text:s text:c="8"/>printf(<text:span text:style-name="T6">"Directory</text:span><text:span text:style-name="T4">\n</text:span><text:span text:style-name="T6">"</text:span>);</text:p>
      <text:p text:style-name="Preformatted_20_Text"><text:span text:style-name="T2"><text:s/>17 </text:span><text:s text:c="4"/><text:span text:style-name="T2">else</text:span> <text:span text:style-name="T2">if</text:span> (S_ISREG(st.st_mode))</text:p>
      <text:p text:style-name="Preformatted_20_Text"><text:span text:style-name="T2"><text:s/>18 </text:span><text:s text:c="8"/>printf(<text:span text:style-name="T6">"Normal File</text:span><text:span text:style-name="T4">\n</text:span><text:span text:style-name="T6">"</text:span>);</text:p>
      <text:p text:style-name="P1"><text:s/>19 </text:p>
      <text:p text:style-name="Preformatted_20_Text"><text:span text:style-name="T2"><text:s/>20 </text:span><text:s text:c="4"/><text:span text:style-name="T2">return</text:span> <text:span text:style-name="T6">0</text:span>;</text:p>
      <text:p text:style-name="Preformatted_20_Text"><text:span text:style-name="T2"><text:s/>21 </text:span>}</text:p>
      <text:p text:style-name="P2">~ <text:s text:c="78"/></text:p>
      <text:p text:style-name="P13"><text:s text:c="62"/>1,1 <text:s text:c="9"/>全部</text:p>
      <text:p text:style-name="P17"/>
      <text:p text:style-name="P17">结果</text:p>
      <text:p text:style-name="P6"><text:span text:style-name="T10">➜ <text:s/></text:span><text:span text:style-name="T12">IO</text:span> ./Example5_2_4 Example5_2_1 </text:p>
      <text:p text:style-name="Preformatted_20_Text">Normal File</text:p>
      <text:p text:style-name="Preformatted_20_Text"><text:span text:style-name="T10">➜ <text:s/></text:span><text:span text:style-name="T12">IO</text:span> ./Example5_2_4 hello </text:p>
      <text:p text:style-name="Preformatted_20_Text">Directory</text:p>
      <text:p text:style-name="Preformatted_20_Text"><text:span text:style-name="T10">➜ <text:s/></text:span><text:span text:style-name="T12">IO</text:span> ./Example5_2_4 作业.odt </text:p>
      <text:p text:style-name="Preformatted_20_Text">Normal File</text:p>
      <text:p text:style-name="Preformatted_20_Text"><text:span text:style-name="T10">➜ <text:s/></text:span><text:span text:style-name="T12">IO</text:span> ls</text:p>
      <text:p text:style-name="Preformatted_20_Text"><text:span text:style-name="T11">Example5_2_1</text:span> <text:s text:c="3"/><text:span text:style-name="T11">Example5_2_2</text:span> <text:s text:c="3"/><text:span text:style-name="T11">Example5_2_3</text:span> <text:s text:c="3"/><text:span text:style-name="T11">Example5_2_4</text:span> <text:s text:c="3"/><text:span text:style-name="T16">hello</text:span></text:p>
      <text:p text:style-name="Preformatted_20_Text">Example5_2_1.c <text:s/>Example5_2_2.c <text:s/>Example5_2_3.c <text:s/>Example5_2_4.c <text:s/>作业.odt</text:p>
      <text:p text:style-name="P13"><text:span text:style-name="T10">➜ <text:s/></text:span><text:span text:style-name="T12">IO</text:span> </text:p>
      <text:p text:style-name="P18">5、stat (位操作)</text:p>
      <text:p text:style-name="P7"><text:span text:style-name="T2"><text:s text:c="2"/>1 </text:span><text:span text:style-name="T4">#include </text:span><text:span text:style-name="T6">&lt;unistd.h&gt;</text:span></text:p>
      <text:p text:style-name="Preformatted_20_Text"><text:span text:style-name="T2"><text:s text:c="2"/>2 </text:span><text:span text:style-name="T4">#include </text:span><text:span text:style-name="T6">&lt;stdio.h&gt;</text:span></text:p>
      <text:p text:style-name="Preformatted_20_Text"><text:span text:style-name="T2"><text:s text:c="2"/>3 </text:span><text:span text:style-name="T4">#include </text:span><text:span text:style-name="T6">&lt;errno.h&gt;</text:span></text:p>
      <text:p text:style-name="Preformatted_20_Text"><text:span text:style-name="T2"><text:s text:c="2"/>4 </text:span><text:span text:style-name="T4">#include </text:span><text:span text:style-name="T6">&lt;string.h&gt;</text:span></text:p>
      <text:p text:style-name="Preformatted_20_Text"><text:span text:style-name="T2"><text:s text:c="2"/>5 </text:span><text:span text:style-name="T4">#include </text:span><text:span text:style-name="T6">&lt;sys/types.h&gt;</text:span></text:p>
      <text:p text:style-name="Preformatted_20_Text"><text:span text:style-name="T2"><text:s text:c="2"/>6 </text:span><text:span text:style-name="T4">#include </text:span><text:span text:style-name="T6">&lt;sys/stat.h&gt;</text:span></text:p>
      <text:p text:style-name="P1"><text:s text:c="2"/>7 </text:p>
      <text:p text:style-name="Preformatted_20_Text"><text:span text:style-name="T2"><text:s text:c="2"/>8 </text:span><text:span text:style-name="T9">int</text:span> main(<text:span text:style-name="T9">int</text:span> argc, <text:span text:style-name="T9">char</text:span> *argv[])</text:p>
      <text:p text:style-name="Preformatted_20_Text"><text:span text:style-name="T2"><text:s text:c="2"/>9 </text:span>{</text:p>
      <text:p text:style-name="Preformatted_20_Text"><text:span text:style-name="T2"><text:s/>10 </text:span><text:s text:c="4"/><text:span text:style-name="T9">struct</text:span> stat st;</text:p>
      <text:p text:style-name="Preformatted_20_Text"><text:span text:style-name="T2"><text:s/>11 </text:span><text:s text:c="4"/><text:span text:style-name="T9">int</text:span> err = stat(argv[<text:span text:style-name="T6">1</text:span>], &amp;st);</text:p>
      <text:p text:style-name="Preformatted_20_Text"><text:span text:style-name="T2"><text:s/>12 </text:span><text:s text:c="4"/><text:span text:style-name="T2">if</text:span> ( err == -<text:span text:style-name="T6">1</text:span> )</text:p>
      <text:p text:style-name="Preformatted_20_Text"><text:span text:style-name="T2"><text:s/>13 </text:span><text:s text:c="8"/><text:span text:style-name="T2">return</text:span> -<text:span text:style-name="T6">1</text:span>;</text:p>
      <text:p text:style-name="P1"><text:s/>14 </text:p>
      <text:p text:style-name="Preformatted_20_Text"><text:span text:style-name="T2"><text:s/>15 </text:span><text:s text:c="4"/><text:span text:style-name="T2">if</text:span> (st.st_mode &amp; S_IFDIR)</text:p>
      <text:p text:style-name="Preformatted_20_Text"><text:span text:style-name="T2"><text:s/>16 </text:span><text:s text:c="8"/>printf(<text:span text:style-name="T6">"Directory</text:span><text:span text:style-name="T4">\n</text:span><text:span text:style-name="T6">"</text:span>);</text:p>
      <text:p text:style-name="Preformatted_20_Text"><text:span text:style-name="T2"><text:s/>17 </text:span><text:s text:c="4"/><text:span text:style-name="T2">else</text:span> <text:span text:style-name="T2">if</text:span> (st.st_mode &amp; S_IFREG)</text:p>
      <text:p text:style-name="Preformatted_20_Text"><text:span text:style-name="T2"><text:s/>18 </text:span><text:s text:c="8"/>printf(<text:span text:style-name="T6">"Normal File</text:span><text:span text:style-name="T4">\n</text:span><text:span text:style-name="T6">"</text:span>);</text:p>
      <text:p text:style-name="P1"><text:s/>19 </text:p>
      <text:p text:style-name="Preformatted_20_Text"><text:span text:style-name="T2"><text:s/>20 </text:span><text:s text:c="4"/><text:span text:style-name="T2">return</text:span> <text:span text:style-name="T6">0</text:span>;</text:p>
      <text:p text:style-name="Preformatted_20_Text"><text:span text:style-name="T2"><text:s/>21 </text:span>}</text:p>
      <text:p text:style-name="P2">~ <text:s text:c="78"/></text:p>
      <text:p text:style-name="P13">"Example5_2_5.c" 21L, 402C <text:s text:c="35"/>1,1 <text:s text:c="9"/>全部</text:p>
      <text:p text:style-name="P18">结果</text:p>
      <text:p text:style-name="P7"><text:span text:style-name="T10">➜ <text:s/></text:span><text:span text:style-name="T12">IO</text:span> ./Example5_2_5 作业.odt <text:s text:c="7"/></text:p>
      <text:p text:style-name="Preformatted_20_Text">Normal File</text:p>
      <text:p text:style-name="Preformatted_20_Text"><text:span text:style-name="T10">➜ <text:s/></text:span><text:span text:style-name="T12">IO</text:span> ./Example5_2_5 hello <text:s text:c="11"/></text:p>
      <text:p text:style-name="Preformatted_20_Text"><text:soft-page-break/>Directory</text:p>
      <text:p text:style-name="Preformatted_20_Text"><text:span text:style-name="T10">➜ <text:s/></text:span><text:span text:style-name="T12">IO</text:span> ./Example5_2_5 Example5_2_5.c </text:p>
      <text:p text:style-name="Preformatted_20_Text">Normal File</text:p>
      <text:p text:style-name="Preformatted_20_Text"><text:span text:style-name="T10">➜ <text:s/></text:span><text:span text:style-name="T12">IO</text:span> ls</text:p>
      <text:p text:style-name="Preformatted_20_Text"><text:span text:style-name="T11">Example5_2_1</text:span> <text:s text:c="3"/>Example5_2_2.c <text:s/><text:span text:style-name="T11">Example5_2_4</text:span> <text:s text:c="3"/>Example5_2_5.c</text:p>
      <text:p text:style-name="Preformatted_20_Text">Example5_2_1.c <text:s/><text:span text:style-name="T11">Example5_2_3</text:span> <text:s text:c="3"/>Example5_2_4.c <text:s/><text:span text:style-name="T16">hello</text:span></text:p>
      <text:p text:style-name="Preformatted_20_Text"><text:span text:style-name="T11">Example5_2_2</text:span> <text:s text:c="3"/>Example5_2_3.c <text:s/><text:span text:style-name="T11">Example5_2_5</text:span> <text:s text:c="3"/>作业.odt</text:p>
      <text:p text:style-name="P13"><text:span text:style-name="T10">➜ <text:s/></text:span><text:span text:style-name="T12">IO</text:span> </text:p>
      <text:p text:style-name="P19">6、目录操作</text:p>
      <text:p text:style-name="P8"><text:span text:style-name="T2"><text:s text:c="2"/>1 </text:span><text:span text:style-name="T4">#include </text:span><text:span text:style-name="T6">&lt;unistd.h&gt;</text:span></text:p>
      <text:p text:style-name="Preformatted_20_Text"><text:span text:style-name="T2"><text:s text:c="2"/>2 </text:span><text:span text:style-name="T4">#include </text:span><text:span text:style-name="T6">&lt;stdio.h&gt;</text:span></text:p>
      <text:p text:style-name="Preformatted_20_Text"><text:span text:style-name="T2"><text:s text:c="2"/>3 </text:span><text:span text:style-name="T4">#include </text:span><text:span text:style-name="T6">&lt;dirent.h&gt;</text:span></text:p>
      <text:p text:style-name="Preformatted_20_Text"><text:span text:style-name="T2"><text:s text:c="2"/>4 </text:span><text:span text:style-name="T4">#include </text:span><text:span text:style-name="T6">&lt;string.h&gt;</text:span></text:p>
      <text:p text:style-name="Preformatted_20_Text"><text:span text:style-name="T2"><text:s text:c="2"/>5 </text:span><text:span text:style-name="T4">#include </text:span><text:span text:style-name="T6">&lt;strings.h&gt;</text:span></text:p>
      <text:p text:style-name="Preformatted_20_Text"><text:span text:style-name="T2"><text:s text:c="2"/>6 </text:span><text:span text:style-name="T4">#include </text:span><text:span text:style-name="T6">&lt;sys/stat.h&gt;</text:span></text:p>
      <text:p text:style-name="Preformatted_20_Text"><text:span text:style-name="T2"><text:s text:c="2"/>7 </text:span><text:span text:style-name="T4">#include </text:span><text:span text:style-name="T6">&lt;stdlib.h&gt;</text:span></text:p>
      <text:p text:style-name="Preformatted_20_Text"><text:span text:style-name="T2"><text:s text:c="2"/>8 </text:span><text:span text:style-name="T9">void</text:span> printdir(<text:span text:style-name="T9">char</text:span> *dir, <text:span text:style-name="T9">int</text:span> depth)</text:p>
      <text:p text:style-name="Preformatted_20_Text"><text:span text:style-name="T2"><text:s text:c="2"/>9 </text:span>{</text:p>
      <text:p text:style-name="Preformatted_20_Text"><text:span text:style-name="T2"><text:s/>10 </text:span><text:s text:c="4"/><text:span text:style-name="T9">DIR</text:span> *dp;</text:p>
      <text:p text:style-name="Preformatted_20_Text"><text:span text:style-name="T2"><text:s/>11 </text:span><text:s text:c="4"/><text:span text:style-name="T9">struct</text:span> dirent *entry;</text:p>
      <text:p text:style-name="Preformatted_20_Text"><text:span text:style-name="T2"><text:s/>12 </text:span><text:s text:c="4"/><text:span text:style-name="T9">struct</text:span> stat statbuf;</text:p>
      <text:p text:style-name="Preformatted_20_Text"><text:span text:style-name="T2"><text:s/>13 </text:span><text:s text:c="4"/><text:span text:style-name="T2">if</text:span> ((dp = opendir(dir)) == <text:span text:style-name="T6">NULL</text:span>) {</text:p>
      <text:p text:style-name="Preformatted_20_Text"><text:span text:style-name="T2"><text:s/>14 </text:span><text:s text:c="8"/>fprintf(<text:span text:style-name="T6">stderr</text:span>, <text:span text:style-name="T6">"Can`t open directory </text:span><text:span text:style-name="T4">%s\n</text:span><text:span text:style-name="T6">"</text:span>, dir);</text:p>
      <text:p text:style-name="Preformatted_20_Text"><text:span text:style-name="T2"><text:s/>15 </text:span><text:s text:c="8"/><text:span text:style-name="T2">return</text:span>;</text:p>
      <text:p text:style-name="Preformatted_20_Text"><text:span text:style-name="T2"><text:s/>16 </text:span><text:s text:c="4"/>}</text:p>
      <text:p text:style-name="Preformatted_20_Text"><text:span text:style-name="T2"><text:s/>17 </text:span><text:s text:c="4"/>chdir(dir);</text:p>
      <text:p text:style-name="Preformatted_20_Text"><text:span text:style-name="T2"><text:s/>18 </text:span><text:s text:c="4"/><text:span text:style-name="T2">while</text:span> ((entry = readdir(dp)) != <text:span text:style-name="T6">NULL</text:span>) {</text:p>
      <text:p text:style-name="Preformatted_20_Text"><text:span text:style-name="T2"><text:s/>19 </text:span><text:s text:c="8"/>bzero((<text:span text:style-name="T9">void</text:span>*) &amp;statbuf, <text:span text:style-name="T2">sizeof</text:span>(statbuf));</text:p>
      <text:p text:style-name="Preformatted_20_Text"><text:span text:style-name="T2"><text:s/>20 </text:span><text:s text:c="8"/>lstat(entry-&gt;d_name, &amp;statbuf);</text:p>
      <text:p text:style-name="Preformatted_20_Text"><text:span text:style-name="T2"><text:s/>21 </text:span><text:s text:c="8"/><text:span text:style-name="T2">if</text:span> (S_ISDIR(statbuf.st_mode)) {</text:p>
      <text:p text:style-name="Preformatted_20_Text"><text:span text:style-name="T2"><text:s/>22 </text:span><text:s text:c="12"/><text:span text:style-name="T2">if</text:span> (strcmp(entry-&gt;d_name, <text:span text:style-name="T6">"."</text:span>) == <text:span text:style-name="T6">0</text:span> ||</text:p>
      <text:p text:style-name="Preformatted_20_Text"><text:span text:style-name="T2"><text:s/>23 </text:span><text:s text:c="16"/>strcmp(entry-&gt;d_name, <text:span text:style-name="T6">".."</text:span>) == <text:span text:style-name="T6">0</text:span>)</text:p>
      <text:p text:style-name="Preformatted_20_Text"><text:span text:style-name="T2"><text:s/>24 </text:span><text:s text:c="16"/><text:span text:style-name="T2">continue</text:span>;</text:p>
      <text:p text:style-name="Preformatted_20_Text"><text:span text:style-name="T2"><text:s/>25 </text:span><text:s text:c="12"/>printf(<text:span text:style-name="T6">"</text:span><text:span text:style-name="T4">%*s%s</text:span><text:span text:style-name="T6">/</text:span><text:span text:style-name="T4">\n</text:span><text:span text:style-name="T6">"</text:span>, depth, <text:span text:style-name="T6">""</text:span>, entry-&gt;d_name);</text:p>
      <text:p text:style-name="Preformatted_20_Text"><text:span text:style-name="T2"><text:s/>26 </text:span><text:s text:c="12"/>printdir(entry-&gt;d_name, depth + <text:span text:style-name="T6">4</text:span>);</text:p>
      <text:p text:style-name="Preformatted_20_Text"><text:span text:style-name="T2"><text:s/>27 </text:span><text:s text:c="8"/>} <text:span text:style-name="T2">else</text:span></text:p>
      <text:p text:style-name="Preformatted_20_Text"><text:span text:style-name="T2"><text:s/>28 </text:span><text:s text:c="12"/>printf(<text:span text:style-name="T6">"</text:span><text:span text:style-name="T4">%*s%s\n</text:span><text:span text:style-name="T6">"</text:span>, depth, <text:span text:style-name="T6">""</text:span>, entry-&gt;d_name);</text:p>
      <text:p text:style-name="Preformatted_20_Text"><text:span text:style-name="T2"><text:s/>29 </text:span><text:s text:c="4"/>}</text:p>
      <text:p text:style-name="Preformatted_20_Text"><text:span text:style-name="T2"><text:s/>30 </text:span><text:s text:c="4"/>chdir(<text:span text:style-name="T6">".."</text:span>);</text:p>
      <text:p text:style-name="Preformatted_20_Text"><text:span text:style-name="T2"><text:s/>31 </text:span><text:s text:c="4"/>closedir(dp);</text:p>
      <text:p text:style-name="Preformatted_20_Text"><text:span text:style-name="T2"><text:s/>32 </text:span>}</text:p>
      <text:p text:style-name="P1"><text:s/>33 </text:p>
      <text:p text:style-name="Preformatted_20_Text"><text:span text:style-name="T2"><text:s/>34 </text:span><text:span text:style-name="T9">int</text:span> main(<text:span text:style-name="T9">int</text:span> argc, <text:span text:style-name="T9">char</text:span> *argv[])</text:p>
      <text:p text:style-name="Preformatted_20_Text"><text:span text:style-name="T2"><text:s/>35 </text:span><text:span text:style-name="T20">{</text:span></text:p>
      <text:p text:style-name="Preformatted_20_Text"><text:span text:style-name="T2"><text:s/>36 </text:span><text:s text:c="4"/><text:span text:style-name="T9">char</text:span> *topdir = <text:span text:style-name="T6">"."</text:span>;</text:p>
      <text:p text:style-name="Preformatted_20_Text"><text:span text:style-name="T2"><text:s/>37 </text:span><text:s text:c="4"/><text:span text:style-name="T2">if</text:span> (argc &gt;= <text:span text:style-name="T6">2</text:span>)</text:p>
      <text:p text:style-name="Preformatted_20_Text"><text:span text:style-name="T2"><text:s/>38 </text:span><text:s text:c="8"/>topdir = argv[<text:span text:style-name="T6">1</text:span>];</text:p>
      <text:p text:style-name="Preformatted_20_Text"><text:span text:style-name="T2"><text:s/>39 </text:span><text:s text:c="4"/>printf(<text:span text:style-name="T6">"Directory scan of </text:span><text:span text:style-name="T4">%s\n</text:span><text:span text:style-name="T6">"</text:span>, topdir);</text:p>
      <text:p text:style-name="Preformatted_20_Text"><text:span text:style-name="T2"><text:s/>40 </text:span><text:s text:c="4"/>printdir(topdir, <text:span text:style-name="T6">0</text:span>);</text:p>
      <text:p text:style-name="Preformatted_20_Text"><text:span text:style-name="T2"><text:s/>41 </text:span><text:s text:c="4"/>printf(<text:span text:style-name="T6">"done.</text:span><text:span text:style-name="T4">\n</text:span><text:span text:style-name="T6">"</text:span>);</text:p>
      <text:p text:style-name="Preformatted_20_Text"><text:span text:style-name="T2"><text:s/>42 </text:span><text:s text:c="4"/>exit(<text:span text:style-name="T6">0</text:span>);</text:p>
      <text:p text:style-name="Preformatted_20_Text"><text:span text:style-name="T2"><text:s/>43 </text:span><text:span text:style-name="T20">}</text:span></text:p>
      <text:p text:style-name="P13">"Example5_2_6.c" 43L, 1116C <text:s text:c="34"/>43,1 <text:s text:c="8"/>全部</text:p>
      <text:p text:style-name="Text_20_body">结果</text:p>
      <text:p text:style-name="Text_20_body"/>
      <text:p text:style-name="P13"><text:soft-page-break/><text:span text:style-name="T10">➜ <text:s/></text:span><text:span text:style-name="T12">IO</text:span> gcc Example5_2_6.c -o Example5_2_6</text:p>
      <text:p text:style-name="Preformatted_20_Text"><text:span text:style-name="T10">➜ <text:s/></text:span><text:span text:style-name="T12">IO</text:span> ./Example5_2_6</text:p>
      <text:p text:style-name="Preformatted_20_Text">Directory scan of .</text:p>
      <text:p text:style-name="Preformatted_20_Text">Example5_2_6</text:p>
      <text:p text:style-name="Preformatted_20_Text">Example5_2_5.c</text:p>
      <text:p text:style-name="Preformatted_20_Text">Example5_2_3</text:p>
      <text:p text:style-name="Preformatted_20_Text">Example5_2_2.c</text:p>
      <text:p text:style-name="Preformatted_20_Text">Example5_2_4</text:p>
      <text:p text:style-name="Preformatted_20_Text">Example5_2_3.c</text:p>
      <text:p text:style-name="Preformatted_20_Text">作业.odt</text:p>
      <text:p text:style-name="Preformatted_20_Text">hello/</text:p>
      <text:p text:style-name="Preformatted_20_Text">Example5_2_1</text:p>
      <text:p text:style-name="Preformatted_20_Text">Example5_2_6.c</text:p>
      <text:p text:style-name="Preformatted_20_Text">Example5_2_2</text:p>
      <text:p text:style-name="Preformatted_20_Text">.~lock.作业.odt#</text:p>
      <text:p text:style-name="Preformatted_20_Text">Example5_2_1.c</text:p>
      <text:p text:style-name="Preformatted_20_Text">Example5_2_4.c</text:p>
      <text:p text:style-name="Preformatted_20_Text">Example5_2_5</text:p>
      <text:p text:style-name="Preformatted_20_Text">Example5_2_6.c~</text:p>
      <text:p text:style-name="P13">done.</text:p>
      <text:p text:style-name="P20">7、判断文件是否存在</text:p>
      <text:p text:style-name="P9"><text:span text:style-name="T2"><text:s text:c="2"/>1 </text:span><text:span text:style-name="T4">#include </text:span><text:span text:style-name="T6">&lt;stdlib.h&gt;</text:span></text:p>
      <text:p text:style-name="Preformatted_20_Text"><text:span text:style-name="T2"><text:s text:c="2"/>2 </text:span><text:span text:style-name="T4">#include </text:span><text:span text:style-name="T6">&lt;stdio.h&gt;</text:span></text:p>
      <text:p text:style-name="Preformatted_20_Text"><text:span text:style-name="T2"><text:s text:c="2"/>3 </text:span><text:span text:style-name="T4">#include </text:span><text:span text:style-name="T6">&lt;string.h&gt;</text:span></text:p>
      <text:p text:style-name="Preformatted_20_Text"><text:span text:style-name="T2"><text:s text:c="2"/>4 </text:span><text:span text:style-name="T4">#include </text:span><text:span text:style-name="T6">&lt;unistd.h&gt;</text:span></text:p>
      <text:p text:style-name="Preformatted_20_Text"><text:span text:style-name="T2"><text:s text:c="2"/>5 </text:span><text:span text:style-name="T4">#include </text:span><text:span text:style-name="T6">&lt;errno.h&gt;</text:span></text:p>
      <text:p text:style-name="P1"><text:s text:c="2"/>6 </text:p>
      <text:p text:style-name="Preformatted_20_Text"><text:span text:style-name="T2"><text:s text:c="2"/>7 </text:span><text:span text:style-name="T9">int</text:span> main(<text:span text:style-name="T9">int</text:span> argc, <text:span text:style-name="T9">char</text:span> *argv[])</text:p>
      <text:p text:style-name="Preformatted_20_Text"><text:span text:style-name="T2"><text:s text:c="2"/>8 </text:span>{</text:p>
      <text:p text:style-name="Preformatted_20_Text"><text:span text:style-name="T2"><text:s text:c="2"/>9 </text:span><text:s text:c="4"/><text:span text:style-name="T9">FILE</text:span> *fp = fopen(argv[<text:span text:style-name="T6">1</text:span>], <text:span text:style-name="T6">"r"</text:span>);</text:p>
      <text:p text:style-name="Preformatted_20_Text"><text:span text:style-name="T2"><text:s/>10 </text:span><text:s text:c="4"/>printf(<text:span text:style-name="T6">"errno = </text:span><text:span text:style-name="T4">%d</text:span><text:span text:style-name="T6">, str = </text:span><text:span text:style-name="T4">%s\n</text:span><text:span text:style-name="T6">"</text:span>, errno, strerror(errno));</text:p>
      <text:p text:style-name="Preformatted_20_Text"><text:span text:style-name="T2"><text:s/>11 </text:span><text:s text:c="8"/><text:span text:style-name="T17">//判断文件是否存在，然后决定是否打开文件，同时看错误提示</text:span></text:p>
      <text:p text:style-name="Preformatted_20_Text"><text:span text:style-name="T2"><text:s/>12 </text:span><text:s text:c="4"/>(<text:span text:style-name="T9">void</text:span>)fp; <text:span text:style-name="T17">//Avoid Warning</text:span></text:p>
      <text:p text:style-name="P1"><text:s/>13 </text:p>
      <text:p text:style-name="Preformatted_20_Text"><text:span text:style-name="T2"><text:s/>14 </text:span><text:s text:c="4"/><text:span text:style-name="T9">int</text:span> err = access(argv[<text:span text:style-name="T6">1</text:span>], <text:span text:style-name="T6">0</text:span>);</text:p>
      <text:p text:style-name="Preformatted_20_Text"><text:span text:style-name="T2"><text:s/>15 </text:span><text:s text:c="4"/>printf(<text:span text:style-name="T6">"errno = </text:span><text:span text:style-name="T4">%d</text:span><text:span text:style-name="T6">, str = </text:span><text:span text:style-name="T4">%s\n</text:span><text:span text:style-name="T6">"</text:span>, errno, strerror(errno));</text:p>
      <text:p text:style-name="P1"><text:s/>16 </text:p>
      <text:p text:style-name="Preformatted_20_Text"><text:span text:style-name="T2"><text:s/>17 </text:span><text:s text:c="4"/><text:span text:style-name="T2">if</text:span> (err == <text:span text:style-name="T6">0</text:span>) { <text:s text:c="12"/><text:span text:style-name="T17">//打开文件操作</text:span></text:p>
      <text:p text:style-name="Preformatted_20_Text"><text:span text:style-name="T2"><text:s/>18 </text:span><text:s text:c="8"/><text:span text:style-name="T17">//...</text:span></text:p>
      <text:p text:style-name="Preformatted_20_Text"><text:span text:style-name="T2"><text:s/>19 </text:span><text:s text:c="4"/>} <text:span text:style-name="T2">else</text:span> { <text:s text:c="19"/><text:span text:style-name="T17">//创建文件操作</text:span></text:p>
      <text:p text:style-name="Preformatted_20_Text"><text:span text:style-name="T2"><text:s/>20 </text:span><text:s text:c="8"/><text:span text:style-name="T17">//...</text:span></text:p>
      <text:p text:style-name="Preformatted_20_Text"><text:span text:style-name="T2"><text:s/>21 </text:span><text:s text:c="4"/>}</text:p>
      <text:p text:style-name="Preformatted_20_Text"><text:span text:style-name="T2"><text:s/>22 </text:span>}</text:p>
      <text:p text:style-name="P2">~ <text:s text:c="78"/></text:p>
      <text:p text:style-name="P2">~ <text:s text:c="78"/></text:p>
      <text:p text:style-name="P13">"Example5_3_2.c" 22L, 594C <text:s text:c="35"/>1,1 <text:s text:c="9"/>全部</text:p>
      <text:p text:style-name="P20">结果</text:p>
      <text:p text:style-name="P9"><text:span text:style-name="T10">➜ <text:s/></text:span><text:span text:style-name="T12">IO</text:span> gcc Example5_3_2.c -Wall -o Example5_3_2</text:p>
      <text:p text:style-name="Preformatted_20_Text"><text:span text:style-name="T10">➜ <text:s/></text:span><text:span text:style-name="T12">IO</text:span> ./Example5_3_2 Example5_2 <text:s text:c="12"/></text:p>
      <text:p text:style-name="Preformatted_20_Text">errno = 2, str = No such file or directory</text:p>
      <text:p text:style-name="Preformatted_20_Text">errno = 2, str = No such file or directory</text:p>
      <text:p text:style-name="Preformatted_20_Text"><text:span text:style-name="T10">➜ <text:s/></text:span><text:span text:style-name="T12">IO</text:span> ./Example5_3_2 Example5_2_1 <text:s text:c="10"/></text:p>
      <text:p text:style-name="Preformatted_20_Text">errno = 0, str = Success</text:p>
      <text:p text:style-name="P13">errno = 0, str = Success</text:p>
      <text:p text:style-name="P21"><text:soft-page-break/>8、创建文件</text:p>
      <text:p text:style-name="P10"><text:span text:style-name="T2"><text:s text:c="2"/>1 </text:span><text:span text:style-name="T4">#include </text:span><text:span text:style-name="T6">&lt;unistd.h&gt;</text:span></text:p>
      <text:p text:style-name="Preformatted_20_Text"><text:span text:style-name="T2"><text:s text:c="2"/>2 </text:span><text:span text:style-name="T4">#include </text:span><text:span text:style-name="T6">&lt;stdio.h&gt;</text:span></text:p>
      <text:p text:style-name="Preformatted_20_Text"><text:span text:style-name="T2"><text:s text:c="2"/>3 </text:span><text:span text:style-name="T4">#include </text:span><text:span text:style-name="T6">&lt;fcntl.h&gt;</text:span></text:p>
      <text:p text:style-name="Preformatted_20_Text"><text:span text:style-name="T2"><text:s text:c="2"/>4 </text:span><text:span text:style-name="T4">#include </text:span><text:span text:style-name="T6">&lt;errno.h&gt;</text:span></text:p>
      <text:p text:style-name="Preformatted_20_Text"><text:span text:style-name="T2"><text:s text:c="2"/>5 </text:span><text:span text:style-name="T4">#include </text:span><text:span text:style-name="T6">&lt;string.h&gt;</text:span></text:p>
      <text:p text:style-name="P1"><text:s text:c="2"/>6 </text:p>
      <text:p text:style-name="Preformatted_20_Text"><text:span text:style-name="T2"><text:s text:c="2"/>7 </text:span><text:span text:style-name="T9">int</text:span> main(<text:span text:style-name="T9">int</text:span> argc, <text:span text:style-name="T9">char</text:span> **argv)</text:p>
      <text:p text:style-name="Preformatted_20_Text"><text:span text:style-name="T2"><text:s text:c="2"/>8 </text:span>{</text:p>
      <text:p text:style-name="Preformatted_20_Text"><text:span text:style-name="T2"><text:s text:c="2"/>9 </text:span><text:s text:c="4"/><text:span text:style-name="T9">int</text:span> fd = -<text:span text:style-name="T6">1</text:span>;</text:p>
      <text:p text:style-name="Preformatted_20_Text"><text:span text:style-name="T2"><text:s/>10 </text:span><text:s text:c="4"/>fd = creat(argv[<text:span text:style-name="T6">1</text:span>], <text:span text:style-name="T4">0</text:span><text:span text:style-name="T6">0777</text:span>);</text:p>
      <text:p text:style-name="Preformatted_20_Text"><text:span text:style-name="T2"><text:s/>11 </text:span><text:s text:c="4"/><text:span text:style-name="T2">if</text:span> (fd &lt; <text:span text:style-name="T6">0</text:span>) {</text:p>
      <text:p text:style-name="Preformatted_20_Text"><text:span text:style-name="T2"><text:s/>12 </text:span><text:s text:c="8"/>printf(<text:span text:style-name="T6">"errno: </text:span><text:span text:style-name="T4">%s\n</text:span><text:span text:style-name="T6">"</text:span>, strerror(errno));</text:p>
      <text:p text:style-name="Preformatted_20_Text"><text:span text:style-name="T2"><text:s/>13 </text:span><text:s text:c="4"/>} <text:span text:style-name="T2">else</text:span> {</text:p>
      <text:p text:style-name="Preformatted_20_Text"><text:span text:style-name="T2"><text:s/>14 </text:span><text:s text:c="8"/>printf(<text:span text:style-name="T6">"ok : </text:span><text:span text:style-name="T4">%d\n</text:span><text:span text:style-name="T6">"</text:span>, fd);</text:p>
      <text:p text:style-name="Preformatted_20_Text"><text:span text:style-name="T2"><text:s/>15 </text:span><text:s text:c="8"/>close(fd);</text:p>
      <text:p text:style-name="Preformatted_20_Text"><text:span text:style-name="T2"><text:s/>16 </text:span><text:s text:c="4"/>}</text:p>
      <text:p text:style-name="Preformatted_20_Text"><text:span text:style-name="T2"><text:s/>17 </text:span><text:s text:c="4"/><text:span text:style-name="T2">return</text:span> <text:span text:style-name="T6">0</text:span>;</text:p>
      <text:p text:style-name="Preformatted_20_Text"><text:span text:style-name="T2"><text:s/>18 </text:span>}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13">"Example5_3_3.c" 18L, 334C <text:s text:c="35"/>1,1 <text:s text:c="9"/>全部</text:p>
      <text:p text:style-name="P21">结果</text:p>
      <text:p text:style-name="P10"><text:span text:style-name="T14">➜ <text:s/></text:span><text:span text:style-name="T12">IO</text:span> ./Example5_3_3 a_new_file</text:p>
      <text:p text:style-name="Preformatted_20_Text">ok : 3</text:p>
      <text:p text:style-name="Preformatted_20_Text"><text:span text:style-name="T10">➜ <text:s/></text:span><text:span text:style-name="T12">IO</text:span> ls <text:s text:c="22"/></text:p>
      <text:p text:style-name="Preformatted_20_Text"><text:span text:style-name="T11">a_new_file</text:span> <text:s text:c="5"/>Example5_2_2.c <text:s/>Example5_2_4.c <text:s/>Example5_2_6.c <text:s/>Example5_3_3.c</text:p>
      <text:p text:style-name="Preformatted_20_Text"><text:span text:style-name="T11">Example5_2_1</text:span> <text:s text:c="3"/><text:span text:style-name="T11">Example5_2_3</text:span> <text:s text:c="3"/><text:span text:style-name="T11">Example5_2_5</text:span> <text:s text:c="3"/><text:span text:style-name="T11">Example5_3_2</text:span> <text:s text:c="3"/><text:span text:style-name="T16">hello</text:span></text:p>
      <text:p text:style-name="Preformatted_20_Text">Example5_2_1.c <text:s/>Example5_2_3.c <text:s/>Example5_2_5.c <text:s/>Example5_3_2.c <text:s/>作业.odt</text:p>
      <text:p text:style-name="Preformatted_20_Text"><text:span text:style-name="T11">Example5_2_2</text:span> <text:s text:c="3"/><text:span text:style-name="T11">Example5_2_4</text:span> <text:s text:c="3"/><text:span text:style-name="T11">Example5_2_6</text:span> <text:s text:c="3"/><text:span text:style-name="T11">Example5_3_3</text:span></text:p>
      <text:p text:style-name="P13"><text:span text:style-name="T10">➜ <text:s/></text:span><text:span text:style-name="T12">IO</text:span> </text:p>
      <text:p text:style-name="P21">9、创建或打开文件</text:p>
      <text:p text:style-name="P10"><text:span text:style-name="T2"><text:s text:c="2"/>1 </text:span><text:span text:style-name="T4">#include </text:span><text:span text:style-name="T6">&lt;stdlib.h&gt;</text:span></text:p>
      <text:p text:style-name="Preformatted_20_Text"><text:span text:style-name="T2"><text:s text:c="2"/>2 </text:span><text:span text:style-name="T4">#include </text:span><text:span text:style-name="T6">&lt;stdio.h&gt;</text:span></text:p>
      <text:p text:style-name="Preformatted_20_Text"><text:span text:style-name="T2"><text:s text:c="2"/>3 </text:span><text:span text:style-name="T4">#include </text:span><text:span text:style-name="T6">&lt;string.h&gt;</text:span></text:p>
      <text:p text:style-name="Preformatted_20_Text"><text:span text:style-name="T2"><text:s text:c="2"/>4 </text:span><text:span text:style-name="T4">#include </text:span><text:span text:style-name="T6">&lt;unistd.h&gt;</text:span></text:p>
      <text:p text:style-name="Preformatted_20_Text"><text:span text:style-name="T2"><text:s text:c="2"/>5 </text:span><text:span text:style-name="T4">#include </text:span><text:span text:style-name="T6">&lt;errno.h&gt;</text:span></text:p>
      <text:p text:style-name="Preformatted_20_Text"><text:span text:style-name="T2"><text:s text:c="2"/>6 </text:span><text:span text:style-name="T4">#include </text:span><text:span text:style-name="T6">&lt;fcntl.h&gt;</text:span></text:p>
      <text:p text:style-name="Preformatted_20_Text"><text:span text:style-name="T2"><text:s text:c="2"/>7 </text:span><text:span text:style-name="T9">int</text:span> main(<text:span text:style-name="T9">int</text:span> argc, <text:span text:style-name="T9">char</text:span> *argv[])</text:p>
      <text:p text:style-name="Preformatted_20_Text"><text:span text:style-name="T2"><text:s text:c="2"/>8 </text:span>{</text:p>
      <text:p text:style-name="Preformatted_20_Text"><text:span text:style-name="T2"><text:s text:c="2"/>9 </text:span><text:s text:c="4"/><text:span text:style-name="T9">int</text:span> fd;</text:p>
      <text:p text:style-name="Preformatted_20_Text"><text:span text:style-name="T2"><text:s/>10 </text:span><text:s text:c="4"/><text:span text:style-name="T9">int</text:span> err = access(argv[<text:span text:style-name="T6">1</text:span>], <text:span text:style-name="T6">0</text:span>);</text:p>
      <text:p text:style-name="Preformatted_20_Text"><text:span text:style-name="T2"><text:s/>11 </text:span><text:s text:c="4"/>printf(<text:span text:style-name="T6">"err=</text:span><text:span text:style-name="T4">%d</text:span><text:span text:style-name="T6">,errstr=</text:span><text:span text:style-name="T4">%s\n</text:span><text:span text:style-name="T6">"</text:span>, errno, strerror(errno));</text:p>
      <text:p text:style-name="Preformatted_20_Text"><text:span text:style-name="T2"><text:s/>12 </text:span><text:s text:c="4"/><text:span text:style-name="T2">if</text:span> (err == <text:span text:style-name="T6">0</text:span>) {</text:p>
      <text:p text:style-name="Preformatted_20_Text"><text:span text:style-name="T2"><text:s/>13 </text:span><text:s text:c="8"/>fd = open(argv[<text:span text:style-name="T6">1</text:span>], O_RDWR | O_SYNC, <text:span text:style-name="T4">0</text:span><text:span text:style-name="T6">666</text:span>);</text:p>
      <text:p text:style-name="Preformatted_20_Text"><text:span text:style-name="T2"><text:s/>14 </text:span><text:s text:c="4"/>} <text:span text:style-name="T2">else</text:span> {</text:p>
      <text:p text:style-name="Preformatted_20_Text"><text:span text:style-name="T2"><text:s/>15 </text:span><text:s text:c="8"/>fd = creat(argv[<text:span text:style-name="T6">1</text:span>], <text:span text:style-name="T4">0</text:span><text:span text:style-name="T6">666</text:span>);</text:p>
      <text:p text:style-name="Preformatted_20_Text"><text:span text:style-name="T2"><text:s/>16 </text:span><text:s text:c="4"/>}</text:p>
      <text:p text:style-name="Preformatted_20_Text"><text:span text:style-name="T2"><text:s/>17 </text:span><text:s text:c="4"/><text:span text:style-name="T2">if</text:span> (fd == -<text:span text:style-name="T6">1</text:span>) {</text:p>
      <text:p text:style-name="Preformatted_20_Text"><text:span text:style-name="T2"><text:s/>18 </text:span><text:s text:c="8"/>fprintf(<text:span text:style-name="T6">stderr</text:span>, <text:span text:style-name="T6">"open or creat err </text:span><text:span text:style-name="T4">\n</text:span><text:span text:style-name="T6">"</text:span>);</text:p>
      <text:p text:style-name="Preformatted_20_Text"><text:soft-page-break/><text:span text:style-name="T2"><text:s/>19 </text:span><text:s text:c="8"/>perror(argv[<text:span text:style-name="T6">0</text:span>]);</text:p>
      <text:p text:style-name="Preformatted_20_Text"><text:span text:style-name="T2"><text:s/>20 </text:span><text:s text:c="8"/><text:span text:style-name="T2">return</text:span> <text:span text:style-name="T6">0</text:span>;</text:p>
      <text:p text:style-name="Preformatted_20_Text"><text:span text:style-name="T2"><text:s/>21 </text:span><text:s text:c="4"/>}</text:p>
      <text:p text:style-name="Preformatted_20_Text"><text:span text:style-name="T2"><text:s/>22 </text:span>}</text:p>
      <text:p text:style-name="P2">~ <text:s text:c="78"/></text:p>
      <text:p text:style-name="P2">~ <text:s text:c="78"/></text:p>
      <text:p text:style-name="P13">"Example5_3_4.c" 22L, 501C <text:s text:c="35"/>1,1 <text:s text:c="9"/>全部</text:p>
      <text:p text:style-name="P21">结果</text:p>
      <text:p text:style-name="P10"><text:span text:style-name="T10">➜ <text:s/></text:span><text:span text:style-name="T12">IO</text:span> gcc Example5_3_4.c -Wall -o Example5_3_4</text:p>
      <text:p text:style-name="Preformatted_20_Text"><text:span text:style-name="T10">➜ <text:s/></text:span><text:span text:style-name="T12">IO</text:span> ls <text:s text:c="12"/></text:p>
      <text:p text:style-name="Preformatted_20_Text"><text:span text:style-name="T11">Example5_2_1</text:span> <text:s text:c="3"/><text:span text:style-name="T11">Example5_2_3</text:span> <text:s text:c="3"/><text:span text:style-name="T11">Example5_2_5</text:span> <text:s text:c="3"/><text:span text:style-name="T11">Example5_3_2</text:span> <text:s text:c="3"/><text:span text:style-name="T11">Example5_3_4</text:span></text:p>
      <text:p text:style-name="Preformatted_20_Text">Example5_2_1.c <text:s/>Example5_2_3.c <text:s/>Example5_2_5.c <text:s/>Example5_3_2.c <text:s/>Example5_3_4.c</text:p>
      <text:p text:style-name="Preformatted_20_Text"><text:span text:style-name="T11">Example5_2_2</text:span> <text:s text:c="3"/><text:span text:style-name="T11">Example5_2_4</text:span> <text:s text:c="3"/><text:span text:style-name="T11">Example5_2_6</text:span> <text:s text:c="3"/><text:span text:style-name="T11">Example5_3_3</text:span> <text:s text:c="3"/><text:span text:style-name="T16">hello</text:span></text:p>
      <text:p text:style-name="Preformatted_20_Text">Example5_2_2.c <text:s/>Example5_2_4.c <text:s/>Example5_2_6.c <text:s/>Example5_3_3.c <text:s/>作业.odt</text:p>
      <text:p text:style-name="Preformatted_20_Text"><text:span text:style-name="T10">➜ <text:s/></text:span><text:span text:style-name="T12">IO</text:span> ./Example5_3_4 Example5_3_5.c <text:s text:c="7"/></text:p>
      <text:p text:style-name="Preformatted_20_Text">err=2,errstr=No such file or directory</text:p>
      <text:p text:style-name="Preformatted_20_Text"><text:span text:style-name="T10">➜ <text:s/></text:span><text:span text:style-name="T12">IO</text:span> ls <text:s text:c="26"/></text:p>
      <text:p text:style-name="Preformatted_20_Text"><text:span text:style-name="T11">Example5_2_1</text:span> <text:s text:c="3"/>Example5_2_3.c <text:s/><text:span text:style-name="T11">Example5_2_6</text:span> <text:s text:c="3"/>Example5_3_3.c <text:s/>作业.odt</text:p>
      <text:p text:style-name="Preformatted_20_Text">Example5_2_1.c <text:s/><text:span text:style-name="T11">Example5_2_4</text:span> <text:s text:c="3"/>Example5_2_6.c <text:s/><text:span text:style-name="T11">Example5_3_4</text:span></text:p>
      <text:p text:style-name="Preformatted_20_Text"><text:span text:style-name="T11">Example5_2_2</text:span> <text:s text:c="3"/>Example5_2_4.c <text:s/><text:span text:style-name="T11">Example5_3_2</text:span> <text:s text:c="3"/>Example5_3_4.c</text:p>
      <text:p text:style-name="Preformatted_20_Text">Example5_2_2.c <text:s/><text:span text:style-name="T11">Example5_2_5</text:span> <text:s text:c="3"/>Example5_3_2.c <text:s/>Example5_3_5.c</text:p>
      <text:p text:style-name="Preformatted_20_Text"><text:span text:style-name="T11">Example5_2_3</text:span> <text:s text:c="3"/>Example5_2_5.c <text:s/><text:span text:style-name="T11">Example5_3_3</text:span> <text:s text:c="3"/><text:span text:style-name="T16">hello</text:span></text:p>
      <text:p text:style-name="P13"><text:span text:style-name="T10">➜ <text:s/></text:span><text:span text:style-name="T12">IO</text:span> </text:p>
      <text:p text:style-name="P22">10、<text:span text:style-name="T21">关闭文件（自创范例）</text:span></text:p>
      <text:p text:style-name="P26">向指定文件写入数据</text:p>
      <text:p text:style-name="P12"><text:span text:style-name="T2"><text:s text:c="2"/>1 </text:span><text:span text:style-name="T4">#include </text:span><text:span text:style-name="T6">&lt;unistd.h&gt;</text:span></text:p>
      <text:p text:style-name="Preformatted_20_Text"><text:span text:style-name="T2"><text:s text:c="2"/>2 </text:span><text:span text:style-name="T4">#include </text:span><text:span text:style-name="T6">&lt;errno.h&gt;</text:span></text:p>
      <text:p text:style-name="Preformatted_20_Text"><text:span text:style-name="T2"><text:s text:c="2"/>3 </text:span><text:span text:style-name="T4">#include </text:span><text:span text:style-name="T6">&lt;sys/types.h&gt;</text:span></text:p>
      <text:p text:style-name="Preformatted_20_Text"><text:span text:style-name="T2"><text:s text:c="2"/>4 </text:span><text:span text:style-name="T4">#include </text:span><text:span text:style-name="T6">&lt;sys/stat.h&gt;</text:span></text:p>
      <text:p text:style-name="Preformatted_20_Text"><text:span text:style-name="T2"><text:s text:c="2"/>5 </text:span><text:span text:style-name="T4">#include </text:span><text:span text:style-name="T6">&lt;fcntl.h&gt;</text:span></text:p>
      <text:p text:style-name="Preformatted_20_Text"><text:span text:style-name="T2"><text:s text:c="2"/>6 </text:span><text:span text:style-name="T4">#include </text:span><text:span text:style-name="T6">&lt;string.h&gt;</text:span></text:p>
      <text:p text:style-name="P1"><text:s text:c="2"/>7 </text:p>
      <text:p text:style-name="Preformatted_20_Text"><text:span text:style-name="T2"><text:s text:c="2"/>8 </text:span><text:span text:style-name="T9">int</text:span> main (<text:span text:style-name="T9">int</text:span> argc, <text:span text:style-name="T9">char</text:span> *argv[])</text:p>
      <text:p text:style-name="Preformatted_20_Text"><text:span text:style-name="T2"><text:s text:c="2"/>9 </text:span>{</text:p>
      <text:p text:style-name="Preformatted_20_Text"><text:span text:style-name="T2"><text:s/>10 </text:span><text:s text:c="4"/><text:span text:style-name="T2">if</text:span> (argc != <text:span text:style-name="T6">2</text:span>)</text:p>
      <text:p text:style-name="Preformatted_20_Text"><text:span text:style-name="T2"><text:s/>11 </text:span><text:s text:c="4"/>{</text:p>
      <text:p text:style-name="Preformatted_20_Text"><text:span text:style-name="T2"><text:s/>12 </text:span><text:s text:c="8"/>write(STDERR_FILENO, <text:span text:style-name="T6">"usage: "</text:span>, <text:span text:style-name="T6">7</text:span>);</text:p>
      <text:p text:style-name="Preformatted_20_Text"><text:span text:style-name="T2"><text:s/>13 </text:span><text:s text:c="8"/>write(STDERR_FILENO, argv[<text:span text:style-name="T6">0</text:span>], strlen(argv[<text:span text:style-name="T6">0</text:span>]));</text:p>
      <text:p text:style-name="Preformatted_20_Text"><text:span text:style-name="T2"><text:s/>14 </text:span><text:s text:c="8"/>write(STDERR_FILENO, <text:span text:style-name="T6">" FILE</text:span><text:span text:style-name="T4">\n</text:span><text:span text:style-name="T6">"</text:span>, <text:span text:style-name="T6">6</text:span>);</text:p>
      <text:p text:style-name="P1"><text:s/>15 </text:p>
      <text:p text:style-name="Preformatted_20_Text"><text:span text:style-name="T2"><text:s/>16 </text:span><text:s text:c="8"/><text:span text:style-name="T2">return</text:span> <text:span text:style-name="T6">1</text:span>;</text:p>
      <text:p text:style-name="Preformatted_20_Text"><text:span text:style-name="T2"><text:s/>17 </text:span><text:s text:c="4"/>}</text:p>
      <text:p text:style-name="P1"><text:s/>18 </text:p>
      <text:p text:style-name="Preformatted_20_Text"><text:span text:style-name="T2"><text:s/>19 </text:span><text:s text:c="4"/><text:span text:style-name="T9">int</text:span> fd = open(argv[<text:span text:style-name="T6">1</text:span>], O_WRONLY | O_CREAT, <text:span text:style-name="T4">0</text:span><text:span text:style-name="T6">644</text:span>);</text:p>
      <text:p text:style-name="P1"><text:s/>20 </text:p>
      <text:p text:style-name="Preformatted_20_Text"><text:span text:style-name="T2"><text:s/>21 </text:span><text:s text:c="4"/><text:span text:style-name="T2">if</text:span> (fd == -<text:span text:style-name="T6">1</text:span>)</text:p>
      <text:p text:style-name="Preformatted_20_Text"><text:span text:style-name="T2"><text:s/>22 </text:span><text:s text:c="4"/>{</text:p>
      <text:p text:style-name="Preformatted_20_Text"><text:span text:style-name="T2"><text:s/>23 </text:span><text:s text:c="8"/>write(STDERR_FILENO, <text:span text:style-name="T6">"open: "</text:span>, <text:span text:style-name="T6">6</text:span>);</text:p>
      <text:p text:style-name="Preformatted_20_Text"><text:span text:style-name="T2"><text:s/>24 </text:span><text:s text:c="8"/>write(STDERR_FILENO, strerror(errno), strlen(strerror(errno)));</text:p>
      <text:p text:style-name="Preformatted_20_Text"><text:span text:style-name="T2"><text:s/>25 </text:span><text:s text:c="8"/>write(STDERR_FILENO, <text:span text:style-name="T6">"</text:span><text:span text:style-name="T4">\n</text:span><text:span text:style-name="T6">"</text:span>, <text:span text:style-name="T6">1</text:span>);</text:p>
      <text:p text:style-name="P1"><text:s/>26 </text:p>
      <text:p text:style-name="Preformatted_20_Text"><text:span text:style-name="T2"><text:s/>27 </text:span><text:s text:c="8"/><text:span text:style-name="T2">return</text:span> -<text:span text:style-name="T6">1</text:span>;</text:p>
      <text:p text:style-name="Preformatted_20_Text"><text:span text:style-name="T2"><text:s/>28 </text:span><text:s text:c="4"/>}</text:p>
      <text:p text:style-name="P1"><text:s/>29 </text:p>
      <text:p text:style-name="Preformatted_20_Text"><text:soft-page-break/><text:span text:style-name="T2"><text:s/>30 </text:span><text:s text:c="4"/><text:span text:style-name="T9">char</text:span> buffer[<text:span text:style-name="T6">1024</text:span>];</text:p>
      <text:p text:style-name="Preformatted_20_Text"><text:span text:style-name="T2"><text:s/>31 </text:span><text:s text:c="4"/><text:span text:style-name="T9">size_t</text:span> count;</text:p>
      <text:p text:style-name="P1"><text:s/>32 </text:p>
      <text:p text:style-name="Preformatted_20_Text"><text:span text:style-name="T2"><text:s/>33 </text:span><text:s text:c="4"/><text:span text:style-name="T2">while</text:span> ((count = read(STDIN_FILENO, buffer, <text:span text:style-name="T6">1024</text:span>)))</text:p>
      <text:p text:style-name="Preformatted_20_Text"><text:span text:style-name="T2"><text:s/>34 </text:span><text:s text:c="4"/>{</text:p>
      <text:p text:style-name="Preformatted_20_Text"><text:span text:style-name="T2"><text:s/>35 </text:span><text:s text:c="8"/>write(fd, buffer, count);</text:p>
      <text:p text:style-name="Preformatted_20_Text"><text:span text:style-name="T2"><text:s/>36 </text:span><text:s text:c="4"/>}</text:p>
      <text:p text:style-name="P1"><text:s/>37 </text:p>
      <text:p text:style-name="Preformatted_20_Text"><text:span text:style-name="T2"><text:s/>38 </text:span><text:s text:c="4"/>close(fd);</text:p>
      <text:p text:style-name="P1"><text:s/>39 </text:p>
      <text:p text:style-name="Preformatted_20_Text"><text:span text:style-name="T2"><text:s/>40 </text:span><text:s text:c="4"/><text:span text:style-name="T2">return</text:span> <text:span text:style-name="T6">0</text:span>;</text:p>
      <text:p text:style-name="Preformatted_20_Text"><text:span text:style-name="T2"><text:s/>41 </text:span>}</text:p>
      <text:p text:style-name="P2">~ <text:s text:c="78"/></text:p>
      <text:p text:style-name="P13"><text:s text:c="62"/>1,1 <text:s text:c="9"/>全部</text:p>
      <text:p text:style-name="P26"/>
      <text:p text:style-name="P23">结果</text:p>
      <text:p text:style-name="P11"><text:span text:style-name="T10">➜ <text:s/></text:span><text:span text:style-name="T12">IO</text:span> gcc Example5_3_5.c -Wall -o Example5_3_5</text:p>
      <text:p text:style-name="Preformatted_20_Text"><text:span text:style-name="T10">➜ <text:s/></text:span><text:span text:style-name="T12">IO</text:span> ./Example5_3_5 testfile.txt <text:s text:c="12"/></text:p>
      <text:p text:style-name="Preformatted_20_Text">hello, my dear</text:p>
      <text:p text:style-name="Preformatted_20_Text"><text:span text:style-name="T10">➜ <text:s/></text:span><text:span text:style-name="T12">IO</text:span> cat testfile.txt <text:s text:c="23"/></text:p>
      <text:p text:style-name="Preformatted_20_Text">hello, my dear</text:p>
      <text:p text:style-name="P13"><text:span text:style-name="T10">➜ <text:s/></text:span><text:span text:style-name="T12">IO</text:span> </text:p>
      <text:p text:style-name="P24">11、递归删除文件（自创范例）</text:p>
      <text:p text:style-name="P27">此处使用手动管理栈，避免了递归调用</text:p>
      <text:p text:style-name="P55"><text:span text:style-name="T2"><text:s text:c="2"/>1 </text:span><text:span text:style-name="T4">#include </text:span><text:span text:style-name="T6">&lt;stdio.h&gt;</text:span></text:p>
      <text:p text:style-name="Preformatted_20_Text"><text:span text:style-name="T2"><text:s text:c="2"/>2 </text:span><text:span text:style-name="T4">#include </text:span><text:span text:style-name="T6">&lt;unistd.h&gt;</text:span></text:p>
      <text:p text:style-name="Preformatted_20_Text"><text:span text:style-name="T2"><text:s text:c="2"/>3 </text:span><text:span text:style-name="T4">#include </text:span><text:span text:style-name="T6">&lt;sys/stat.h&gt;</text:span></text:p>
      <text:p text:style-name="Preformatted_20_Text"><text:span text:style-name="T2"><text:s text:c="2"/>4 </text:span><text:span text:style-name="T4">#include </text:span><text:span text:style-name="T6">&lt;sys/types.h&gt;</text:span></text:p>
      <text:p text:style-name="Preformatted_20_Text"><text:span text:style-name="T2"><text:s text:c="2"/>5 </text:span><text:span text:style-name="T4">#include </text:span><text:span text:style-name="T6">&lt;dirent.h&gt;</text:span></text:p>
      <text:p text:style-name="Preformatted_20_Text"><text:span text:style-name="T2"><text:s text:c="2"/>6 </text:span><text:span text:style-name="T4">#include </text:span><text:span text:style-name="T6">&lt;string.h&gt;</text:span></text:p>
      <text:p text:style-name="P1"><text:s text:c="2"/>7 </text:p>
      <text:p text:style-name="Preformatted_20_Text"><text:span text:style-name="T2"><text:s text:c="2"/>8 </text:span><text:span text:style-name="T9">int</text:span> main (<text:span text:style-name="T9">int</text:span> argc, <text:span text:style-name="T9">char</text:span> *argv[])</text:p>
      <text:p text:style-name="Preformatted_20_Text"><text:span text:style-name="T2"><text:s text:c="2"/>9 </text:span>{</text:p>
      <text:p text:style-name="P1"><text:s/>10 </text:p>
      <text:p text:style-name="Preformatted_20_Text"><text:span text:style-name="T2"><text:s/>11 </text:span><text:s text:c="4"/><text:span text:style-name="T9">DIR</text:span> * stack[<text:span text:style-name="T6">128</text:span>]; <text:s text:c="2"/><text:span text:style-name="T17">// Max Stack Depth = 128</text:span></text:p>
      <text:p text:style-name="Preformatted_20_Text"><text:span text:style-name="T2"><text:s/>12 </text:span><text:s text:c="4"/><text:span text:style-name="T9">DIR</text:span> ** sp = stack; <text:s/><text:span text:style-name="T17">// Stack Pointer</text:span></text:p>
      <text:p text:style-name="P1"><text:s/>13 </text:p>
      <text:p text:style-name="Preformatted_20_Text"><text:span text:style-name="T2"><text:s/>14 </text:span><text:s text:c="4"/><text:span text:style-name="T9">struct</text:span> dirent *item;</text:p>
      <text:p text:style-name="P1"><text:s/>15 </text:p>
      <text:p text:style-name="Preformatted_20_Text"><text:span text:style-name="T2"><text:s/>16 </text:span><text:s text:c="4"/><text:span text:style-name="T9">size_t</text:span> base_len = <text:span text:style-name="T6">0</text:span>;</text:p>
      <text:p text:style-name="Preformatted_20_Text"><text:span text:style-name="T2"><text:s/>17 </text:span><text:s text:c="4"/><text:span text:style-name="T9">size_t</text:span> path_len = <text:span text:style-name="T6">0</text:span>;</text:p>
      <text:p text:style-name="Preformatted_20_Text"><text:span text:style-name="T2"><text:s/>18 </text:span><text:s text:c="4"/><text:span text:style-name="T9">char</text:span> path[<text:span text:style-name="T6">2048</text:span>] = {<text:span text:style-name="T6">0</text:span>};</text:p>
      <text:p text:style-name="P1"><text:s/>19 </text:p>
      <text:p text:style-name="Preformatted_20_Text"><text:span text:style-name="T2"><text:s/>20 </text:span><text:s text:c="4"/><text:span text:style-name="T2">if</text:span> (argc != <text:span text:style-name="T6">2</text:span>)</text:p>
      <text:p text:style-name="Preformatted_20_Text"><text:span text:style-name="T2"><text:s/>21 </text:span><text:s text:c="4"/>{</text:p>
      <text:p text:style-name="Preformatted_20_Text"><text:span text:style-name="T2"><text:s/>22 </text:span><text:s text:c="8"/>fprintf(<text:span text:style-name="T6">stderr</text:span>, <text:span text:style-name="T6">"usage: </text:span><text:span text:style-name="T4">%s</text:span><text:span text:style-name="T6"> DIRECTORY</text:span><text:span text:style-name="T4">\n</text:span><text:span text:style-name="T6">"</text:span>, argv[<text:span text:style-name="T6">0</text:span>]);</text:p>
      <text:p text:style-name="Preformatted_20_Text"><text:span text:style-name="T2"><text:s/>23 </text:span><text:s text:c="8"/><text:span text:style-name="T2">return</text:span> <text:span text:style-name="T6">1</text:span>;</text:p>
      <text:p text:style-name="Preformatted_20_Text"><text:span text:style-name="T2"><text:s/>24 </text:span><text:s text:c="4"/>}</text:p>
      <text:p text:style-name="P1"><text:s/>25 </text:p>
      <text:p text:style-name="Preformatted_20_Text"><text:span text:style-name="T2"><text:s/>26 </text:span><text:s text:c="4"/>strncpy(path, argv[<text:span text:style-name="T6">1</text:span>], <text:span text:style-name="T6">2048</text:span>);</text:p>
      <text:p text:style-name="Preformatted_20_Text"><text:span text:style-name="T2"><text:s/>27 </text:span><text:s text:c="4"/>path_len = strlen(path);</text:p>
      <text:p text:style-name="Preformatted_20_Text"><text:span text:style-name="T2"><text:s/>28 </text:span><text:s text:c="4"/>base_len = path_len;</text:p>
      <text:p text:style-name="P1"><text:s/>29 </text:p>
      <text:p text:style-name="Preformatted_20_Text"><text:soft-page-break/><text:span text:style-name="T2"><text:s/>30 </text:span><text:s text:c="4"/>*sp = opendir(path);</text:p>
      <text:p text:style-name="Preformatted_20_Text"><text:span text:style-name="T2"><text:s/>31 </text:span><text:s text:c="4"/><text:span text:style-name="T2">if</text:span> (*sp == <text:span text:style-name="T6">NULL</text:span>) {</text:p>
      <text:p text:style-name="Preformatted_20_Text"><text:span text:style-name="T2"><text:s/>32 </text:span><text:s text:c="8"/>perror(<text:span text:style-name="T6">"opendir"</text:span>);</text:p>
      <text:p text:style-name="Preformatted_20_Text"><text:span text:style-name="T2"><text:s/>33 </text:span><text:s text:c="8"/><text:span text:style-name="T2">return</text:span> -<text:span text:style-name="T6">1</text:span>;</text:p>
      <text:p text:style-name="Preformatted_20_Text"><text:span text:style-name="T2"><text:s/>34 </text:span><text:s text:c="4"/>}</text:p>
      <text:p text:style-name="P1"><text:s/>35 </text:p>
      <text:p text:style-name="Preformatted_20_Text"><text:span text:style-name="T2"><text:s/>36 </text:span><text:s text:c="4"/><text:span text:style-name="T2">for</text:span>(;;)</text:p>
      <text:p text:style-name="Preformatted_20_Text"><text:span text:style-name="T2"><text:s/>37 </text:span><text:s text:c="4"/>{</text:p>
      <text:p text:style-name="Preformatted_20_Text"><text:span text:style-name="T2"><text:s/>38 </text:span><text:s text:c="8"/><text:span text:style-name="T2">while</text:span> ((item = readdir(*sp)))</text:p>
      <text:p text:style-name="Preformatted_20_Text"><text:span text:style-name="T2"><text:s/>39 </text:span><text:s text:c="8"/>{</text:p>
      <text:p text:style-name="Preformatted_20_Text"><text:span text:style-name="T2"><text:s/>40 </text:span><text:s text:c="12"/><text:span text:style-name="T9">size_t</text:span> name_len = strlen(item-&gt;d_name);</text:p>
      <text:p text:style-name="Preformatted_20_Text"><text:span text:style-name="T2"><text:s/>41 </text:span><text:s text:c="12"/><text:span text:style-name="T2">if</text:span> (item-&gt;d_type == DT_DIR)</text:p>
      <text:p text:style-name="Preformatted_20_Text"><text:span text:style-name="T2"><text:s/>42 </text:span><text:s text:c="12"/>{</text:p>
      <text:p text:style-name="Preformatted_20_Text"><text:span text:style-name="T2"><text:s/>43 </text:span><text:s text:c="16"/><text:span text:style-name="T2">if</text:span> (!strcmp(item-&gt;d_name, <text:span text:style-name="T6">"."</text:span>) || !strcmp(item-&gt;d_name, <text:span text:style-name="T6">".."</text:span>))</text:p>
      <text:p text:style-name="Preformatted_20_Text"><text:span text:style-name="T2"><text:s/>44 </text:span><text:s text:c="20"/><text:span text:style-name="T2">continue</text:span>;</text:p>
      <text:p text:style-name="P1"><text:s/>45 </text:p>
      <text:p text:style-name="Preformatted_20_Text"><text:span text:style-name="T2"><text:s/>46 </text:span><text:s text:c="16"/><text:span text:style-name="T2">if</text:span> (sp &lt; stack + <text:span text:style-name="T6">128</text:span>)</text:p>
      <text:p text:style-name="Preformatted_20_Text"><text:span text:style-name="T2"><text:s/>47 </text:span><text:s text:c="16"/>{</text:p>
      <text:p text:style-name="Preformatted_20_Text"><text:span text:style-name="T2"><text:s/>48 </text:span><text:s text:c="20"/>sp ++;</text:p>
      <text:p text:style-name="Preformatted_20_Text"><text:span text:style-name="T2"><text:s/>49 </text:span><text:s text:c="20"/><text:span text:style-name="T2">if</text:span> (path_len + name_len + <text:span text:style-name="T6">1</text:span> &gt;= <text:span text:style-name="T6">2048</text:span>)</text:p>
      <text:p text:style-name="Preformatted_20_Text"><text:span text:style-name="T2"><text:s/>50 </text:span><text:s text:c="20"/>{</text:p>
      <text:p text:style-name="Preformatted_20_Text"><text:span text:style-name="T2"><text:s/>51 </text:span><text:s text:c="24"/>fprintf(<text:span text:style-name="T6">stderr</text:span>, <text:span text:style-name="T6">"error: path is too long</text:span><text:span text:style-name="T4">\n</text:span><text:span text:style-name="T6">"</text:span>);</text:p>
      <text:p text:style-name="Preformatted_20_Text"><text:span text:style-name="T2"><text:s/>52 </text:span><text:s text:c="24"/><text:span text:style-name="T2">return</text:span> -<text:span text:style-name="T6">1</text:span>;</text:p>
      <text:p text:style-name="Preformatted_20_Text"><text:span text:style-name="T2"><text:s/>53 </text:span><text:s text:c="20"/>}</text:p>
      <text:p text:style-name="P1"><text:s/>54 </text:p>
      <text:p text:style-name="Preformatted_20_Text"><text:span text:style-name="T2"><text:s/>55 </text:span><text:s text:c="20"/>path[path_len ++] = <text:span text:style-name="T6">'/'</text:span>;</text:p>
      <text:p text:style-name="Preformatted_20_Text"><text:span text:style-name="T2"><text:s/>56 </text:span><text:s text:c="20"/>strncpy(&amp;path[path_len], item-&gt;d_name, <text:span text:style-name="T6">2048</text:span> - path_len);</text:p>
      <text:p text:style-name="Preformatted_20_Text"><text:span text:style-name="T2"><text:s/>57 </text:span><text:s text:c="20"/>path_len += name_len;</text:p>
      <text:p text:style-name="P1"><text:s/>58 </text:p>
      <text:p text:style-name="Preformatted_20_Text"><text:span text:style-name="T2"><text:s/>59 </text:span><text:s text:c="20"/>*sp = opendir(path);</text:p>
      <text:p text:style-name="Preformatted_20_Text"><text:span text:style-name="T2"><text:s/>60 </text:span><text:s text:c="20"/><text:span text:style-name="T2">if</text:span> (*sp == <text:span text:style-name="T6">NULL</text:span>)</text:p>
      <text:p text:style-name="Preformatted_20_Text"><text:span text:style-name="T2"><text:s/>61 </text:span><text:s text:c="20"/>{</text:p>
      <text:p text:style-name="Preformatted_20_Text"><text:span text:style-name="T2"><text:s/>62 </text:span><text:s text:c="24"/>perror(<text:span text:style-name="T6">"opendir"</text:span>);</text:p>
      <text:p text:style-name="Preformatted_20_Text"><text:span text:style-name="T2"><text:s/>63 </text:span><text:s text:c="24"/><text:span text:style-name="T2">return</text:span> -<text:span text:style-name="T6">1</text:span>;</text:p>
      <text:p text:style-name="Preformatted_20_Text"><text:span text:style-name="T2"><text:s/>64 </text:span><text:s text:c="20"/>}</text:p>
      <text:p text:style-name="Preformatted_20_Text"><text:span text:style-name="T2"><text:s/>65 </text:span><text:s text:c="16"/>}</text:p>
      <text:p text:style-name="Preformatted_20_Text"><text:span text:style-name="T2"><text:s/>66 </text:span><text:s text:c="16"/><text:span text:style-name="T2">else</text:span></text:p>
      <text:p text:style-name="Preformatted_20_Text"><text:span text:style-name="T2"><text:s/>67 </text:span><text:s text:c="16"/>{</text:p>
      <text:p text:style-name="Preformatted_20_Text"><text:span text:style-name="T2"><text:s/>68 </text:span><text:s text:c="20"/>fprintf(<text:span text:style-name="T6">stderr</text:span>, <text:span text:style-name="T6">"error: max depth exceed</text:span><text:span text:style-name="T4">\n</text:span><text:span text:style-name="T6">"</text:span>);</text:p>
      <text:p text:style-name="Preformatted_20_Text"><text:span text:style-name="T2"><text:s/>69 </text:span><text:s text:c="20"/><text:span text:style-name="T2">return</text:span> -<text:span text:style-name="T6">1</text:span>;</text:p>
      <text:p text:style-name="Preformatted_20_Text"><text:span text:style-name="T2"><text:s/>70 </text:span><text:s text:c="16"/>}</text:p>
      <text:p text:style-name="Preformatted_20_Text"><text:span text:style-name="T2"><text:s/>71 </text:span><text:s text:c="12"/>}</text:p>
      <text:p text:style-name="Preformatted_20_Text"><text:span text:style-name="T2"><text:s/>72 </text:span><text:s text:c="12"/><text:span text:style-name="T2">else</text:span></text:p>
      <text:p text:style-name="Preformatted_20_Text"><text:span text:style-name="T2"><text:s/>73 </text:span><text:s text:c="12"/>{</text:p>
      <text:p text:style-name="P1"><text:s/>74 </text:p>
      <text:p text:style-name="Preformatted_20_Text"><text:span text:style-name="T2"><text:s/>75 </text:span><text:s text:c="16"/>path[path_len ++] = <text:span text:style-name="T6">'/'</text:span>;</text:p>
      <text:p text:style-name="Preformatted_20_Text"><text:span text:style-name="T2"><text:s/>76 </text:span><text:s text:c="16"/>strncpy(&amp;path[path_len], item-&gt;d_name, <text:span text:style-name="T6">2048</text:span> - path_len);</text:p>
      <text:p text:style-name="Preformatted_20_Text"><text:span text:style-name="T2"><text:s/>77 </text:span><text:s text:c="16"/>path_len += name_len;</text:p>
      <text:p text:style-name="P1"><text:s/>78 </text:p>
      <text:p text:style-name="Preformatted_20_Text"><text:span text:style-name="T2"><text:s/>79 </text:span><text:s text:c="16"/>printf(<text:span text:style-name="T6">"unlink: </text:span><text:span text:style-name="T4">%s\n</text:span><text:span text:style-name="T6">"</text:span>, path);</text:p>
      <text:p text:style-name="Preformatted_20_Text"><text:span text:style-name="T2"><text:s/>80 </text:span><text:s text:c="16"/><text:span text:style-name="T2">if</text:span> (unlink(path) == -<text:span text:style-name="T6">1</text:span>){</text:p>
      <text:p text:style-name="Preformatted_20_Text"><text:span text:style-name="T2"><text:s/>81 </text:span><text:s text:c="20"/>perror(<text:span text:style-name="T6">"unlink"</text:span>);</text:p>
      <text:p text:style-name="Preformatted_20_Text"><text:span text:style-name="T2"><text:s/>82 </text:span><text:s text:c="20"/><text:span text:style-name="T2">return</text:span> -<text:span text:style-name="T6">1</text:span>;</text:p>
      <text:p text:style-name="Preformatted_20_Text"><text:span text:style-name="T2"><text:s/>83 </text:span><text:s text:c="16"/>}</text:p>
      <text:p text:style-name="P1"><text:s/>84 </text:p>
      <text:p text:style-name="Preformatted_20_Text"><text:span text:style-name="T2"><text:s/>85 </text:span><text:s text:c="16"/><text:span text:style-name="T2">while</text:span>(path[path_len] != <text:span text:style-name="T6">'/'</text:span>) path_len --;</text:p>
      <text:p text:style-name="Preformatted_20_Text"><text:span text:style-name="T2"><text:s/>86 </text:span><text:s text:c="16"/>path[path_len] = <text:span text:style-name="T4">'\0'</text:span>;</text:p>
      <text:p text:style-name="Preformatted_20_Text"><text:span text:style-name="T2"><text:s/>87 </text:span><text:s text:c="12"/>}</text:p>
      <text:p text:style-name="Preformatted_20_Text"><text:soft-page-break/><text:span text:style-name="T2"><text:s/>88 </text:span><text:s text:c="8"/>}</text:p>
      <text:p text:style-name="P1"><text:s/>89 </text:p>
      <text:p text:style-name="Preformatted_20_Text"><text:span text:style-name="T2"><text:s/>90 </text:span><text:s text:c="8"/><text:span text:style-name="T2">if</text:span> (path_len == base_len)</text:p>
      <text:p text:style-name="Preformatted_20_Text"><text:span text:style-name="T2"><text:s/>91 </text:span><text:s text:c="8"/>{</text:p>
      <text:p text:style-name="Preformatted_20_Text"><text:span text:style-name="T2"><text:s/>92 </text:span><text:s text:c="12"/>closedir(*sp);</text:p>
      <text:p text:style-name="Preformatted_20_Text"><text:span text:style-name="T2"><text:s/>93 </text:span><text:s text:c="12"/>rmdir(argv[<text:span text:style-name="T6">1</text:span>]);</text:p>
      <text:p text:style-name="Preformatted_20_Text"><text:span text:style-name="T2"><text:s/>94 </text:span><text:s text:c="12"/><text:span text:style-name="T2">break</text:span>;</text:p>
      <text:p text:style-name="Preformatted_20_Text"><text:span text:style-name="T2"><text:s/>95 </text:span><text:s text:c="8"/>}</text:p>
      <text:p text:style-name="Preformatted_20_Text"><text:span text:style-name="T2"><text:s/>96 </text:span><text:s text:c="8"/><text:span text:style-name="T2">else</text:span></text:p>
      <text:p text:style-name="Preformatted_20_Text"><text:span text:style-name="T2"><text:s/>97 </text:span><text:s text:c="8"/>{</text:p>
      <text:p text:style-name="Preformatted_20_Text"><text:span text:style-name="T2"><text:s/>98 </text:span><text:s text:c="12"/>closedir(*sp);</text:p>
      <text:p text:style-name="Preformatted_20_Text"><text:span text:style-name="T2"><text:s/>99 </text:span><text:s text:c="12"/>sp --;</text:p>
      <text:p text:style-name="Preformatted_20_Text"><text:span text:style-name="T2">100 </text:span><text:s text:c="12"/>printf(<text:span text:style-name="T6">"rmdir: </text:span><text:span text:style-name="T4">%s\n</text:span><text:span text:style-name="T6">"</text:span>, path);</text:p>
      <text:p text:style-name="Preformatted_20_Text"><text:span text:style-name="T2">101 </text:span><text:s text:c="12"/>rmdir(path);</text:p>
      <text:p text:style-name="Preformatted_20_Text"><text:span text:style-name="T2">102 </text:span><text:s text:c="12"/><text:span text:style-name="T2">while</text:span>(path[path_len] != <text:span text:style-name="T6">'/'</text:span>) path_len --;</text:p>
      <text:p text:style-name="Preformatted_20_Text"><text:span text:style-name="T2">103 </text:span><text:s text:c="12"/>path[path_len] = <text:span text:style-name="T4">'\0'</text:span>;</text:p>
      <text:p text:style-name="Preformatted_20_Text"><text:span text:style-name="T2">104 </text:span><text:s text:c="8"/>}</text:p>
      <text:p text:style-name="Preformatted_20_Text"><text:span text:style-name="T2">105 </text:span><text:s text:c="4"/>}</text:p>
      <text:p text:style-name="P1">106 </text:p>
      <text:p text:style-name="Preformatted_20_Text"><text:span text:style-name="T2">107 </text:span><text:s text:c="4"/><text:span text:style-name="T2">return</text:span> <text:span text:style-name="T6">0</text:span>;</text:p>
      <text:p text:style-name="P13"><text:span text:style-name="T2">108 </text:span>}</text:p>
      <text:p text:style-name="P55"><text:span text:style-name="T6"/></text:p>
      <text:p text:style-name="P28">结果</text:p>
      <text:p text:style-name="P47"><text:span text:style-name="T10">➜ <text:s/></text:span><text:span text:style-name="T12">IO</text:span> tree apple</text:p>
      <text:p text:style-name="P45">apple</text:p>
      <text:p text:style-name="Preformatted_20_Text">├── <text:span text:style-name="T16">banana</text:span></text:p>
      <text:p text:style-name="Preformatted_20_Text">│   ├── <text:span text:style-name="T16">cat</text:span></text:p>
      <text:p text:style-name="Preformatted_20_Text">│   │   └── <text:span text:style-name="T16">dog</text:span></text:p>
      <text:p text:style-name="Preformatted_20_Text">│   └── starfruit</text:p>
      <text:p text:style-name="Preformatted_20_Text">├── grape</text:p>
      <text:p text:style-name="Preformatted_20_Text">├── <text:span text:style-name="T16">mars</text:span></text:p>
      <text:p text:style-name="Preformatted_20_Text">│   ├── <text:span text:style-name="T16">earth</text:span></text:p>
      <text:p text:style-name="Preformatted_20_Text">│<text:span text:style-name="T23">  </text:span> └── mercury</text:p>
      <text:p text:style-name="Preformatted_20_Text">└── pieapple</text:p>
      <text:p text:style-name="Preformatted_20_Text"/>
      <text:p text:style-name="Preformatted_20_Text">5 directories, 4 files</text:p>
      <text:p text:style-name="Preformatted_20_Text"><text:span text:style-name="T10">➜ <text:s/></text:span><text:span text:style-name="T12">IO</text:span> ./Example5_3_6 apple</text:p>
      <text:p text:style-name="Preformatted_20_Text">unlink: apple/pieapple</text:p>
      <text:p text:style-name="Preformatted_20_Text">unlink: apple/banana/starfruit</text:p>
      <text:p text:style-name="Preformatted_20_Text">rmdir: apple/banana/cat/dog</text:p>
      <text:p text:style-name="Preformatted_20_Text">rmdir: apple/banana/cat</text:p>
      <text:p text:style-name="Preformatted_20_Text">rmdir: apple/banana</text:p>
      <text:p text:style-name="Preformatted_20_Text">rmdir: apple/mars/earth</text:p>
      <text:p text:style-name="Preformatted_20_Text">unlink: apple/mars/mercury</text:p>
      <text:p text:style-name="Preformatted_20_Text">rmdir: apple/mars</text:p>
      <text:p text:style-name="Preformatted_20_Text">unlink: apple/grape</text:p>
      <text:p text:style-name="Preformatted_20_Text"><text:span text:style-name="T10">➜ <text:s/></text:span><text:span text:style-name="T12">IO</text:span> tree apple</text:p>
      <text:p text:style-name="Preformatted_20_Text">apple [error opening dir]</text:p>
      <text:p text:style-name="Preformatted_20_Text"/>
      <text:p text:style-name="Preformatted_20_Text">0 directories, 0 files</text:p>
      <text:p text:style-name="P13"><text:span text:style-name="T10">➜ <text:s/></text:span><text:span text:style-name="T12">IO</text:span> </text:p>
      <text:p text:style-name="P29">12、WAVE音频信息读取</text:p>
      <text:p text:style-name="P29">使用工具ffmpeg将某演唱会片段转码为WAVE格式</text:p>
      <text:p text:style-name="P48"><text:span text:style-name="T10">➜ <text:s/></text:span><text:span text:style-name="T13">卅一</text:span> ffmpeg -i 石头记.ac3 达明一派-石头记.wav</text:p>
      <text:p text:style-name="P29"/>
      <text:p text:style-name="P29"><text:soft-page-break/>代码：</text:p>
      <text:p text:style-name="P48"><text:span text:style-name="T2"><text:s text:c="2"/>1 </text:span><text:span text:style-name="T4">#include </text:span><text:span text:style-name="T6">&lt;unistd.h&gt;</text:span></text:p>
      <text:p text:style-name="Preformatted_20_Text"><text:span text:style-name="T2"><text:s text:c="2"/>2 </text:span><text:span text:style-name="T4">#include </text:span><text:span text:style-name="T6">&lt;fcntl.h&gt;</text:span></text:p>
      <text:p text:style-name="Preformatted_20_Text"><text:span text:style-name="T2"><text:s text:c="2"/>3 </text:span><text:span text:style-name="T4">#include </text:span><text:span text:style-name="T6">&lt;errno.h&gt;</text:span></text:p>
      <text:p text:style-name="Preformatted_20_Text"><text:span text:style-name="T2"><text:s text:c="2"/>4 </text:span><text:span text:style-name="T4">#include </text:span><text:span text:style-name="T6">&lt;sys/types.h&gt;</text:span></text:p>
      <text:p text:style-name="Preformatted_20_Text"><text:span text:style-name="T2"><text:s text:c="2"/>5 </text:span><text:span text:style-name="T4">#include </text:span><text:span text:style-name="T6">&lt;sys/stat.h&gt;</text:span></text:p>
      <text:p text:style-name="P1"><text:s text:c="2"/>6 </text:p>
      <text:p text:style-name="Preformatted_20_Text"><text:span text:style-name="T2"><text:s text:c="2"/>7 </text:span><text:span text:style-name="T4">#include </text:span><text:span text:style-name="T6">&lt;stdio.h&gt;</text:span></text:p>
      <text:p text:style-name="Preformatted_20_Text"><text:span text:style-name="T2"><text:s text:c="2"/>8 </text:span><text:span text:style-name="T4">#include </text:span><text:span text:style-name="T6">&lt;stdint.h&gt;</text:span></text:p>
      <text:p text:style-name="Preformatted_20_Text"><text:span text:style-name="T2"><text:s text:c="2"/>9 </text:span><text:span text:style-name="T4">#include </text:span><text:span text:style-name="T6">&lt;inttypes.h&gt;</text:span></text:p>
      <text:p text:style-name="P1"><text:s/>10 </text:p>
      <text:p text:style-name="P1"><text:s/>11 </text:p>
      <text:p text:style-name="Preformatted_20_Text"><text:span text:style-name="T2"><text:s/>12 </text:span><text:span text:style-name="T17">// WAV header spec information:</text:span></text:p>
      <text:p text:style-name="Preformatted_20_Text"><text:span text:style-name="T2"><text:s/>13 </text:span><text:span text:style-name="T17">//https://web.archive.org/web/20140327141505/https://ccrma.stanford.edu/courses/422/projects/WaveFormat/</text:span></text:p>
      <text:p text:style-name="Preformatted_20_Text"><text:span text:style-name="T2"><text:s/>14 </text:span><text:span text:style-name="T17">//http://www.topherlee.com/software/pcm-tut-wavformat.html</text:span></text:p>
      <text:p text:style-name="P1"><text:s/>15 </text:p>
      <text:p text:style-name="Preformatted_20_Text"><text:span text:style-name="T2"><text:s/>16 </text:span><text:span text:style-name="T9">typedef</text:span> <text:span text:style-name="T9">struct</text:span> wav_header {</text:p>
      <text:p text:style-name="Preformatted_20_Text"><text:span text:style-name="T2"><text:s/>17 </text:span><text:s text:c="4"/><text:span text:style-name="T17">// RIFF Header</text:span></text:p>
      <text:p text:style-name="Preformatted_20_Text"><text:span text:style-name="T2"><text:s/>18 </text:span><text:s text:c="4"/><text:span text:style-name="T9">char</text:span> riff_header[<text:span text:style-name="T6">4</text:span>]; <text:span text:style-name="T17">// Contains "RIFF"</text:span></text:p>
      <text:p text:style-name="Preformatted_20_Text"><text:span text:style-name="T2"><text:s/>19 </text:span><text:s text:c="4"/><text:span text:style-name="T9">uint32_t</text:span> wav_size; <text:span text:style-name="T17">// Size of the wav portion of the file, which follows the first 8 bytes. File size - 8</text:span></text:p>
      <text:p text:style-name="Preformatted_20_Text"><text:span text:style-name="T2"><text:s/>20 </text:span><text:s text:c="4"/><text:span text:style-name="T9">char</text:span> wave_header[<text:span text:style-name="T6">4</text:span>]; <text:span text:style-name="T17">// Contains "WAVE"</text:span></text:p>
      <text:p text:style-name="P1"><text:s/>21 </text:p>
      <text:p text:style-name="Preformatted_20_Text"><text:span text:style-name="T2"><text:s/>22 </text:span><text:s text:c="4"/><text:span text:style-name="T17">// Format Header</text:span></text:p>
      <text:p text:style-name="Preformatted_20_Text"><text:span text:style-name="T2"><text:s/>23 </text:span><text:s text:c="4"/><text:span text:style-name="T9">char</text:span> fmt_header[<text:span text:style-name="T6">4</text:span>]; <text:span text:style-name="T17">// Contains "fmt " (includes trailing space)</text:span></text:p>
      <text:p text:style-name="Preformatted_20_Text"><text:span text:style-name="T2"><text:s/>24 </text:span><text:s text:c="4"/><text:span text:style-name="T9">uint32_t</text:span> fmt_chunk_size; <text:span text:style-name="T17">// Should be 16 for PCM</text:span></text:p>
      <text:p text:style-name="Preformatted_20_Text"><text:span text:style-name="T2"><text:s/>25 </text:span><text:s text:c="4"/><text:span text:style-name="T9">uint16_t</text:span> audio_format; <text:span text:style-name="T17">// Should be 1 for PCM. 3 for IEEE Float</text:span></text:p>
      <text:p text:style-name="Preformatted_20_Text"><text:span text:style-name="T2"><text:s/>26 </text:span><text:s text:c="4"/><text:span text:style-name="T9">uint16_t</text:span> num_channels;</text:p>
      <text:p text:style-name="Preformatted_20_Text"><text:span text:style-name="T2"><text:s/>27 </text:span><text:s text:c="4"/><text:span text:style-name="T9">uint32_t</text:span> sample_rate;</text:p>
      <text:p text:style-name="Preformatted_20_Text"><text:span text:style-name="T2"><text:s/>28 </text:span><text:s text:c="4"/><text:span text:style-name="T9">uint32_t</text:span> byte_rate; <text:span text:style-name="T17">// Number of bytes per second. sample_rate * num_channels * Bytes Per Sample</text:span></text:p>
      <text:p text:style-name="Preformatted_20_Text"><text:span text:style-name="T2"><text:s/>29 </text:span><text:s text:c="4"/><text:span text:style-name="T9">uint16_t</text:span> sample_alignment; <text:span text:style-name="T17">// num_channels * Bytes Per Sample</text:span></text:p>
      <text:p text:style-name="Preformatted_20_Text"><text:span text:style-name="T2"><text:s/>30 </text:span><text:s text:c="4"/><text:span text:style-name="T9">uint16_t</text:span> bit_depth; <text:span text:style-name="T17">// Number of bits per sample</text:span></text:p>
      <text:p text:style-name="P1"><text:s/>31 </text:p>
      <text:p text:style-name="Preformatted_20_Text"><text:span text:style-name="T2"><text:s/>32 </text:span><text:s text:c="4"/><text:span text:style-name="T17">// Data</text:span></text:p>
      <text:p text:style-name="Preformatted_20_Text"><text:span text:style-name="T2"><text:s/>33 </text:span><text:s text:c="4"/><text:span text:style-name="T9">char</text:span> data_header[<text:span text:style-name="T6">4</text:span>]; <text:span text:style-name="T17">// Contains "data"</text:span></text:p>
      <text:p text:style-name="Preformatted_20_Text"><text:span text:style-name="T2"><text:s/>34 </text:span><text:s text:c="4"/><text:span text:style-name="T9">uint16_t</text:span> data_bytes; <text:span text:style-name="T17">// Number of bytes in data. Number of samples * num_channels * sample byte size</text:span></text:p>
      <text:p text:style-name="Preformatted_20_Text"><text:span text:style-name="T2"><text:s/>35 </text:span><text:s text:c="4"/><text:span text:style-name="T17">// uint8_t bytes[]; // Remainder of wave file is bytes</text:span></text:p>
      <text:p text:style-name="Preformatted_20_Text"><text:span text:style-name="T2"><text:s/>36 </text:span>} wav_header;</text:p>
      <text:p text:style-name="P1"><text:s/>37 </text:p>
      <text:p text:style-name="Preformatted_20_Text"><text:span text:style-name="T2"><text:s/>38 </text:span><text:span text:style-name="T9">int</text:span> main (<text:span text:style-name="T9">int</text:span> argc, <text:span text:style-name="T9">char</text:span> *argv[]) {</text:p>
      <text:p text:style-name="Preformatted_20_Text"><text:span text:style-name="T2"><text:s/>39 </text:span><text:s text:c="4"/><text:span text:style-name="T2">if</text:span> (argc != <text:span text:style-name="T6">2</text:span>){</text:p>
      <text:p text:style-name="Preformatted_20_Text"><text:span text:style-name="T2"><text:s/>40 </text:span><text:s text:c="8"/>fprintf(<text:span text:style-name="T6">stderr</text:span>, <text:span text:style-name="T6">"usage: </text:span><text:span text:style-name="T4">%s</text:span><text:span text:style-name="T6"> FILE</text:span><text:span text:style-name="T4">\n</text:span><text:span text:style-name="T6">"</text:span>, argv[<text:span text:style-name="T6">0</text:span>]);</text:p>
      <text:p text:style-name="Preformatted_20_Text"><text:span text:style-name="T2"><text:s/>41 </text:span><text:s text:c="8"/><text:span text:style-name="T2">return</text:span> <text:span text:style-name="T6">1</text:span>;</text:p>
      <text:p text:style-name="Preformatted_20_Text"><text:span text:style-name="T2"><text:s/>42 </text:span><text:s text:c="4"/>}</text:p>
      <text:p text:style-name="P1"><text:s/>43 </text:p>
      <text:p text:style-name="Preformatted_20_Text"><text:span text:style-name="T2"><text:s/>44 </text:span><text:s text:c="4"/><text:span text:style-name="T9">int</text:span> fd = open(argv[<text:span text:style-name="T6">1</text:span>], O_RDONLY);</text:p>
      <text:p text:style-name="Preformatted_20_Text"><text:span text:style-name="T2"><text:s/>45 </text:span><text:s text:c="4"/><text:span text:style-name="T2">if</text:span> (fd == -<text:span text:style-name="T6">1</text:span>){</text:p>
      <text:p text:style-name="Preformatted_20_Text"><text:span text:style-name="T2"><text:s/>46 </text:span><text:s text:c="8"/>perror(<text:span text:style-name="T6">"open"</text:span>);</text:p>
      <text:p text:style-name="Preformatted_20_Text"><text:span text:style-name="T2"><text:s/>47 </text:span><text:s text:c="8"/><text:span text:style-name="T2">return</text:span> -<text:span text:style-name="T6">1</text:span>;</text:p>
      <text:p text:style-name="Preformatted_20_Text"><text:span text:style-name="T2"><text:s/>48 </text:span><text:s text:c="4"/>}</text:p>
      <text:p text:style-name="Preformatted_20_Text"><text:span text:style-name="T2"><text:s/>49 </text:span><text:s text:c="4"/>wav_header wav = {<text:span text:style-name="T6">0</text:span>};</text:p>
      <text:p text:style-name="P1"><text:s/>50 </text:p>
      <text:p text:style-name="Preformatted_20_Text"><text:span text:style-name="T2"><text:s/>51 </text:span><text:s text:c="4"/>read(fd, &amp;wav, <text:span text:style-name="T2">sizeof</text:span>(wav_header));</text:p>
      <text:p text:style-name="Preformatted_20_Text"><text:span text:style-name="T2"><text:s/>52 </text:span><text:s text:c="4"/>close(fd);</text:p>
      <text:p text:style-name="P1"><text:s/>53 </text:p>
      <text:p text:style-name="Preformatted_20_Text"><text:soft-page-break/><text:span text:style-name="T2"><text:s/>54 </text:span><text:s text:c="4"/>write(STDOUT_FILENO, wav.wave_header, <text:span text:style-name="T6">4</text:span>);</text:p>
      <text:p text:style-name="Preformatted_20_Text"><text:span text:style-name="T2"><text:s/>55 </text:span><text:s text:c="4"/>write(STDOUT_FILENO, <text:span text:style-name="T6">": "</text:span>, <text:span text:style-name="T6">2</text:span>);</text:p>
      <text:p text:style-name="Preformatted_20_Text"><text:span text:style-name="T2"><text:s/>56 </text:span><text:s text:c="4"/>printf(<text:span text:style-name="T6">"%"</text:span>PRIu16<text:span text:style-name="T6">", %"</text:span>PRIu32 <text:span text:style-name="T6">", %"</text:span>PRIu16<text:span text:style-name="T6">"</text:span><text:span text:style-name="T4">\n</text:span><text:span text:style-name="T6">"</text:span>, wav.num_channels, wav.sample_rate, wav.bit_depth);</text:p>
      <text:p text:style-name="P1"><text:s/>57 </text:p>
      <text:p text:style-name="Preformatted_20_Text"><text:span text:style-name="T2"><text:s/>58 </text:span><text:s text:c="4"/><text:span text:style-name="T2">return</text:span> <text:span text:style-name="T6">0</text:span>;</text:p>
      <text:p text:style-name="P13"><text:span text:style-name="T2"><text:s/>59 </text:span>}</text:p>
      <text:p text:style-name="P29"/>
      <text:p text:style-name="P29">结果：</text:p>
      <text:p text:style-name="P48"><text:span text:style-name="T10">➜ <text:s/></text:span><text:span text:style-name="T12">IO</text:span> gcc Example5_3_7.c -Wall -o Example5_3_7 <text:s text:c="17"/></text:p>
      <text:p text:style-name="Preformatted_20_Text"><text:span text:style-name="T10">➜ <text:s/></text:span><text:span text:style-name="T12">IO</text:span> ./Example5_3_7 /media/yiheng/数据/卅一/达明一派-石头记.wav</text:p>
      <text:p text:style-name="P13">WAVE: 6, 48000, 16</text:p>
      <text:p text:style-name="P29">六声道是因为原片是杜比<text:span text:style-name="T24">5.1声道，有六条声道。</text:span></text:p>
      <text:p text:style-name="P30">13、字符串排序</text:p>
      <text:p text:style-name="P50"><text:span text:style-name="T2"><text:s text:c="2"/>1 </text:span><text:span text:style-name="T4">#include </text:span><text:span text:style-name="T6">&lt;unistd.h&gt;</text:span></text:p>
      <text:p text:style-name="Preformatted_20_Text"><text:span text:style-name="T2"><text:s text:c="2"/>2 </text:span><text:span text:style-name="T4">#include </text:span><text:span text:style-name="T6">&lt;stdio.h&gt;</text:span></text:p>
      <text:p text:style-name="Preformatted_20_Text"><text:span text:style-name="T2"><text:s text:c="2"/>3 </text:span><text:span text:style-name="T4">#include </text:span><text:span text:style-name="T6">&lt;stdlib.h&gt;</text:span></text:p>
      <text:p text:style-name="Preformatted_20_Text"><text:span text:style-name="T2"><text:s text:c="2"/>4 </text:span><text:span text:style-name="T4">#include </text:span><text:span text:style-name="T6">&lt;string.h&gt;</text:span></text:p>
      <text:p text:style-name="Preformatted_20_Text"><text:span text:style-name="T2"><text:s text:c="2"/>5 </text:span><text:span text:style-name="T4">#include </text:span><text:span text:style-name="T6">&lt;fcntl.h&gt;</text:span></text:p>
      <text:p text:style-name="Preformatted_20_Text"><text:span text:style-name="T2"><text:s text:c="2"/>6 </text:span><text:span text:style-name="T4">#include </text:span><text:span text:style-name="T6">&lt;errno.h&gt;</text:span></text:p>
      <text:p text:style-name="Preformatted_20_Text"><text:span text:style-name="T2"><text:s text:c="2"/>7 </text:span><text:span text:style-name="T4">#include </text:span><text:span text:style-name="T6">&lt;sys/stat.h&gt;</text:span></text:p>
      <text:p text:style-name="Preformatted_20_Text"><text:span text:style-name="T2"><text:s text:c="2"/>8 </text:span><text:span text:style-name="T4">#include </text:span><text:span text:style-name="T6">&lt;sys/types.h&gt;</text:span></text:p>
      <text:p text:style-name="P1"><text:s text:c="2"/>9 </text:p>
      <text:p text:style-name="Preformatted_20_Text"><text:span text:style-name="T2"><text:s/>10 </text:span><text:span text:style-name="T9">static</text:span> <text:span text:style-name="T9">int</text:span> comp(<text:span text:style-name="T9">const</text:span> <text:span text:style-name="T9">void</text:span> * a, <text:span text:style-name="T9">const</text:span> <text:span text:style-name="T9">void</text:span> * b){</text:p>
      <text:p text:style-name="Preformatted_20_Text"><text:span text:style-name="T2"><text:s/>11 </text:span><text:s text:c="4"/><text:span text:style-name="T2">return</text:span> *(<text:span text:style-name="T9">const</text:span> <text:span text:style-name="T9">char</text:span> *)a - *(<text:span text:style-name="T9">const</text:span> <text:span text:style-name="T9">char</text:span> *)b;</text:p>
      <text:p text:style-name="Preformatted_20_Text"><text:span text:style-name="T2"><text:s/>12 </text:span>}</text:p>
      <text:p text:style-name="P1"><text:s/>13 </text:p>
      <text:p text:style-name="Preformatted_20_Text"><text:span text:style-name="T2"><text:s/>14 </text:span><text:span text:style-name="T9">int</text:span> main (<text:span text:style-name="T9">int</text:span> argc, <text:span text:style-name="T9">char</text:span> *argv[]) {</text:p>
      <text:p text:style-name="Preformatted_20_Text"><text:span text:style-name="T2"><text:s/>15 </text:span><text:s text:c="4"/><text:span text:style-name="T2">if</text:span> (argc != <text:span text:style-name="T6">2</text:span>){</text:p>
      <text:p text:style-name="Preformatted_20_Text"><text:span text:style-name="T2"><text:s/>16 </text:span><text:s text:c="8"/>fprintf(<text:span text:style-name="T6">stderr</text:span>, <text:span text:style-name="T6">"usage: </text:span><text:span text:style-name="T4">%s</text:span><text:span text:style-name="T6">: FILE</text:span><text:span text:style-name="T4">\n</text:span><text:span text:style-name="T6">"</text:span>, argv[<text:span text:style-name="T6">0</text:span>]);</text:p>
      <text:p text:style-name="Preformatted_20_Text"><text:span text:style-name="T2"><text:s/>17 </text:span><text:s text:c="8"/>fprintf(<text:span text:style-name="T6">stderr</text:span>, <text:span text:style-name="T6">"Sort the whole file</text:span><text:span text:style-name="T4">\n</text:span><text:span text:style-name="T6">"</text:span>);</text:p>
      <text:p text:style-name="Preformatted_20_Text"><text:span text:style-name="T2"><text:s/>18 </text:span><text:s text:c="8"/><text:span text:style-name="T2">return</text:span> <text:span text:style-name="T6">1</text:span>;</text:p>
      <text:p text:style-name="Preformatted_20_Text"><text:span text:style-name="T2"><text:s/>19 </text:span><text:s text:c="4"/>}</text:p>
      <text:p text:style-name="P1"><text:s/>20 </text:p>
      <text:p text:style-name="Preformatted_20_Text"><text:span text:style-name="T2"><text:s/>21 </text:span><text:s text:c="4"/><text:span text:style-name="T9">int</text:span> fd = open(argv[<text:span text:style-name="T6">1</text:span>], O_RDWR);</text:p>
      <text:p text:style-name="Preformatted_20_Text"><text:span text:style-name="T2"><text:s/>22 </text:span><text:s text:c="4"/><text:span text:style-name="T2">if</text:span> (fd &lt; <text:span text:style-name="T6">0</text:span>){</text:p>
      <text:p text:style-name="Preformatted_20_Text"><text:span text:style-name="T2"><text:s/>23 </text:span><text:s text:c="8"/>perror(<text:span text:style-name="T6">"open"</text:span>);</text:p>
      <text:p text:style-name="Preformatted_20_Text"><text:span text:style-name="T2"><text:s/>24 </text:span><text:s text:c="8"/><text:span text:style-name="T2">return</text:span> -<text:span text:style-name="T6">1</text:span>;</text:p>
      <text:p text:style-name="Preformatted_20_Text"><text:span text:style-name="T2"><text:s/>25 </text:span><text:s text:c="4"/>}</text:p>
      <text:p text:style-name="P1"><text:s/>26 </text:p>
      <text:p text:style-name="Preformatted_20_Text"><text:span text:style-name="T2"><text:s/>27 </text:span><text:s text:c="4"/><text:span text:style-name="T9">struct</text:span> stat st;</text:p>
      <text:p text:style-name="Preformatted_20_Text"><text:span text:style-name="T2"><text:s/>28 </text:span><text:s text:c="4"/><text:span text:style-name="T2">if</text:span> (fstat(fd, &amp;st)){</text:p>
      <text:p text:style-name="Preformatted_20_Text"><text:span text:style-name="T2"><text:s/>29 </text:span><text:s text:c="8"/>perror(<text:span text:style-name="T6">"fstat"</text:span>);</text:p>
      <text:p text:style-name="Preformatted_20_Text"><text:span text:style-name="T2"><text:s/>30 </text:span><text:s text:c="8"/>close(fd);</text:p>
      <text:p text:style-name="Preformatted_20_Text"><text:span text:style-name="T2"><text:s/>31 </text:span><text:s text:c="8"/><text:span text:style-name="T2">return</text:span> -<text:span text:style-name="T6">1</text:span>;</text:p>
      <text:p text:style-name="Preformatted_20_Text"><text:span text:style-name="T2"><text:s/>32 </text:span><text:s text:c="4"/>}</text:p>
      <text:p text:style-name="P1"><text:s/>33 </text:p>
      <text:p text:style-name="Preformatted_20_Text"><text:span text:style-name="T2"><text:s/>34 </text:span><text:s text:c="4"/><text:span text:style-name="T9">size_t</text:span> size = st.st_size;</text:p>
      <text:p text:style-name="Preformatted_20_Text"><text:span text:style-name="T2"><text:s/>35 </text:span><text:s text:c="4"/><text:span text:style-name="T9">char</text:span> *buf = (<text:span text:style-name="T9">char</text:span> *)malloc(size);</text:p>
      <text:p text:style-name="Preformatted_20_Text"><text:span text:style-name="T2"><text:s/>36 </text:span><text:s text:c="4"/>size = read(fd, buf, size);</text:p>
      <text:p text:style-name="P1"><text:s/>37 </text:p>
      <text:p text:style-name="Preformatted_20_Text"><text:span text:style-name="T2"><text:s/>38 </text:span><text:s text:c="4"/>qsort(buf, size, <text:span text:style-name="T2">sizeof</text:span>(<text:span text:style-name="T9">char</text:span>), &amp;comp);</text:p>
      <text:p text:style-name="Preformatted_20_Text"><text:span text:style-name="T2"><text:s/>39 </text:span><text:s text:c="4"/>lseek(fd, <text:span text:style-name="T6">0</text:span>, <text:span text:style-name="T6">SEEK_SET</text:span>);</text:p>
      <text:p text:style-name="Preformatted_20_Text"><text:soft-page-break/><text:span text:style-name="T2"><text:s/>40 </text:span><text:s text:c="4"/>write(fd, buf, size);</text:p>
      <text:p text:style-name="P1"><text:s/>41 </text:p>
      <text:p text:style-name="Preformatted_20_Text"><text:span text:style-name="T2"><text:s/>42 </text:span><text:s text:c="4"/>close(fd);</text:p>
      <text:p text:style-name="P1"><text:s/>43 </text:p>
      <text:p text:style-name="Preformatted_20_Text"><text:span text:style-name="T2"><text:s/>44 </text:span><text:s text:c="4"/><text:span text:style-name="T2">return</text:span> <text:span text:style-name="T6">0</text:span>;</text:p>
      <text:p text:style-name="P13"><text:span text:style-name="T2"><text:s/>45 </text:span>}</text:p>
      <text:p text:style-name="P30"/>
      <text:p text:style-name="P31">结果：</text:p>
      <text:p text:style-name="P49"><text:span text:style-name="T10">➜ <text:s/></text:span><text:span text:style-name="T12">IO</text:span> cat testfile.txt <text:s text:c="10"/></text:p>
      <text:p text:style-name="Preformatted_20_Text">hello, my dear</text:p>
      <text:p text:style-name="Preformatted_20_Text"><text:span text:style-name="T10">➜ <text:s/></text:span><text:span text:style-name="T12">IO</text:span> ./Example5_3_8 testfile.txt <text:s text:c="6"/></text:p>
      <text:p text:style-name="Preformatted_20_Text"><text:span text:style-name="T10">➜ <text:s/></text:span><text:span text:style-name="T12">IO</text:span> cat testfile.txt </text:p>
      <text:p text:style-name="Preformatted_20_Text"/>
      <text:p text:style-name="P13"><text:s text:c="2"/>,adeehllmory<text:span text:style-name="T25">%</text:span> <text:s text:c="80"/><text:span text:style-name="T10">➜ <text:s/></text:span><text:span text:style-name="T12">IO</text:span> </text:p>
      <text:p text:style-name="P32">14、读取时间</text:p>
      <text:p text:style-name="P51"><text:span text:style-name="T2"><text:s text:c="2"/>1 </text:span><text:span text:style-name="T4">#include </text:span><text:span text:style-name="T6">&lt;time.h&gt;</text:span></text:p>
      <text:p text:style-name="Preformatted_20_Text"><text:span text:style-name="T2"><text:s text:c="2"/>2 </text:span><text:span text:style-name="T4">#include </text:span><text:span text:style-name="T6">&lt;stdio.h&gt;</text:span></text:p>
      <text:p text:style-name="Preformatted_20_Text"><text:span text:style-name="T2"><text:s text:c="2"/>3 </text:span><text:span text:style-name="T4">#include </text:span><text:span text:style-name="T6">&lt;stdint.h&gt;</text:span></text:p>
      <text:p text:style-name="P1"><text:s text:c="2"/>4 </text:p>
      <text:p text:style-name="Preformatted_20_Text"><text:span text:style-name="T2"><text:s text:c="2"/>5 </text:span><text:span text:style-name="T9">int</text:span> main () {</text:p>
      <text:p text:style-name="Preformatted_20_Text"><text:span text:style-name="T2"><text:s text:c="2"/>6 </text:span><text:s text:c="4"/><text:span text:style-name="T9">time_t</text:span> sec = time((<text:span text:style-name="T9">time_t</text:span> *) <text:span text:style-name="T6">NULL</text:span>);</text:p>
      <text:p text:style-name="Preformatted_20_Text"><text:span text:style-name="T2"><text:s text:c="2"/>7 </text:span><text:s text:c="4"/>printf(<text:span text:style-name="T6">"</text:span><text:span text:style-name="T4">%jd\n</text:span><text:span text:style-name="T6">"</text:span>, (<text:span text:style-name="T9">intmax_t</text:span>) sec);</text:p>
      <text:p text:style-name="P1"><text:s text:c="2"/>8 </text:p>
      <text:p text:style-name="Preformatted_20_Text"><text:span text:style-name="T2"><text:s text:c="2"/>9 </text:span><text:s text:c="4"/><text:span text:style-name="T2">return</text:span> <text:span text:style-name="T6">0</text:span>;</text:p>
      <text:p text:style-name="Preformatted_20_Text"><text:span text:style-name="T2"><text:s/>10 </text:span>}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13"><text:s text:c="62"/>1,1 <text:s text:c="9"/>全部</text:p>
      <text:p text:style-name="P32">结果</text:p>
      <text:p text:style-name="P51"><text:span text:style-name="T10">➜ <text:s/></text:span><text:span text:style-name="T12">IO</text:span> ./Example5_5_1 </text:p>
      <text:p text:style-name="Preformatted_20_Text">1585983398</text:p>
      <text:p text:style-name="Preformatted_20_Text"><text:span text:style-name="T10">➜ <text:s/></text:span><text:span text:style-name="T12">IO</text:span> ./Example5_5_1</text:p>
      <text:p text:style-name="Preformatted_20_Text">1585983400</text:p>
      <text:p text:style-name="Preformatted_20_Text"><text:span text:style-name="T10">➜ <text:s/></text:span><text:span text:style-name="T12">IO</text:span> ./Example5_5_1</text:p>
      <text:p text:style-name="Preformatted_20_Text">1585983401</text:p>
      <text:p text:style-name="Preformatted_20_Text"><text:span text:style-name="T10">➜ <text:s/></text:span><text:span text:style-name="T12">IO</text:span> ./Example5_5_1</text:p>
      <text:p text:style-name="Preformatted_20_Text"><text:soft-page-break/>1585983401</text:p>
      <text:p text:style-name="Preformatted_20_Text"><text:span text:style-name="T10">➜ <text:s/></text:span><text:span text:style-name="T12">IO</text:span> ./Example5_5_1</text:p>
      <text:p text:style-name="P13">1585983402</text:p>
      <text:p text:style-name="P33">15、显示UTC时间日期</text:p>
      <text:p text:style-name="P52"><text:span text:style-name="T2"><text:s text:c="2"/>1 </text:span><text:span text:style-name="T4">#include </text:span><text:span text:style-name="T6">&lt;time.h&gt;</text:span></text:p>
      <text:p text:style-name="Preformatted_20_Text"><text:span text:style-name="T2"><text:s text:c="2"/>2 </text:span><text:span text:style-name="T4">#include </text:span><text:span text:style-name="T6">&lt;stdio.h&gt;</text:span></text:p>
      <text:p text:style-name="P1"><text:s text:c="2"/>3 </text:p>
      <text:p text:style-name="Preformatted_20_Text"><text:span text:style-name="T2"><text:s text:c="2"/>4 </text:span><text:span text:style-name="T9">int</text:span> main () {</text:p>
      <text:p text:style-name="Preformatted_20_Text"><text:span text:style-name="T2"><text:s text:c="2"/>5 </text:span><text:s text:c="4"/><text:span text:style-name="T9">char</text:span> * weekdays[] = {<text:span text:style-name="T6">"Sun"</text:span>, <text:span text:style-name="T6">"Mon"</text:span>, <text:span text:style-name="T6">"Tue"</text:span>, <text:span text:style-name="T6">"Wed"</text:span>, <text:span text:style-name="T6">"Thu"</text:span>, <text:span text:style-name="T6">"Fri"</text:span>, <text:span text:style-name="T6">"Sat"</text:span>};</text:p>
      <text:p text:style-name="Preformatted_20_Text"><text:span text:style-name="T2"><text:s text:c="2"/>6 </text:span><text:s text:c="4"/><text:span text:style-name="T9">char</text:span> * months[] = {</text:p>
      <text:p text:style-name="Preformatted_20_Text"><text:span text:style-name="T2"><text:s text:c="2"/>7 </text:span><text:s text:c="8"/><text:span text:style-name="T6">"Jan"</text:span>, <text:span text:style-name="T6">"Feb"</text:span>, <text:span text:style-name="T6">"Mar"</text:span>, <text:span text:style-name="T6">"Apr"</text:span>, <text:span text:style-name="T6">"May"</text:span>, <text:span text:style-name="T6">"Jun"</text:span>, <text:span text:style-name="T6">"Jul"</text:span>, <text:span text:style-name="T6">"Aug"</text:span>, <text:span text:style-name="T6">"Sep"</text:span>,</text:p>
      <text:p text:style-name="Preformatted_20_Text"><text:span text:style-name="T2"><text:s text:c="2"/>8 </text:span><text:s text:c="8"/><text:span text:style-name="T6">"Oct"</text:span>, <text:span text:style-name="T6">"Nov"</text:span>, <text:span text:style-name="T6">"Dec"</text:span></text:p>
      <text:p text:style-name="Preformatted_20_Text"><text:span text:style-name="T2"><text:s text:c="2"/>9 </text:span><text:s text:c="4"/>};</text:p>
      <text:p text:style-name="Preformatted_20_Text"><text:span text:style-name="T2"><text:s/>10 </text:span><text:s text:c="4"/><text:span text:style-name="T9">time_t</text:span> epoch;</text:p>
      <text:p text:style-name="Preformatted_20_Text"><text:span text:style-name="T2"><text:s/>11 </text:span><text:s text:c="4"/><text:span text:style-name="T9">struct</text:span> tm datetime;</text:p>
      <text:p text:style-name="P1"><text:s/>12 </text:p>
      <text:p text:style-name="Preformatted_20_Text"><text:span text:style-name="T2"><text:s/>13 </text:span><text:s text:c="4"/>time(&amp;epoch);</text:p>
      <text:p text:style-name="Preformatted_20_Text"><text:span text:style-name="T2"><text:s/>14 </text:span><text:s text:c="4"/>gmtime_r(&amp;epoch, &amp;datetime);</text:p>
      <text:p text:style-name="P1"><text:s/>15 </text:p>
      <text:p text:style-name="Preformatted_20_Text"><text:span text:style-name="T2"><text:s/>16 </text:span><text:s text:c="4"/>printf(<text:span text:style-name="T6">"</text:span><text:span text:style-name="T4">%s</text:span><text:span text:style-name="T6">, </text:span><text:span text:style-name="T4">%02d</text:span><text:span text:style-name="T6"> </text:span><text:span text:style-name="T4">%s</text:span><text:span text:style-name="T6">, </text:span><text:span text:style-name="T4">%04d</text:span><text:span text:style-name="T6">, </text:span><text:span text:style-name="T4">%02d</text:span><text:span text:style-name="T6">:</text:span><text:span text:style-name="T4">%02d</text:span><text:span text:style-name="T6">:</text:span><text:span text:style-name="T4">%02d\n</text:span><text:span text:style-name="T6">"</text:span>,</text:p>
      <text:p text:style-name="Preformatted_20_Text"><text:span text:style-name="T2"><text:s/>17 </text:span><text:s text:c="8"/>weekdays[datetime.tm_wday], datetime.tm_mday,</text:p>
      <text:p text:style-name="Preformatted_20_Text"><text:span text:style-name="T2"><text:s/>18 </text:span><text:s text:c="8"/>months[datetime.tm_m<text:span text:style-name="T26">on</text:span>], datetime.tm_year + <text:span text:style-name="T6">1900</text:span>,</text:p>
      <text:p text:style-name="Preformatted_20_Text"><text:span text:style-name="T2"><text:s/>19 </text:span><text:s text:c="8"/>datetime.tm_hour, datetime.tm_min, datetime.tm_sec);</text:p>
      <text:p text:style-name="Preformatted_20_Text"><text:span text:style-name="T2"><text:s/>20 </text:span>}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13">"Example5_5_2.c" 20L, 579C <text:s text:c="35"/>1,1 <text:s text:c="9"/>全部</text:p>
      <text:p text:style-name="P33">结果</text:p>
      <text:p text:style-name="P52"><text:span text:style-name="T10">➜ <text:s/></text:span><text:span text:style-name="T12">IO</text:span> ./Example5_5_2 <text:s text:c="17"/></text:p>
      <text:p text:style-name="P13">Sat, 04 Apr, 2020, 07:29:20</text:p>
      <text:p text:style-name="P34">16、显示当地时间日期</text:p>
      <text:p text:style-name="P56"><text:span text:style-name="T2"><text:s text:c="2"/>1 </text:span><text:span text:style-name="T4">#include </text:span><text:span text:style-name="T6">&lt;time.h&gt;</text:span></text:p>
      <text:p text:style-name="Preformatted_20_Text"><text:span text:style-name="T2"><text:s text:c="2"/>2 </text:span><text:span text:style-name="T4">#include </text:span><text:span text:style-name="T6">&lt;stdio.h&gt;</text:span></text:p>
      <text:p text:style-name="P1"><text:s text:c="2"/>3 </text:p>
      <text:p text:style-name="Preformatted_20_Text"><text:span text:style-name="T2"><text:s text:c="2"/>4 </text:span><text:span text:style-name="T9">int</text:span> main () {</text:p>
      <text:p text:style-name="Preformatted_20_Text"><text:span text:style-name="T2"><text:s text:c="2"/>5 </text:span><text:s text:c="4"/><text:span text:style-name="T9">char</text:span> * weekdays[] = {<text:span text:style-name="T6">"Sun"</text:span>, <text:span text:style-name="T6">"Mon"</text:span>, <text:span text:style-name="T6">"Tue"</text:span>, <text:span text:style-name="T6">"Wed"</text:span>, <text:span text:style-name="T6">"Thu"</text:span>, <text:span text:style-name="T6">"Fri"</text:span>, <text:span text:style-name="T6">"Sat"</text:span>};</text:p>
      <text:p text:style-name="Preformatted_20_Text"><text:span text:style-name="T2"><text:s text:c="2"/>6 </text:span><text:s text:c="4"/><text:span text:style-name="T9">char</text:span> * months[] = {</text:p>
      <text:p text:style-name="Preformatted_20_Text"><text:span text:style-name="T2"><text:s text:c="2"/>7 </text:span><text:s text:c="8"/><text:span text:style-name="T6">"Jan"</text:span>, <text:span text:style-name="T6">"Feb"</text:span>, <text:span text:style-name="T6">"Mar"</text:span>, <text:span text:style-name="T6">"Apr"</text:span>, <text:span text:style-name="T6">"May"</text:span>, <text:span text:style-name="T6">"Jun"</text:span>, <text:span text:style-name="T6">"Jul"</text:span>, <text:span text:style-name="T6">"Aug"</text:span>, <text:span text:style-name="T6">"Sep"</text:span>,</text:p>
      <text:p text:style-name="Preformatted_20_Text"><text:span text:style-name="T2"><text:s text:c="2"/>8 </text:span><text:s text:c="8"/><text:span text:style-name="T6">"Oct"</text:span>, <text:span text:style-name="T6">"Nov"</text:span>, <text:span text:style-name="T6">"Dec"</text:span></text:p>
      <text:p text:style-name="Preformatted_20_Text"><text:span text:style-name="T2"><text:s text:c="2"/>9 </text:span><text:s text:c="4"/>};</text:p>
      <text:p text:style-name="Preformatted_20_Text"><text:span text:style-name="T2"><text:s/>10 </text:span><text:s text:c="4"/><text:span text:style-name="T9">time_t</text:span> epoch;</text:p>
      <text:p text:style-name="Preformatted_20_Text"><text:span text:style-name="T2"><text:s/>11 </text:span><text:s text:c="4"/><text:span text:style-name="T9">struct</text:span> tm datetime;</text:p>
      <text:p text:style-name="P1"><text:s/>12 </text:p>
      <text:p text:style-name="Preformatted_20_Text"><text:span text:style-name="T2"><text:s/>13 </text:span><text:s text:c="4"/>time(&amp;epoch);</text:p>
      <text:p text:style-name="Preformatted_20_Text"><text:span text:style-name="T2"><text:s/>14 </text:span><text:s text:c="4"/>localtime_r(&amp;epoch, &amp;datetime);</text:p>
      <text:p text:style-name="P1"><text:s/>15 </text:p>
      <text:p text:style-name="Preformatted_20_Text"><text:span text:style-name="T2"><text:s/>16 </text:span><text:s text:c="4"/>printf(<text:span text:style-name="T6">"</text:span><text:span text:style-name="T4">%s</text:span><text:span text:style-name="T6">, </text:span><text:span text:style-name="T4">%02d</text:span><text:span text:style-name="T6"> </text:span><text:span text:style-name="T4">%s</text:span><text:span text:style-name="T6">, </text:span><text:span text:style-name="T4">%04d</text:span><text:span text:style-name="T6">, </text:span><text:span text:style-name="T4">%02d</text:span><text:span text:style-name="T6">:</text:span><text:span text:style-name="T4">%02d</text:span><text:span text:style-name="T6">:</text:span><text:span text:style-name="T4">%02d\n</text:span><text:span text:style-name="T6">"</text:span>,</text:p>
      <text:p text:style-name="Preformatted_20_Text"><text:soft-page-break/><text:span text:style-name="T2"><text:s/>17 </text:span><text:s text:c="8"/>weekdays[datetime.tm_wday], datetime.tm_mday,</text:p>
      <text:p text:style-name="Preformatted_20_Text"><text:span text:style-name="T2"><text:s/>18 </text:span><text:s text:c="8"/>months[datetime.tm_mon], datetime.tm_year + <text:span text:style-name="T6">1900</text:span>,</text:p>
      <text:p text:style-name="Preformatted_20_Text"><text:span text:style-name="T2"><text:s/>19 </text:span><text:s text:c="8"/>datetime.tm_hour, datetime.tm_min, datetime.tm_sec);</text:p>
      <text:p text:style-name="Preformatted_20_Text"><text:span text:style-name="T2"><text:s/>20 </text:span>}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13">"Example5_5_3.c" 20L, 581C <text:s text:c="35"/>1,1 <text:s text:c="9"/>全部</text:p>
      <text:p text:style-name="P34">结果</text:p>
      <text:p text:style-name="P56"><text:span text:style-name="T10">➜ <text:s/></text:span><text:span text:style-name="T12">IO</text:span> ./Example5_5_3 <text:s text:c="3"/></text:p>
      <text:p text:style-name="P13">Sat, 04 Apr, 2020, 15:31:33</text:p>
      <text:p text:style-name="P35">17、时间转换</text:p>
      <text:p text:style-name="P57"><text:span text:style-name="T2"><text:s text:c="2"/>1 </text:span><text:span text:style-name="T4">#include </text:span><text:span text:style-name="T6">&lt;time.h&gt;</text:span></text:p>
      <text:p text:style-name="Preformatted_20_Text"><text:span text:style-name="T2"><text:s text:c="2"/>2 </text:span><text:span text:style-name="T4">#include </text:span><text:span text:style-name="T6">&lt;stdio.h&gt;</text:span></text:p>
      <text:p text:style-name="Preformatted_20_Text"><text:span text:style-name="T2"><text:s text:c="2"/>3 </text:span><text:span text:style-name="T4">#include </text:span><text:span text:style-name="T6">&lt;stdint.h&gt;</text:span></text:p>
      <text:p text:style-name="P1"><text:s text:c="2"/>4 </text:p>
      <text:p text:style-name="Preformatted_20_Text"><text:span text:style-name="T2"><text:s text:c="2"/>5 </text:span><text:span text:style-name="T9">int</text:span> main () {</text:p>
      <text:p text:style-name="Preformatted_20_Text"><text:span text:style-name="T2"><text:s text:c="2"/>6 </text:span><text:s text:c="4"/><text:span text:style-name="T9">time_t</text:span> epoch;</text:p>
      <text:p text:style-name="Preformatted_20_Text"><text:span text:style-name="T2"><text:s text:c="2"/>7 </text:span><text:s text:c="4"/><text:span text:style-name="T9">struct</text:span> tm datetime;</text:p>
      <text:p text:style-name="P1"><text:s text:c="2"/>8 </text:p>
      <text:p text:style-name="Preformatted_20_Text"><text:span text:style-name="T2"><text:s text:c="2"/>9 </text:span><text:s text:c="4"/>time(&amp;epoch);</text:p>
      <text:p text:style-name="Preformatted_20_Text"><text:span text:style-name="T2"><text:s/>10 </text:span><text:s text:c="4"/>localtime_r(&amp;epoch, &amp;datetime);</text:p>
      <text:p text:style-name="P1"><text:s/>11 </text:p>
      <text:p text:style-name="Preformatted_20_Text"><text:span text:style-name="T2"><text:s/>12 </text:span><text:s text:c="4"/>printf(<text:span text:style-name="T6">"time() = </text:span><text:span text:style-name="T4">%jd\n</text:span><text:span text:style-name="T6">"</text:span>, (<text:span text:style-name="T9">intmax_t</text:span>) epoch);</text:p>
      <text:p text:style-name="Preformatted_20_Text"><text:span text:style-name="T2"><text:s/>13 </text:span><text:s text:c="4"/>printf(<text:span text:style-name="T6">"mktime(localtime(time</text:span><text:span text:style-name="T8">()</text:span><text:span text:style-name="T6">)) = </text:span><text:span text:style-name="T4">%jd\n</text:span><text:span text:style-name="T6">"</text:span>,</text:p>
      <text:p text:style-name="Preformatted_20_Text"><text:span text:style-name="T2"><text:s/>14 </text:span><text:s text:c="8"/>(<text:span text:style-name="T9">intmax_t</text:span>) mktime(&amp;datetime)</text:p>
      <text:p text:style-name="Preformatted_20_Text"><text:span text:style-name="T2"><text:s/>15 </text:span><text:s text:c="4"/>);</text:p>
      <text:p text:style-name="P1"><text:s/>16 </text:p>
      <text:p text:style-name="Preformatted_20_Text"><text:span text:style-name="T2"><text:s/>17 </text:span>}</text:p>
      <text:p text:style-name="P2">~ <text:s text:c="78"/></text:p>
      <text:p text:style-name="P2">~ <text:s text:c="78"/></text:p>
      <text:p text:style-name="P2">~ <text:s text:c="78"/></text:p>
      <text:p text:style-name="P13">"Example5_5_4.c" 17L, 311C <text:s text:c="35"/>1,1 <text:s text:c="9"/>全部</text:p>
      <text:p text:style-name="Text_20_body">结果</text:p>
      <text:p text:style-name="P57"><text:span text:style-name="T10">➜ <text:s/></text:span><text:span text:style-name="T12">IO</text:span> ./Example5_5_4 <text:s text:c="25"/></text:p>
      <text:p text:style-name="Preformatted_20_Text">time() = 1585986334</text:p>
      <text:p text:style-name="P13">mktime(localtime(time<text:span text:style-name="T27">()</text:span>)) = 1585986334</text:p>
      <text:p text:style-name="Text_20_body">18、取得当前时间</text:p>
      <text:p text:style-name="P58"><text:span text:style-name="T2"><text:s text:c="2"/>1 </text:span><text:span text:style-name="T4">#include</text:span><text:span text:style-name="T6">&lt;stdio.h&gt;</text:span></text:p>
      <text:p text:style-name="Preformatted_20_Text"><text:span text:style-name="T2"><text:s text:c="2"/>2 </text:span><text:span text:style-name="T4">#include</text:span><text:span text:style-name="T6">&lt;sys/time.h&gt;</text:span></text:p>
      <text:p text:style-name="Preformatted_20_Text"><text:span text:style-name="T2"><text:s text:c="2"/>3 </text:span><text:span text:style-name="T4">#include</text:span><text:span text:style-name="T6">&lt;unistd.h&gt;</text:span></text:p>
      <text:p text:style-name="P1"><text:s text:c="2"/>4 </text:p>
      <text:p text:style-name="Preformatted_20_Text"><text:span text:style-name="T2"><text:s text:c="2"/>5 </text:span><text:span text:style-name="T9">int</text:span> main()</text:p>
      <text:p text:style-name="Preformatted_20_Text"><text:span text:style-name="T2"><text:s text:c="2"/>6 </text:span>{</text:p>
      <text:p text:style-name="Preformatted_20_Text"><text:span text:style-name="T2"><text:s text:c="2"/>7 </text:span><text:s text:c="4"/><text:span text:style-name="T9">struct</text:span> timeval tv;</text:p>
      <text:p text:style-name="Preformatted_20_Text"><text:span text:style-name="T2"><text:s text:c="2"/>8 </text:span><text:s text:c="4"/><text:span text:style-name="T9">struct</text:span> timezone tz;</text:p>
      <text:p text:style-name="Preformatted_20_Text"><text:soft-page-break/><text:span text:style-name="T2"><text:s text:c="2"/>9 </text:span><text:s text:c="4"/>gettimeofday(&amp;tv, &amp;tz);</text:p>
      <text:p text:style-name="Preformatted_20_Text"><text:span text:style-name="T2"><text:s/>10 </text:span><text:s text:c="4"/>printf(<text:span text:style-name="T6">"tv_sec; </text:span><text:span text:style-name="T4">%jd\n</text:span><text:span text:style-name="T6">"</text:span>, tv.tv_sec);</text:p>
      <text:p text:style-name="Preformatted_20_Text"><text:span text:style-name="T2"><text:s/>11 </text:span><text:s text:c="4"/>printf(<text:span text:style-name="T6">"tv_usec; </text:span><text:span text:style-name="T4">%jd\n</text:span><text:span text:style-name="T6">"</text:span>, tv.tv_usec);</text:p>
      <text:p text:style-name="Preformatted_20_Text"><text:span text:style-name="T2"><text:s/>12 </text:span><text:s text:c="4"/>printf(<text:span text:style-name="T6">"tz_minuteswest; </text:span><text:span text:style-name="T4">%d\n</text:span><text:span text:style-name="T6">"</text:span>, tz.tz_minuteswest);</text:p>
      <text:p text:style-name="Preformatted_20_Text"><text:span text:style-name="T2"><text:s/>13 </text:span><text:s text:c="4"/>printf(<text:span text:style-name="T6">"tz_dsttime, </text:span><text:span text:style-name="T4">%d\n</text:span><text:span text:style-name="T6">"</text:span>, tz.tz_dsttime);</text:p>
      <text:p text:style-name="Preformatted_20_Text"><text:span text:style-name="T2"><text:s/>14 </text:span>}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13">"Example5_5_6.c" 14L, 333C <text:s text:c="35"/>1,1 <text:s text:c="9"/>全部</text:p>
      <text:p text:style-name="Text_20_body">结果</text:p>
      <text:p text:style-name="Preformatted_20_Text"><text:span text:style-name="T10">➜ <text:s/></text:span><text:span text:style-name="T12">IO</text:span> ./Example5_5_6 <text:s text:c="25"/></text:p>
      <text:p text:style-name="Preformatted_20_Text">tv_sec; 1585986611</text:p>
      <text:p text:style-name="Preformatted_20_Text">tv_usec; 52281</text:p>
      <text:p text:style-name="Preformatted_20_Text">tz_minuteswest; -480</text:p>
      <text:p text:style-name="P13">tz_dsttime, 0</text:p>
      <text:p text:style-name="P36">19、asctime</text:p>
      <text:p text:style-name="P59"><text:span text:style-name="T2"><text:s text:c="2"/>1 </text:span><text:span text:style-name="T4">#include </text:span><text:span text:style-name="T6">&lt;time.h&gt;</text:span></text:p>
      <text:p text:style-name="Preformatted_20_Text"><text:span text:style-name="T2"><text:s text:c="2"/>2 </text:span><text:span text:style-name="T4">#include </text:span><text:span text:style-name="T6">&lt;stdio.h&gt;</text:span></text:p>
      <text:p text:style-name="P1"><text:s text:c="2"/>3 </text:p>
      <text:p text:style-name="Preformatted_20_Text"><text:span text:style-name="T2"><text:s text:c="2"/>4 </text:span><text:span text:style-name="T9">int</text:span> main() {</text:p>
      <text:p text:style-name="Preformatted_20_Text"><text:span text:style-name="T2"><text:s text:c="2"/>5 </text:span><text:s text:c="4"/><text:span text:style-name="T9">time_t</text:span> epoch;</text:p>
      <text:p text:style-name="Preformatted_20_Text"><text:span text:style-name="T2"><text:s text:c="2"/>6 </text:span><text:s text:c="4"/>time(&amp;epoch);</text:p>
      <text:p text:style-name="P1"><text:s text:c="2"/>7 </text:p>
      <text:p text:style-name="Preformatted_20_Text"><text:span text:style-name="T2"><text:s text:c="2"/>8 </text:span><text:s text:c="4"/>printf(<text:span text:style-name="T6">"</text:span><text:span text:style-name="T4">%s</text:span><text:span text:style-name="T6">"</text:span>, asctime(gmtime(&amp;epoch)));</text:p>
      <text:p text:style-name="Preformatted_20_Text"><text:span text:style-name="T2"><text:s text:c="2"/>9 </text:span>}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13">"Example5_5_7.c" 9L, 133C <text:s text:c="36"/>1,1 <text:s text:c="9"/>全部</text:p>
      <text:p text:style-name="P36">结果</text:p>
      <text:p text:style-name="P59"><text:span text:style-name="T10">➜ <text:s/></text:span><text:span text:style-name="T12">IO</text:span> ./Example5_5_7 <text:s text:c="3"/></text:p>
      <text:p text:style-name="Preformatted_20_Text">Sat Apr <text:s/>4 07:55:21 2020</text:p>
      <text:p text:style-name="P13"><text:span text:style-name="T10">➜ <text:s/></text:span><text:span text:style-name="T12">IO</text:span> </text:p>
      <text:p text:style-name="P36">20、UTC与本地时间</text:p>
      <text:p text:style-name="P59"><text:span text:style-name="T2"><text:s text:c="2"/>1 </text:span><text:span text:style-name="T4">#include </text:span><text:span text:style-name="T6">&lt;time.h&gt;</text:span></text:p>
      <text:p text:style-name="Preformatted_20_Text"><text:span text:style-name="T2"><text:s text:c="2"/>2 </text:span><text:span text:style-name="T4">#include </text:span><text:span text:style-name="T6">&lt;stdio.h&gt;</text:span></text:p>
      <text:p text:style-name="Preformatted_20_Text"><text:span text:style-name="T2"><text:s text:c="2"/>3 </text:span><text:span text:style-name="T9">int</text:span> main(<text:span text:style-name="T9">void</text:span>)</text:p>
      <text:p text:style-name="Preformatted_20_Text"><text:span text:style-name="T2"><text:s text:c="2"/>4 </text:span>{</text:p>
      <text:p text:style-name="Preformatted_20_Text"><text:span text:style-name="T2"><text:s text:c="2"/>5 </text:span><text:s text:c="4"/><text:span text:style-name="T9">struct</text:span> tm *local;</text:p>
      <text:p text:style-name="Preformatted_20_Text"><text:span text:style-name="T2"><text:s text:c="2"/>6 </text:span><text:s text:c="4"/><text:span text:style-name="T9">time_t</text:span> t;</text:p>
      <text:p text:style-name="Preformatted_20_Text"><text:soft-page-break/><text:span text:style-name="T2"><text:s text:c="2"/>7 </text:span><text:span text:style-name="T17">/* 获取日历时间 */</text:span></text:p>
      <text:p text:style-name="Preformatted_20_Text"><text:span text:style-name="T2"><text:s text:c="2"/>8 </text:span><text:s text:c="4"/>t = time(<text:span text:style-name="T6">NULL</text:span>);</text:p>
      <text:p text:style-name="Preformatted_20_Text"><text:span text:style-name="T2"><text:s text:c="2"/>9 </text:span><text:span text:style-name="T17">/* 将日历时间转化为本地时间 */</text:span></text:p>
      <text:p text:style-name="Preformatted_20_Text"><text:span text:style-name="T2"><text:s/>10 </text:span><text:s text:c="4"/>local = localtime(&amp;t);</text:p>
      <text:p text:style-name="Preformatted_20_Text"><text:span text:style-name="T2"><text:s/>11 </text:span><text:span text:style-name="T17">/*打印当前的小时值*/</text:span></text:p>
      <text:p text:style-name="Preformatted_20_Text"><text:span text:style-name="T2"><text:s/>12 </text:span><text:s text:c="4"/>printf(<text:span text:style-name="T6">"Local hour is: </text:span><text:span text:style-name="T4">%+d\n</text:span><text:span text:style-name="T6">"</text:span>, local-&gt;tm_hour);</text:p>
      <text:p text:style-name="Preformatted_20_Text"><text:span text:style-name="T2"><text:s/>13 </text:span><text:span text:style-name="T17">/* 将日历时间转化为格林威治时间 */</text:span></text:p>
      <text:p text:style-name="Preformatted_20_Text"><text:span text:style-name="T2"><text:s/>14 </text:span><text:s text:c="4"/>local = gmtime(&amp;t);</text:p>
      <text:p text:style-name="Preformatted_20_Text"><text:span text:style-name="T2"><text:s/>15 </text:span><text:s text:c="4"/>printf(<text:span text:style-name="T6">"UTC hour is: </text:span><text:span text:style-name="T4">%+d\n</text:span><text:span text:style-name="T6">"</text:span>, local-&gt;tm_hour);</text:p>
      <text:p text:style-name="Preformatted_20_Text"><text:span text:style-name="T2"><text:s/>16 </text:span><text:s text:c="4"/><text:span text:style-name="T2">return</text:span> <text:span text:style-name="T6">0</text:span>;</text:p>
      <text:p text:style-name="Preformatted_20_Text"><text:span text:style-name="T2"><text:s/>17 </text:span>}</text:p>
      <text:p text:style-name="P2">~ <text:s text:c="78"/></text:p>
      <text:p text:style-name="P2">~ <text:s text:c="78"/></text:p>
      <text:p text:style-name="P2">~ <text:s text:c="78"/></text:p>
      <text:p text:style-name="P13">"Example5_5_8.c" 17L, 425C <text:s text:c="35"/>7,1 <text:s text:c="9"/>全部</text:p>
      <text:p text:style-name="P36">结果</text:p>
      <text:p text:style-name="P59"><text:span text:style-name="T10">➜ <text:s/></text:span><text:span text:style-name="T12">IO</text:span> ./Example5_5_8 </text:p>
      <text:p text:style-name="Preformatted_20_Text">Local hour is: +15</text:p>
      <text:p text:style-name="P13">UTC hour is: +7</text:p>
      <text:h text:style-name="P40" text:outline-level="1">习题与练习</text:h>
      <text:p text:style-name="P38">(1)文件 I/O 编程指的是什么,可以用那些方法实现?</text:p>
      <text:p text:style-name="P38">文件I/O指的是文件的输入与输出，可以用C标准库或直接使用Linux系统调用等方法实现。</text:p>
      <text:p text:style-name="P38">(2)基于 C 语言的库函数文件编程和基于 Linux 的系统的文件编程区别是什么?</text:p>
      <text:p text:style-name="P38">事实上，使用库函数的调用最终也会去调用Linux的系统调用，使用标准库可以我们的程序可以被移植到其他支持标准C的系统上去。Linux系统调用则是直接与内核互动，可能随内核版本的不同而改变。</text:p>
      <text:p text:style-name="P38">(3)什么是标准时间,什么是日历时间?</text:p>
      <text:p text:style-name="P38">UTC<text:span text:style-name="T28">(世界协调时间)是最主要的世界时间标准，以原子钟为基准，</text:span><text:span text:style-name="T29">接近于</text:span><text:span text:style-name="T28">格林威治标准时间，</text:span></text:p>
      <text:p text:style-name="P38">（书上是错的，UTC与GMT不等同）</text:p>
      <text:p text:style-name="P38">Linux的日历时间是指从Epoch time（<text:span text:style-name="T28">1970年1月1日0时</text:span>）经过的秒数。</text:p>
      <text:p text:style-name="P38">(4)编写写入数据程序,将一串字符串 a~f 写入到/tmp/test.txt 中。</text:p>
      <text:p text:style-name="P61"><text:span text:style-name="T2"><text:s text:c="2"/>1 </text:span><text:span text:style-name="T4">#include </text:span><text:span text:style-name="T6">&lt;sys/types.h&gt;</text:span></text:p>
      <text:p text:style-name="Preformatted_20_Text"><text:span text:style-name="T2"><text:s text:c="2"/>2 </text:span><text:span text:style-name="T4">#include </text:span><text:span text:style-name="T6">&lt;sys/stat.h&gt;</text:span></text:p>
      <text:p text:style-name="Preformatted_20_Text"><text:span text:style-name="T2"><text:s text:c="2"/>3 </text:span><text:span text:style-name="T4">#include </text:span><text:span text:style-name="T6">&lt;fcntl.h&gt;</text:span></text:p>
      <text:p text:style-name="Preformatted_20_Text"><text:span text:style-name="T2"><text:s text:c="2"/>4 </text:span><text:span text:style-name="T4">#include </text:span><text:span text:style-name="T6">&lt;unistd.h&gt;</text:span></text:p>
      <text:p text:style-name="P1"><text:s text:c="2"/>5 </text:p>
      <text:p text:style-name="Preformatted_20_Text"><text:span text:style-name="T2"><text:s text:c="2"/>6 </text:span><text:span text:style-name="T9">int</text:span> main () {</text:p>
      <text:p text:style-name="Preformatted_20_Text"><text:span text:style-name="T2"><text:s text:c="2"/>7 </text:span><text:s text:c="4"/><text:span text:style-name="T9">int</text:span> fd = open(<text:span text:style-name="T6">"/tmp/test.txt"</text:span>, O_CREAT|O_WRONLY, <text:span text:style-name="T4">0</text:span><text:span text:style-name="T6">644</text:span>);</text:p>
      <text:p text:style-name="Preformatted_20_Text"><text:span text:style-name="T2"><text:s text:c="2"/>8 </text:span><text:s text:c="4"/><text:span text:style-name="T2">if</text:span> (fd &lt; <text:span text:style-name="T6">0</text:span>)</text:p>
      <text:p text:style-name="Preformatted_20_Text"><text:span text:style-name="T2"><text:s text:c="2"/>9 </text:span><text:s text:c="8"/><text:span text:style-name="T2">return</text:span> -<text:span text:style-name="T6">1</text:span>;</text:p>
      <text:p text:style-name="P1"><text:s/>10 </text:p>
      <text:p text:style-name="Preformatted_20_Text"><text:span text:style-name="T2"><text:s/>11 </text:span><text:s text:c="4"/>write(fd, <text:span text:style-name="T6">"abcdef"</text:span>, <text:span text:style-name="T6">6</text:span>);</text:p>
      <text:p text:style-name="Preformatted_20_Text"><text:span text:style-name="T2"><text:s/>12 </text:span><text:s text:c="4"/>close(fd);</text:p>
      <text:p text:style-name="Preformatted_20_Text"><text:span text:style-name="T2"><text:s/>13 </text:span><text:s text:c="4"/><text:span text:style-name="T2">return</text:span> <text:span text:style-name="T6">0</text:span>;</text:p>
      <text:p text:style-name="Preformatted_20_Text"><text:span text:style-name="T2"><text:s/>14 </text:span>}</text:p>
      <text:p text:style-name="P2"><text:soft-page-break/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2">~ <text:s text:c="78"/></text:p>
      <text:p text:style-name="P13">"Assignment4.c" 14L, 254C <text:s text:c="36"/>1,1 <text:s text:c="9"/>全部</text:p>
      <text:p text:style-name="P39">结果</text:p>
      <text:p text:style-name="P61"><text:span text:style-name="T10">➜ <text:s/></text:span><text:span text:style-name="T12">IO</text:span> ./Assignment4 <text:s text:c="2"/></text:p>
      <text:p text:style-name="Preformatted_20_Text"><text:span text:style-name="T10">➜ <text:s/></text:span><text:span text:style-name="T12">IO</text:span> cat /tmp/test.txt <text:s text:c="9"/></text:p>
      <text:p text:style-name="P13">abcdef<text:span text:style-name="T25">%</text:span> <text:s text:c="13"/></text:p>
      <text:p text:style-name="P38">(5)编写读取文件程序,将/tmp/test.txt 中内容读出。</text:p>
      <text:p text:style-name="P61"><text:span text:style-name="T2"><text:s text:c="2"/>1 </text:span><text:span text:style-name="T4">#include </text:span><text:span text:style-name="T6">&lt;sys/types.h&gt;</text:span></text:p>
      <text:p text:style-name="Preformatted_20_Text"><text:span text:style-name="T2"><text:s text:c="2"/>2 </text:span><text:span text:style-name="T4">#include </text:span><text:span text:style-name="T6">&lt;sys/stat.h&gt;</text:span></text:p>
      <text:p text:style-name="Preformatted_20_Text"><text:span text:style-name="T2"><text:s text:c="2"/>3 </text:span><text:span text:style-name="T4">#include </text:span><text:span text:style-name="T6">&lt;fcntl.h&gt;</text:span></text:p>
      <text:p text:style-name="Preformatted_20_Text"><text:span text:style-name="T2"><text:s text:c="2"/>4 </text:span><text:span text:style-name="T4">#include </text:span><text:span text:style-name="T6">&lt;unistd.h&gt;</text:span></text:p>
      <text:p text:style-name="P1"><text:s text:c="2"/>5 </text:p>
      <text:p text:style-name="Preformatted_20_Text"><text:span text:style-name="T2"><text:s text:c="2"/>6 </text:span><text:span text:style-name="T9">int</text:span> main () {</text:p>
      <text:p text:style-name="Preformatted_20_Text"><text:span text:style-name="T2"><text:s text:c="2"/>7 </text:span><text:s text:c="4"/><text:span text:style-name="T9">int</text:span> fd = open(<text:span text:style-name="T6">"/tmp/test.txt"</text:span>, O_RDONLY);</text:p>
      <text:p text:style-name="Preformatted_20_Text"><text:span text:style-name="T2"><text:s text:c="2"/>8 </text:span><text:s text:c="4"/><text:span text:style-name="T2">if</text:span> (fd &lt; <text:span text:style-name="T6">0</text:span>)</text:p>
      <text:p text:style-name="Preformatted_20_Text"><text:span text:style-name="T2"><text:s text:c="2"/>9 </text:span><text:s text:c="8"/><text:span text:style-name="T2">return</text:span> -<text:span text:style-name="T6">1</text:span>;</text:p>
      <text:p text:style-name="P1"><text:s/>10 </text:p>
      <text:p text:style-name="Preformatted_20_Text"><text:span text:style-name="T2"><text:s/>11 </text:span><text:s text:c="4"/><text:span text:style-name="T9">char</text:span> buf[<text:span text:style-name="T6">1024</text:span>];</text:p>
      <text:p text:style-name="Preformatted_20_Text"><text:span text:style-name="T2"><text:s/>12 </text:span><text:s text:c="4"/><text:span text:style-name="T9">char</text:span> len = <text:span text:style-name="T6">0</text:span>;</text:p>
      <text:p text:style-name="Preformatted_20_Text"><text:span text:style-name="T2"><text:s/>13 </text:span><text:s text:c="4"/><text:span text:style-name="T2">while</text:span> ((len = read(fd, buf, <text:span text:style-name="T6">1024</text:span>))){</text:p>
      <text:p text:style-name="Preformatted_20_Text"><text:span text:style-name="T2"><text:s/>14 </text:span><text:s text:c="8"/>write(STDOUT_FILENO, buf, len);</text:p>
      <text:p text:style-name="Preformatted_20_Text"><text:span text:style-name="T2"><text:s/>15 </text:span><text:s text:c="4"/>}</text:p>
      <text:p text:style-name="Preformatted_20_Text"><text:span text:style-name="T2"><text:s/>16 </text:span><text:s text:c="4"/><text:span text:style-name="T2">return</text:span> <text:span text:style-name="T6">0</text:span>;</text:p>
      <text:p text:style-name="Preformatted_20_Text"><text:span text:style-name="T2"><text:s/>17 </text:span>}</text:p>
      <text:p text:style-name="P2">~ <text:s text:c="78"/></text:p>
      <text:p text:style-name="P2">~ <text:s text:c="78"/></text:p>
      <text:p text:style-name="P13">"Assignment5.c" 17L, 326C <text:s text:c="36"/>1,1 <text:s text:c="9"/>全部</text:p>
      <text:p text:style-name="P38"/>
      <text:p text:style-name="P39">结果</text:p>
      <text:p text:style-name="P62"><text:span text:style-name="T10">➜ <text:s/></text:span><text:span text:style-name="T12">IO</text:span> ./Assignment5</text:p>
      <text:p text:style-name="P13">abcdef<text:span text:style-name="T25">%</text:span> <text:s text:c="5"/></text:p>
      <text:p text:style-name="P38">(6)编写时间转换程序,将当前时间转换为格林威治时间。</text:p>
      <text:p text:style-name="P60"><text:span text:style-name="T2"><text:s text:c="2"/>1 </text:span><text:span text:style-name="T4">#include </text:span><text:span text:style-name="T6">&lt;time.h&gt;</text:span></text:p>
      <text:p text:style-name="P63"><text:span text:style-name="T2"><text:s text:c="2"/>2 </text:span><text:span text:style-name="T4">#include </text:span><text:span text:style-name="T6">&lt;stdio.h&gt;</text:span></text:p>
      <text:p text:style-name="P54"><text:s text:c="2"/>3 </text:p>
      <text:p text:style-name="P63"><text:span text:style-name="T2"><text:s text:c="2"/>4 </text:span><text:span text:style-name="T9">int</text:span> main() {</text:p>
      <text:p text:style-name="P63"><text:span text:style-name="T2"><text:s text:c="2"/>5 </text:span><text:s text:c="4"/><text:span text:style-name="T9">time_t</text:span> epoch;</text:p>
      <text:p text:style-name="P63"><text:span text:style-name="T2"><text:s text:c="2"/>6 </text:span><text:s text:c="4"/>time(&amp;epoch);</text:p>
      <text:p text:style-name="P54"><text:s text:c="2"/>7 </text:p>
      <text:p text:style-name="P63"><text:span text:style-name="T2"><text:s text:c="2"/>8 </text:span><text:s text:c="4"/>printf(<text:span text:style-name="T6">"</text:span><text:span text:style-name="T4">%s</text:span><text:span text:style-name="T6">"</text:span>, asctime(gmtime(&amp;epoch)));</text:p>
      <text:p text:style-name="P63"><text:span text:style-name="T2"><text:s text:c="2"/>9 </text:span>}</text:p>
      <text:p text:style-name="P46">~ <text:s text:c="78"/></text:p>
      <text:p text:style-name="P46">~ <text:s text:c="78"/></text:p>
      <text:p text:style-name="P46">~ <text:s text:c="78"/></text:p>
      <text:p text:style-name="P46">~ <text:s text:c="78"/></text:p>
      <text:p text:style-name="P46"><text:soft-page-break/>~ <text:s text:c="78"/></text:p>
      <text:p text:style-name="P46">~ <text:s text:c="78"/></text:p>
      <text:p text:style-name="P46">~ <text:s text:c="78"/></text:p>
      <text:p text:style-name="P46">~ <text:s text:c="78"/></text:p>
      <text:p text:style-name="P46">~ <text:s text:c="78"/></text:p>
      <text:p text:style-name="P46">~ <text:s text:c="78"/></text:p>
      <text:p text:style-name="P46">~ <text:s text:c="78"/></text:p>
      <text:p text:style-name="P43">"Example5_5_7.c" 9L, 133C <text:s text:c="36"/>1,1 <text:s text:c="9"/>全部</text:p>
      <text:p text:style-name="P37">结果</text:p>
      <text:p text:style-name="P60"><text:span text:style-name="T10">➜ <text:s/></text:span><text:span text:style-name="T12">IO</text:span> ./Example5_5_7 <text:s text:c="3"/></text:p>
      <text:p text:style-name="P63">Sat Apr <text:s/>4 07:55:21 2020</text:p>
      <text:p text:style-name="P43"><text:span text:style-name="T10">➜ <text:s/></text:span><text:span text:style-name="T12">IO</text:span> </text:p>
      <text:p text:style-name="P63"><text:span text:style-name="T6"/></text:p>
      <text:p text:style-name="P38">(7)使用 creat 函数创建一个文件,当没有文件名输入时,提示用户输入一个文件名。</text:p>
      <text:p text:style-name="P61"><text:span text:style-name="T2"><text:s text:c="2"/>1 </text:span><text:span text:style-name="T4">#include </text:span><text:span text:style-name="T6">&lt;unistd.h&gt;</text:span></text:p>
      <text:p text:style-name="Preformatted_20_Text"><text:span text:style-name="T2"><text:s text:c="2"/>2 </text:span><text:span text:style-name="T4">#include </text:span><text:span text:style-name="T6">&lt;sys/types.h&gt;</text:span></text:p>
      <text:p text:style-name="Preformatted_20_Text"><text:span text:style-name="T2"><text:s text:c="2"/>3 </text:span><text:span text:style-name="T4">#include </text:span><text:span text:style-name="T6">&lt;sys/stat.h&gt;</text:span></text:p>
      <text:p text:style-name="Preformatted_20_Text"><text:span text:style-name="T2"><text:s text:c="2"/>4 </text:span><text:span text:style-name="T4">#include </text:span><text:span text:style-name="T6">&lt;fcntl.h&gt;</text:span></text:p>
      <text:p text:style-name="Preformatted_20_Text"><text:span text:style-name="T2"><text:s text:c="2"/>5 </text:span><text:span text:style-name="T4">#include </text:span><text:span text:style-name="T6">&lt;stdio.h&gt;</text:span></text:p>
      <text:p text:style-name="Preformatted_20_Text"><text:span text:style-name="T2"><text:s text:c="2"/>6 </text:span><text:span text:style-name="T4">#include </text:span><text:span text:style-name="T6">&lt;string.h&gt;</text:span></text:p>
      <text:p text:style-name="P1"><text:s text:c="2"/>7 </text:p>
      <text:p text:style-name="Preformatted_20_Text"><text:span text:style-name="T2"><text:s text:c="2"/>8 </text:span><text:span text:style-name="T9">int</text:span> main (<text:span text:style-name="T9">int</text:span> argc, <text:span text:style-name="T9">char</text:span> *argv[]) {</text:p>
      <text:p text:style-name="Preformatted_20_Text"><text:span text:style-name="T2"><text:s text:c="2"/>9 </text:span><text:s text:c="4"/><text:span text:style-name="T9">char</text:span> filename[<text:span text:style-name="T6">256</text:span>];</text:p>
      <text:p text:style-name="Preformatted_20_Text"><text:span text:style-name="T2"><text:s/>10 </text:span><text:s text:c="4"/><text:span text:style-name="T9">int</text:span> fd;</text:p>
      <text:p text:style-name="Preformatted_20_Text"><text:span text:style-name="T2"><text:s/>11 </text:span><text:s text:c="4"/><text:span text:style-name="T9">int</text:span> i;</text:p>
      <text:p text:style-name="Preformatted_20_Text"><text:span text:style-name="T2"><text:s/>12 </text:span><text:s text:c="4"/><text:span text:style-name="T2">if</text:span> (argc &lt; <text:span text:style-name="T6">2</text:span>){</text:p>
      <text:p text:style-name="Preformatted_20_Text"><text:span text:style-name="T2"><text:s/>13 </text:span><text:s text:c="8"/>printf(<text:span text:style-name="T6">"Filename Required:&gt; "</text:span>);</text:p>
      <text:p text:style-name="Preformatted_20_Text"><text:span text:style-name="T2"><text:s/>14 </text:span><text:s text:c="8"/>fgets(filename, <text:span text:style-name="T6">256</text:span>, <text:span text:style-name="T6">stdin</text:span>);</text:p>
      <text:p text:style-name="Preformatted_20_Text"><text:span text:style-name="T2"><text:s/>15 </text:span><text:s text:c="8"/>filename[strlen(filename) - <text:span text:style-name="T6">1</text:span>] = <text:span text:style-name="T4">‘\0‘</text:span>; <text:span text:style-name="T17">//remove the ‘\n‘</text:span></text:p>
      <text:p text:style-name="Preformatted_20_Text"><text:span text:style-name="T2"><text:s/>16 </text:span><text:s text:c="8"/><text:span text:style-name="T2">if</text:span> ((fd = creat(filename, <text:span text:style-name="T4">0</text:span><text:span text:style-name="T6">644</text:span>)) &lt; <text:span text:style-name="T6">0</text:span>){</text:p>
      <text:p text:style-name="Preformatted_20_Text"><text:span text:style-name="T2"><text:s/>17 </text:span><text:s text:c="12"/>perror(<text:span text:style-name="T6">"creat"</text:span>);</text:p>
      <text:p text:style-name="Preformatted_20_Text"><text:span text:style-name="T2"><text:s/>18 </text:span><text:s text:c="12"/><text:span text:style-name="T2">return</text:span> -<text:span text:style-name="T6">1</text:span>;</text:p>
      <text:p text:style-name="Preformatted_20_Text"><text:span text:style-name="T2"><text:s/>19 </text:span><text:s text:c="8"/>}</text:p>
      <text:p text:style-name="Preformatted_20_Text"><text:span text:style-name="T2"><text:s/>20 </text:span><text:s text:c="8"/><text:span text:style-name="T2">else</text:span> {</text:p>
      <text:p text:style-name="Preformatted_20_Text"><text:span text:style-name="T2"><text:s/>21 </text:span><text:s text:c="12"/>close(fd);</text:p>
      <text:p text:style-name="Preformatted_20_Text"><text:span text:style-name="T2"><text:s/>22 </text:span><text:s text:c="8"/>}</text:p>
      <text:p text:style-name="Preformatted_20_Text"><text:span text:style-name="T2"><text:s/>23 </text:span><text:s text:c="4"/>}</text:p>
      <text:p text:style-name="P1"><text:s/>24 </text:p>
      <text:p text:style-name="Preformatted_20_Text"><text:span text:style-name="T2"><text:s/>25 </text:span><text:s text:c="4"/><text:span text:style-name="T2">for</text:span> (i = <text:span text:style-name="T6">1</text:span>; i &lt; argc; ++ i){</text:p>
      <text:p text:style-name="Preformatted_20_Text"><text:span text:style-name="T2"><text:s/>26 </text:span><text:s text:c="8"/><text:span text:style-name="T2">if</text:span> ((fd = creat(argv[i], <text:span text:style-name="T4">0</text:span><text:span text:style-name="T6">644</text:span>)) &lt; <text:span text:style-name="T6">0</text:span>){</text:p>
      <text:p text:style-name="Preformatted_20_Text"><text:span text:style-name="T2"><text:s/>27 </text:span><text:s text:c="12"/>perror(<text:span text:style-name="T6">"creat"</text:span>);</text:p>
      <text:p text:style-name="Preformatted_20_Text"><text:span text:style-name="T2"><text:s/>28 </text:span><text:s text:c="12"/><text:span text:style-name="T2">return</text:span> -<text:span text:style-name="T6">1</text:span>;</text:p>
      <text:p text:style-name="Preformatted_20_Text"><text:span text:style-name="T2"><text:s/>29 </text:span><text:s text:c="8"/>}</text:p>
      <text:p text:style-name="Preformatted_20_Text"><text:span text:style-name="T2"><text:s/>30 </text:span><text:s text:c="8"/><text:span text:style-name="T2">else</text:span> {</text:p>
      <text:p text:style-name="Preformatted_20_Text"><text:span text:style-name="T2"><text:s/>31 </text:span><text:s text:c="12"/>close(fd);</text:p>
      <text:p text:style-name="Preformatted_20_Text"><text:span text:style-name="T2"><text:s/>32 </text:span><text:s text:c="8"/>}</text:p>
      <text:p text:style-name="Preformatted_20_Text"><text:span text:style-name="T2"><text:s/>33 </text:span><text:s text:c="4"/>}</text:p>
      <text:p text:style-name="P1"><text:s/>34 </text:p>
      <text:p text:style-name="Preformatted_20_Text"><text:span text:style-name="T2"><text:s/>35 </text:span><text:s text:c="4"/><text:span text:style-name="T2">return</text:span> <text:span text:style-name="T6">0</text:span>;</text:p>
      <text:p text:style-name="P13"><text:span text:style-name="T2"><text:s/>36 </text:span>}</text:p>
      <text:p text:style-name="P38"/>
      <text:p text:style-name="P38">结果</text:p>
      <text:p text:style-name="P61"><text:soft-page-break/><text:span text:style-name="T10">➜ <text:s/></text:span><text:span text:style-name="T12">IO</text:span> ls | grep .txt <text:s text:c="26"/></text:p>
      <text:p text:style-name="Preformatted_20_Text"><text:span text:style-name="T14">➜ <text:s/></text:span><text:span text:style-name="T12">IO</text:span> ./Assignment7 a_file.txt another_file.txt</text:p>
      <text:p text:style-name="Preformatted_20_Text"><text:span text:style-name="T10">➜ <text:s/></text:span><text:span text:style-name="T12">IO</text:span> ls | grep .txt <text:s text:c="26"/></text:p>
      <text:p text:style-name="Preformatted_20_Text">a_file<text:span text:style-name="T15">.txt</text:span></text:p>
      <text:p text:style-name="Preformatted_20_Text">another_file<text:span text:style-name="T15">.txt</text:span></text:p>
      <text:p text:style-name="Preformatted_20_Text"><text:span text:style-name="T10">➜ <text:s/></text:span><text:span text:style-name="T12">IO</text:span> ./Assignment7 <text:s text:c="27"/></text:p>
      <text:p text:style-name="Preformatted_20_Text">Filename Required:&gt; a_new_file.txt</text:p>
      <text:p text:style-name="Preformatted_20_Text"><text:span text:style-name="T10">➜ <text:s/></text:span><text:span text:style-name="T12">IO</text:span> ls | grep .txt <text:s text:c="26"/></text:p>
      <text:p text:style-name="Preformatted_20_Text">a_file<text:span text:style-name="T15">.txt</text:span></text:p>
      <text:p text:style-name="Preformatted_20_Text">a_new_file<text:span text:style-name="T15">.txt</text:span></text:p>
      <text:p text:style-name="Preformatted_20_Text">another_file<text:span text:style-name="T15">.txt</text:span></text:p>
      <text:p text:style-name="P13"><text:span text:style-name="T10">➜ <text:s/></text:span><text:span text:style-name="T12">IO</text:span> 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59:02.869403505</meta:creation-date>
    <dc:date>2020-04-04T16:40:06.139816966</dc:date>
    <meta:editing-duration>PT3H25M30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1" meta:paragraph-count="1040" meta:word-count="3923" meta:character-count="32063" meta:non-whitespace-character-count="16892"/>
  </office:meta>
</office:document-meta>
</file>